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54mm"/>
    </style:style>
    <style:style style:name="co2" style:family="table-column">
      <style:table-column-properties fo:break-before="auto" style:column-width="51.54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46.37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12.33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Últimos Pagamentos do Ente Devedor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Comum:</text:p>
          </table:table-cell>
          <table:table-cell office:value-type="string" calcext:value-type="string">
            <text:p>2015.04199-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Idoso:</text:p>
          </table:table-cell>
          <table:table-cell office:value-type="string" calcext:value-type="string">
            <text:p>2019.04822-6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7/2019</text:p>
            <text:p>15:46:45</text:p>
          </table:table-cell>
          <table:table-cell office:value-type="string" calcext:value-type="string">
            <text:p>2019.0488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82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.051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7/2019</text:p>
            <text:p>16:52:36</text:p>
          </table:table-cell>
          <table:table-cell office:value-type="string" calcext:value-type="string">
            <text:p>2019.0489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4176-</text:p>
            <text:p>4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.67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7/2019</text:p>
            <text:p>18:21:45</text:p>
          </table:table-cell>
          <table:table-cell office:value-type="string" calcext:value-type="string">
            <text:p>2019.0492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0140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0.66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7/2019</text:p>
            <text:p>18:21:47</text:p>
          </table:table-cell>
          <table:table-cell office:value-type="string" calcext:value-type="string">
            <text:p>2019.0490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0140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.90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7/2019</text:p>
            <text:p>14:45:14</text:p>
          </table:table-cell>
          <table:table-cell office:value-type="string" calcext:value-type="string">
            <text:p>2019.0489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6457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5.841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7/2019</text:p>
            <text:p>14:45:16</text:p>
          </table:table-cell>
          <table:table-cell office:value-type="string" calcext:value-type="string">
            <text:p>2019.0491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8780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6.724,9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7/2019</text:p>
            <text:p>14:45:19</text:p>
          </table:table-cell>
          <table:table-cell office:value-type="string" calcext:value-type="string">
            <text:p>2019.0490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1779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.837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7/2019</text:p>
            <text:p>14:45:21</text:p>
          </table:table-cell>
          <table:table-cell office:value-type="string" calcext:value-type="string">
            <text:p>2019.0492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1779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8.497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7/2019</text:p>
            <text:p>17:09:00</text:p>
          </table:table-cell>
          <table:table-cell office:value-type="string" calcext:value-type="string">
            <text:p>2019.0490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671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7.88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7/2019</text:p>
            <text:p>17:09:07</text:p>
          </table:table-cell>
          <table:table-cell office:value-type="string" calcext:value-type="string">
            <text:p>2019.0491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0688-</text:p>
            <text:p>3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.080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7/2019</text:p>
            <text:p>17:20:00</text:p>
          </table:table-cell>
          <table:table-cell office:value-type="string" calcext:value-type="string">
            <text:p>2019.0490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22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.163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7/2019</text:p>
            <text:p>17:20:02</text:p>
          </table:table-cell>
          <table:table-cell office:value-type="string" calcext:value-type="string">
            <text:p>2019.0490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22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1.339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7/2019</text:p>
            <text:p>17:51:15</text:p>
          </table:table-cell>
          <table:table-cell office:value-type="string" calcext:value-type="string">
            <text:p>2019.0491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1217-</text:p>
            <text:p>15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6.303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9</text:p>
            <text:p>17:53:01</text:p>
          </table:table-cell>
          <table:table-cell office:value-type="string" calcext:value-type="string">
            <text:p>2019.0493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61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73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9</text:p>
            <text:p>17:53:03</text:p>
          </table:table-cell>
          <table:table-cell office:value-type="string" calcext:value-type="string">
            <text:p>2019.0493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61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73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9</text:p>
            <text:p>17:53:04</text:p>
          </table:table-cell>
          <table:table-cell office:value-type="string" calcext:value-type="string">
            <text:p>2019.0492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61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5.00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9</text:p>
            <text:p>17:53:18</text:p>
          </table:table-cell>
          <table:table-cell office:value-type="string" calcext:value-type="string">
            <text:p>2019.0491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897-</text:p>
            <text:p>9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.632,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5/07/2019</text:p>
          </table:table-cell>
          <table:table-cell office:value-type="string" calcext:value-type="string">
            <text:p>2019.04937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54897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617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53:20</text:p>
          </table:table-cell>
          <table:table-cell table:number-columns-repeated="2"/>
          <table:table-cell office:value-type="string" calcext:value-type="string">
            <text:p>90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9</text:p>
            <text:p>17:53:23</text:p>
          </table:table-cell>
          <table:table-cell office:value-type="string" calcext:value-type="string">
            <text:p>2019.0492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9017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.51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9</text:p>
            <text:p>17:53:24</text:p>
          </table:table-cell>
          <table:table-cell office:value-type="string" calcext:value-type="string">
            <text:p>2019.0493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9017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2.44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9</text:p>
            <text:p>17:53:26</text:p>
          </table:table-cell>
          <table:table-cell office:value-type="string" calcext:value-type="string">
            <text:p>2019.0493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9017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1.22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9</text:p>
            <text:p>17:53:27</text:p>
          </table:table-cell>
          <table:table-cell office:value-type="string" calcext:value-type="string">
            <text:p>2019.0492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9017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1.22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7/2019</text:p>
            <text:p>08:27:59</text:p>
          </table:table-cell>
          <table:table-cell office:value-type="string" calcext:value-type="string">
            <text:p>2019.0493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9877-</text:p>
            <text:p>6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6.810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7/2019</text:p>
            <text:p>12:45:46</text:p>
          </table:table-cell>
          <table:table-cell office:value-type="string" calcext:value-type="string">
            <text:p>2019.0502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9388-</text:p>
            <text:p>0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6.357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7/2019</text:p>
            <text:p>16:46:24</text:p>
          </table:table-cell>
          <table:table-cell office:value-type="string" calcext:value-type="string">
            <text:p>2019.0495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2513-</text:p>
            <text:p>66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4.232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7/2019</text:p>
            <text:p>14:53:48</text:p>
          </table:table-cell>
          <table:table-cell office:value-type="string" calcext:value-type="string">
            <text:p>2019.0501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2029-</text:p>
            <text:p>3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.059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7/2019</text:p>
            <text:p>17:35:02</text:p>
          </table:table-cell>
          <table:table-cell office:value-type="string" calcext:value-type="string">
            <text:p>2019.0495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37529-</text:p>
            <text:p>2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0.694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7/2019</text:p>
            <text:p>17:53:10</text:p>
          </table:table-cell>
          <table:table-cell office:value-type="string" calcext:value-type="string">
            <text:p>2019.0503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7312-</text:p>
            <text:p>3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800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5/07/2019</text:p>
            <text:p>13:37:06</text:p>
          </table:table-cell>
          <table:table-cell office:value-type="string" calcext:value-type="string">
            <text:p>2019.0497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877-</text:p>
            <text:p>4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453,1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7/2019</text:p>
            <text:p>13:37:13</text:p>
          </table:table-cell>
          <table:table-cell office:value-type="string" calcext:value-type="string">
            <text:p>2019.0498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7451-</text:p>
            <text:p>6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.653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7/2019</text:p>
            <text:p>17:35:45</text:p>
          </table:table-cell>
          <table:table-cell office:value-type="string" calcext:value-type="string">
            <text:p>2019.0497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4872-</text:p>
            <text:p>86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.496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7/2019</text:p>
            <text:p>14:32:45</text:p>
          </table:table-cell>
          <table:table-cell office:value-type="string" calcext:value-type="string">
            <text:p>2019.0495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481-</text:p>
            <text:p>50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9.595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7/2019</text:p>
            <text:p>14:32:47</text:p>
          </table:table-cell>
          <table:table-cell office:value-type="string" calcext:value-type="string">
            <text:p>2019.0498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481-</text:p>
            <text:p>50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9.826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7/2019</text:p>
            <text:p>17:57:25</text:p>
          </table:table-cell>
          <table:table-cell office:value-type="string" calcext:value-type="string">
            <text:p>2019.0502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6143-</text:p>
            <text:p>2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6.300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7/2019</text:p>
            <text:p>18:18:21</text:p>
          </table:table-cell>
          <table:table-cell office:value-type="string" calcext:value-type="string">
            <text:p>2019.0502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8555-</text:p>
            <text:p>06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791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9</text:p>
            <text:p>18:50:07</text:p>
          </table:table-cell>
          <table:table-cell office:value-type="string" calcext:value-type="string">
            <text:p>2019.0500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2357-</text:p>
            <text:p>6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3.072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9</text:p>
            <text:p>22:15:14</text:p>
          </table:table-cell>
          <table:table-cell office:value-type="string" calcext:value-type="string">
            <text:p>2019.0500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5433-</text:p>
            <text:p>75.1999.8.19.0014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6.933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9</text:p>
            <text:p>17:49:48</text:p>
          </table:table-cell>
          <table:table-cell office:value-type="string" calcext:value-type="string">
            <text:p>2019.0520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60149-</text:p>
            <text:p>03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.603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9</text:p>
            <text:p>18:22:27</text:p>
          </table:table-cell>
          <table:table-cell office:value-type="string" calcext:value-type="string">
            <text:p>2019.0517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4985-</text:p>
            <text:p>1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2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7/2019</text:p>
            <text:p>13:01:41</text:p>
          </table:table-cell>
          <table:table-cell office:value-type="string" calcext:value-type="string">
            <text:p>2019.0520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386-</text:p>
            <text:p>69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2.942,3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7/2019</text:p>
            <text:p>14:08:42</text:p>
          </table:table-cell>
          <table:table-cell office:value-type="string" calcext:value-type="string">
            <text:p>2019.0519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287-</text:p>
            <text:p>22.198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2.439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7/2019</text:p>
            <text:p>15:42:22</text:p>
          </table:table-cell>
          <table:table-cell office:value-type="string" calcext:value-type="string">
            <text:p>2019.0525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4582-</text:p>
            <text:p>50.2018.8.19.0002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7.834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7/2019</text:p>
            <text:p>18:11:43</text:p>
          </table:table-cell>
          <table:table-cell office:value-type="string" calcext:value-type="string">
            <text:p>2019.0523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1130-</text:p>
            <text:p>3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7.634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7/2019</text:p>
            <text:p>18:11:44</text:p>
          </table:table-cell>
          <table:table-cell office:value-type="string" calcext:value-type="string">
            <text:p>2019.0504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1130-</text:p>
            <text:p>3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1.257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7/2019</text:p>
            <text:p>18:11:45</text:p>
          </table:table-cell>
          <table:table-cell office:value-type="string" calcext:value-type="string">
            <text:p>2019.0505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1130-</text:p>
            <text:p>3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7.634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7/2019</text:p>
            <text:p>14:14:09</text:p>
          </table:table-cell>
          <table:table-cell office:value-type="string" calcext:value-type="string">
            <text:p>2019.0506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5389-</text:p>
            <text:p>4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922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7/2019</text:p>
            <text:p>14:14:11</text:p>
          </table:table-cell>
          <table:table-cell office:value-type="string" calcext:value-type="string">
            <text:p>2019.0505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5389-</text:p>
            <text:p>4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922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7/2019</text:p>
            <text:p>14:14:12</text:p>
          </table:table-cell>
          <table:table-cell office:value-type="string" calcext:value-type="string">
            <text:p>2019.0507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5389-</text:p>
            <text:p>4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4.768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7/2019</text:p>
            <text:p>14:14:14</text:p>
          </table:table-cell>
          <table:table-cell office:value-type="string" calcext:value-type="string">
            <text:p>2019.0506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5389-</text:p>
            <text:p>4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922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9</text:p>
            <text:p>11:17:41</text:p>
          </table:table-cell>
          <table:table-cell office:value-type="string" calcext:value-type="string">
            <text:p>2019.0506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2144-</text:p>
            <text:p>1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.484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7/2019</text:p>
            <text:p>18:21:52</text:p>
          </table:table-cell>
          <table:table-cell office:value-type="string" calcext:value-type="string">
            <text:p>2019.0507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2707-</text:p>
            <text:p>80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8.029,4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9/07/2019</text:p>
          </table:table-cell>
          <table:table-cell office:value-type="string" calcext:value-type="string">
            <text:p>2019.05083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12707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155,4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21:53</text:p>
          </table:table-cell>
          <table:table-cell table:number-columns-repeated="2"/>
          <table:table-cell office:value-type="string" calcext:value-type="string">
            <text:p>80.2009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7/2019</text:p>
            <text:p>15:53:49</text:p>
          </table:table-cell>
          <table:table-cell office:value-type="string" calcext:value-type="string">
            <text:p>2019.0506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640-</text:p>
            <text:p>21.198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.129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7/2019</text:p>
            <text:p>15:53:51</text:p>
          </table:table-cell>
          <table:table-cell office:value-type="string" calcext:value-type="string">
            <text:p>2019.0509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640-</text:p>
            <text:p>21.198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7.933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7/2019</text:p>
            <text:p>18:09:23</text:p>
          </table:table-cell>
          <table:table-cell office:value-type="string" calcext:value-type="string">
            <text:p>2019.0510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531-</text:p>
            <text:p>0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670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7/2019</text:p>
            <text:p>18:09:24</text:p>
          </table:table-cell>
          <table:table-cell office:value-type="string" calcext:value-type="string">
            <text:p>2019.0511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531-</text:p>
            <text:p>0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8.101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7/2019</text:p>
            <text:p>18:09:26</text:p>
          </table:table-cell>
          <table:table-cell office:value-type="string" calcext:value-type="string">
            <text:p>2019.0512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531-</text:p>
            <text:p>0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4.040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7/2019</text:p>
            <text:p>18:09:28</text:p>
          </table:table-cell>
          <table:table-cell office:value-type="string" calcext:value-type="string">
            <text:p>2019.0510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531-</text:p>
            <text:p>0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187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7/2019</text:p>
            <text:p>18:09:30</text:p>
          </table:table-cell>
          <table:table-cell office:value-type="string" calcext:value-type="string">
            <text:p>2019.0510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531-</text:p>
            <text:p>0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.657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7/2019</text:p>
            <text:p>18:12:37</text:p>
          </table:table-cell>
          <table:table-cell office:value-type="string" calcext:value-type="string">
            <text:p>2019.0511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8480-</text:p>
            <text:p>4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6.154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8/2019</text:p>
            <text:p>15:09:42</text:p>
          </table:table-cell>
          <table:table-cell office:value-type="string" calcext:value-type="string">
            <text:p>2019.0513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527-</text:p>
            <text:p>06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5.793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8/2019</text:p>
            <text:p>15:09:43</text:p>
          </table:table-cell>
          <table:table-cell office:value-type="string" calcext:value-type="string">
            <text:p>2019.0513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527-</text:p>
            <text:p>06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343,6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6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1/08/2019</text:p>
            <text:p>15:09:45</text:p>
          </table:table-cell>
          <table:table-cell office:value-type="string" calcext:value-type="string">
            <text:p>2019.0513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527-</text:p>
            <text:p>06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5.793,4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8/2019</text:p>
            <text:p>15:09:47</text:p>
          </table:table-cell>
          <table:table-cell office:value-type="string" calcext:value-type="string">
            <text:p>2019.0513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527-</text:p>
            <text:p>06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343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8/2019</text:p>
            <text:p>15:09:48</text:p>
          </table:table-cell>
          <table:table-cell office:value-type="string" calcext:value-type="string">
            <text:p>2019.0513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527-</text:p>
            <text:p>06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8.036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8/2019</text:p>
            <text:p>15:09:50</text:p>
          </table:table-cell>
          <table:table-cell office:value-type="string" calcext:value-type="string">
            <text:p>2019.0512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527-</text:p>
            <text:p>06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343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8/2019</text:p>
            <text:p>15:09:51</text:p>
          </table:table-cell>
          <table:table-cell office:value-type="string" calcext:value-type="string">
            <text:p>2019.0514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527-</text:p>
            <text:p>06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343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8/2019</text:p>
            <text:p>15:09:53</text:p>
          </table:table-cell>
          <table:table-cell office:value-type="string" calcext:value-type="string">
            <text:p>2019.0510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527-</text:p>
            <text:p>06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5.793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8/2019</text:p>
            <text:p>15:09:55</text:p>
          </table:table-cell>
          <table:table-cell office:value-type="string" calcext:value-type="string">
            <text:p>2019.0512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527-</text:p>
            <text:p>06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4.018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8/2019</text:p>
            <text:p>15:09:56</text:p>
          </table:table-cell>
          <table:table-cell office:value-type="string" calcext:value-type="string">
            <text:p>2019.0513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527-</text:p>
            <text:p>06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7.380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9</text:p>
            <text:p>17:09:15</text:p>
          </table:table-cell>
          <table:table-cell office:value-type="string" calcext:value-type="string">
            <text:p>2019.0514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204-</text:p>
            <text:p>24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3.393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9</text:p>
            <text:p>18:15:19</text:p>
          </table:table-cell>
          <table:table-cell office:value-type="string" calcext:value-type="string">
            <text:p>2019.0513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2496-</text:p>
            <text:p>6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6.61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9</text:p>
            <text:p>18:16:37</text:p>
          </table:table-cell>
          <table:table-cell office:value-type="string" calcext:value-type="string">
            <text:p>2019.0517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8465-</text:p>
            <text:p>5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8.678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9</text:p>
            <text:p>19:00:02</text:p>
          </table:table-cell>
          <table:table-cell office:value-type="string" calcext:value-type="string">
            <text:p>2019.0514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27123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8.891,0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9</text:p>
            <text:p>19:00:03</text:p>
          </table:table-cell>
          <table:table-cell office:value-type="string" calcext:value-type="string">
            <text:p>2019.0513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7757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.588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8/2019</text:p>
            <text:p>17:19:25</text:p>
          </table:table-cell>
          <table:table-cell office:value-type="string" calcext:value-type="string">
            <text:p>2019.0515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950-</text:p>
            <text:p>19.2011.8.19.0034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0.903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8/2019</text:p>
            <text:p>17:19:27</text:p>
          </table:table-cell>
          <table:table-cell office:value-type="string" calcext:value-type="string">
            <text:p>2019.0515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950-</text:p>
            <text:p>19.2011.8.19.0034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8.357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8/2019</text:p>
            <text:p>17:19:29</text:p>
          </table:table-cell>
          <table:table-cell office:value-type="string" calcext:value-type="string">
            <text:p>2019.0514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950-</text:p>
            <text:p>19.2011.8.19.0034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1.333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8/2019</text:p>
            <text:p>12:38:45</text:p>
          </table:table-cell>
          <table:table-cell office:value-type="string" calcext:value-type="string">
            <text:p>2019.0516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035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2.433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8/2019</text:p>
            <text:p>21:17:34</text:p>
          </table:table-cell>
          <table:table-cell office:value-type="string" calcext:value-type="string">
            <text:p>2019.0518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1914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0.542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8/2019</text:p>
            <text:p>16:29:23</text:p>
          </table:table-cell>
          <table:table-cell office:value-type="string" calcext:value-type="string">
            <text:p>2019.0521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5133-</text:p>
            <text:p>63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9.093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8/2019</text:p>
            <text:p>16:29:25</text:p>
          </table:table-cell>
          <table:table-cell office:value-type="string" calcext:value-type="string">
            <text:p>2019.0520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5515-</text:p>
            <text:p>22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6.729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8/2019</text:p>
            <text:p>11:04:52</text:p>
          </table:table-cell>
          <table:table-cell office:value-type="string" calcext:value-type="string">
            <text:p>2019.0527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573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.453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8/2019</text:p>
            <text:p>11:04:54</text:p>
          </table:table-cell>
          <table:table-cell office:value-type="string" calcext:value-type="string">
            <text:p>2019.0528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573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1.610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8/2019</text:p>
            <text:p>14:01:12</text:p>
          </table:table-cell>
          <table:table-cell office:value-type="string" calcext:value-type="string">
            <text:p>2019.0527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64836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703,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4/08/2019</text:p>
          </table:table-cell>
          <table:table-cell office:value-type="string" calcext:value-type="string">
            <text:p>2019.05412-9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261823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1.389,6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05:41</text:p>
          </table:table-cell>
          <table:table-cell table:number-columns-repeated="2"/>
          <table:table-cell office:value-type="string" calcext:value-type="string">
            <text:p>61.2015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8/2019</text:p>
            <text:p>18:05:43</text:p>
          </table:table-cell>
          <table:table-cell office:value-type="string" calcext:value-type="string">
            <text:p>2019.0542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1823-</text:p>
            <text:p>6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.347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8/2019</text:p>
            <text:p>18:44:49</text:p>
          </table:table-cell>
          <table:table-cell office:value-type="string" calcext:value-type="string">
            <text:p>2019.0539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521-</text:p>
            <text:p>4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.210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8/2019</text:p>
            <text:p>19:39:50</text:p>
          </table:table-cell>
          <table:table-cell office:value-type="string" calcext:value-type="string">
            <text:p>2019.0540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5054-</text:p>
            <text:p>0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173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8/2019</text:p>
            <text:p>19:40:52</text:p>
          </table:table-cell>
          <table:table-cell office:value-type="string" calcext:value-type="string">
            <text:p>2019.0538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747-</text:p>
            <text:p>5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673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8/2019</text:p>
            <text:p>19:41:49</text:p>
          </table:table-cell>
          <table:table-cell office:value-type="string" calcext:value-type="string">
            <text:p>2019.0534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6617-</text:p>
            <text:p>2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2.954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9</text:p>
            <text:p>15:27:00</text:p>
          </table:table-cell>
          <table:table-cell office:value-type="string" calcext:value-type="string">
            <text:p>2019.0534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04488-</text:p>
            <text:p>0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2.770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9</text:p>
            <text:p>18:07:14</text:p>
          </table:table-cell>
          <table:table-cell office:value-type="string" calcext:value-type="string">
            <text:p>2019.0535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457-</text:p>
            <text:p>3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4.634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9</text:p>
            <text:p>18:07:15</text:p>
          </table:table-cell>
          <table:table-cell office:value-type="string" calcext:value-type="string">
            <text:p>2019.0534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457-</text:p>
            <text:p>3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2.657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9</text:p>
            <text:p>18:07:16</text:p>
          </table:table-cell>
          <table:table-cell office:value-type="string" calcext:value-type="string">
            <text:p>2019.0539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457-</text:p>
            <text:p>3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1.76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8/2019</text:p>
            <text:p>15:04:32</text:p>
          </table:table-cell>
          <table:table-cell office:value-type="string" calcext:value-type="string">
            <text:p>2019.0537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138-</text:p>
            <text:p>5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9.623,1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0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1/08/2019</text:p>
            <text:p>10:28:56</text:p>
          </table:table-cell>
          <table:table-cell office:value-type="string" calcext:value-type="string">
            <text:p>2019.0536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5142-</text:p>
            <text:p>45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229,3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8/2019</text:p>
            <text:p>10:28:59</text:p>
          </table:table-cell>
          <table:table-cell office:value-type="string" calcext:value-type="string">
            <text:p>2019.0536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5142-</text:p>
            <text:p>45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9.553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8/2019</text:p>
            <text:p>14:26:06</text:p>
          </table:table-cell>
          <table:table-cell office:value-type="string" calcext:value-type="string">
            <text:p>2019.0536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2428-</text:p>
            <text:p>15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9.097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8/2019</text:p>
            <text:p>14:26:09</text:p>
          </table:table-cell>
          <table:table-cell office:value-type="string" calcext:value-type="string">
            <text:p>2019.0535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2428-</text:p>
            <text:p>15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1.512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9/2019</text:p>
            <text:p>17:21:13</text:p>
          </table:table-cell>
          <table:table-cell office:value-type="string" calcext:value-type="string">
            <text:p>2019.0546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891-</text:p>
            <text:p>5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4.055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9/2019</text:p>
            <text:p>17:27:09</text:p>
          </table:table-cell>
          <table:table-cell office:value-type="string" calcext:value-type="string">
            <text:p>2019.0548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951-</text:p>
            <text:p>9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1.492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9/2019</text:p>
            <text:p>15:34:41</text:p>
          </table:table-cell>
          <table:table-cell office:value-type="string" calcext:value-type="string">
            <text:p>2019.0548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220-</text:p>
            <text:p>17.2012.8.19.0043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4.601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9</text:p>
            <text:p>19:09:35</text:p>
          </table:table-cell>
          <table:table-cell office:value-type="string" calcext:value-type="string">
            <text:p>2019.0547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862-</text:p>
            <text:p>56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.043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9</text:p>
            <text:p>19:12:01</text:p>
          </table:table-cell>
          <table:table-cell office:value-type="string" calcext:value-type="string">
            <text:p>2019.0559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5135-</text:p>
            <text:p>3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9.472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9</text:p>
            <text:p>19:13:34</text:p>
          </table:table-cell>
          <table:table-cell office:value-type="string" calcext:value-type="string">
            <text:p>2019.0549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449-</text:p>
            <text:p>67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0.098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9</text:p>
            <text:p>19:13:36</text:p>
          </table:table-cell>
          <table:table-cell office:value-type="string" calcext:value-type="string">
            <text:p>2019.0549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449-</text:p>
            <text:p>67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4.328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9/2019</text:p>
            <text:p>17:29:21</text:p>
          </table:table-cell>
          <table:table-cell office:value-type="string" calcext:value-type="string">
            <text:p>2019.0551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1278-</text:p>
            <text:p>7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6.459,4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9/2019</text:p>
            <text:p>11:20:08</text:p>
          </table:table-cell>
          <table:table-cell office:value-type="string" calcext:value-type="string">
            <text:p>2019.0559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2753-</text:p>
            <text:p>7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0.350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9/2019</text:p>
            <text:p>17:59:06</text:p>
          </table:table-cell>
          <table:table-cell office:value-type="string" calcext:value-type="string">
            <text:p>2019.0556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338-</text:p>
            <text:p>9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9.262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9/2019</text:p>
            <text:p>17:59:08</text:p>
          </table:table-cell>
          <table:table-cell office:value-type="string" calcext:value-type="string">
            <text:p>2019.0558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338-</text:p>
            <text:p>9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815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9/2019</text:p>
            <text:p>17:04:16</text:p>
          </table:table-cell>
          <table:table-cell office:value-type="string" calcext:value-type="string">
            <text:p>2019.0553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8530-</text:p>
            <text:p>2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7.064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9/2019</text:p>
            <text:p>18:02:54</text:p>
          </table:table-cell>
          <table:table-cell office:value-type="string" calcext:value-type="string">
            <text:p>2019.0556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5245-</text:p>
            <text:p>31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7.350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9/2019</text:p>
            <text:p>18:26:05</text:p>
          </table:table-cell>
          <table:table-cell office:value-type="string" calcext:value-type="string">
            <text:p>2019.0561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6779-</text:p>
            <text:p>1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.786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9/2019</text:p>
            <text:p>18:56:24</text:p>
          </table:table-cell>
          <table:table-cell office:value-type="string" calcext:value-type="string">
            <text:p>2019.0556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659-</text:p>
            <text:p>57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0.224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9/2019</text:p>
            <text:p>15:30:16</text:p>
          </table:table-cell>
          <table:table-cell office:value-type="string" calcext:value-type="string">
            <text:p>2019.0562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095-</text:p>
            <text:p>27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.507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9/2019</text:p>
            <text:p>15:30:17</text:p>
          </table:table-cell>
          <table:table-cell office:value-type="string" calcext:value-type="string">
            <text:p>2019.0562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095-</text:p>
            <text:p>27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1.521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9/2019</text:p>
            <text:p>17:42:05</text:p>
          </table:table-cell>
          <table:table-cell office:value-type="string" calcext:value-type="string">
            <text:p>2019.0560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562-</text:p>
            <text:p>8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5.351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9/2019</text:p>
            <text:p>17:42:06</text:p>
          </table:table-cell>
          <table:table-cell office:value-type="string" calcext:value-type="string">
            <text:p>2019.0562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562-</text:p>
            <text:p>8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.337,8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3/09/2019</text:p>
          </table:table-cell>
          <table:table-cell office:value-type="string" calcext:value-type="string">
            <text:p>2019.05609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44819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2.832,3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56:56</text:p>
          </table:table-cell>
          <table:table-cell table:number-columns-repeated="2"/>
          <table:table-cell office:value-type="string" calcext:value-type="string">
            <text:p>49.200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9/2019</text:p>
            <text:p>16:56:57</text:p>
          </table:table-cell>
          <table:table-cell office:value-type="string" calcext:value-type="string">
            <text:p>2019.0562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643-</text:p>
            <text:p>09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1.709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9/2019</text:p>
            <text:p>17:25:12</text:p>
          </table:table-cell>
          <table:table-cell office:value-type="string" calcext:value-type="string">
            <text:p>2019.0562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3171-</text:p>
            <text:p>43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6.420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9/2019</text:p>
            <text:p>10:13:29</text:p>
          </table:table-cell>
          <table:table-cell office:value-type="string" calcext:value-type="string">
            <text:p>2019.0604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276-</text:p>
            <text:p>43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4.240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9/2019</text:p>
            <text:p>10:13:33</text:p>
          </table:table-cell>
          <table:table-cell office:value-type="string" calcext:value-type="string">
            <text:p>2019.0596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276-</text:p>
            <text:p>43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0.399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9/2019</text:p>
            <text:p>15:21:49</text:p>
          </table:table-cell>
          <table:table-cell office:value-type="string" calcext:value-type="string">
            <text:p>2019.0564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4086-</text:p>
            <text:p>60.199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2.217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9/2019</text:p>
            <text:p>17:19:08</text:p>
          </table:table-cell>
          <table:table-cell office:value-type="string" calcext:value-type="string">
            <text:p>2019.0564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45074-</text:p>
            <text:p>24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3.956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9/2019</text:p>
            <text:p>18:10:20</text:p>
          </table:table-cell>
          <table:table-cell office:value-type="string" calcext:value-type="string">
            <text:p>2019.0602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276-</text:p>
            <text:p>43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2.208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9/2019</text:p>
            <text:p>18:22:12</text:p>
          </table:table-cell>
          <table:table-cell office:value-type="string" calcext:value-type="string">
            <text:p>2019.0563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1740-</text:p>
            <text:p>9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7.930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9/2019</text:p>
            <text:p>18:22:13</text:p>
          </table:table-cell>
          <table:table-cell office:value-type="string" calcext:value-type="string">
            <text:p>2019.0565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2651-</text:p>
            <text:p>6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7.941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9/2019</text:p>
            <text:p>18:46:49</text:p>
          </table:table-cell>
          <table:table-cell office:value-type="string" calcext:value-type="string">
            <text:p>2019.0564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4154-</text:p>
            <text:p>9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2.255,5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3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9/09/2019</text:p>
            <text:p>16:28:55</text:p>
          </table:table-cell>
          <table:table-cell office:value-type="string" calcext:value-type="string">
            <text:p>2019.0567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0456-</text:p>
            <text:p>8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4.632,9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9/2019</text:p>
            <text:p>13:33:24</text:p>
          </table:table-cell>
          <table:table-cell office:value-type="string" calcext:value-type="string">
            <text:p>2019.0595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023-</text:p>
            <text:p>68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1.512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9/2019</text:p>
            <text:p>14:16:22</text:p>
          </table:table-cell>
          <table:table-cell office:value-type="string" calcext:value-type="string">
            <text:p>2019.0608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4808-</text:p>
            <text:p>2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9.950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9/2019</text:p>
            <text:p>18:59:47</text:p>
          </table:table-cell>
          <table:table-cell office:value-type="string" calcext:value-type="string">
            <text:p>2019.0571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2774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6.652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9</text:p>
            <text:p>13:00:09</text:p>
          </table:table-cell>
          <table:table-cell office:value-type="string" calcext:value-type="string">
            <text:p>2019.0573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8348-</text:p>
            <text:p>70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8.190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9</text:p>
            <text:p>18:14:42</text:p>
          </table:table-cell>
          <table:table-cell office:value-type="string" calcext:value-type="string">
            <text:p>2019.0573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255-</text:p>
            <text:p>2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9.078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9</text:p>
            <text:p>18:14:43</text:p>
          </table:table-cell>
          <table:table-cell office:value-type="string" calcext:value-type="string">
            <text:p>2019.0573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255-</text:p>
            <text:p>2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7.522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9</text:p>
            <text:p>18:18:10</text:p>
          </table:table-cell>
          <table:table-cell office:value-type="string" calcext:value-type="string">
            <text:p>2019.0572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255-</text:p>
            <text:p>2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6.501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9</text:p>
            <text:p>18:18:12</text:p>
          </table:table-cell>
          <table:table-cell office:value-type="string" calcext:value-type="string">
            <text:p>2019.0573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255-</text:p>
            <text:p>2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4.204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9</text:p>
            <text:p>18:18:14</text:p>
          </table:table-cell>
          <table:table-cell office:value-type="string" calcext:value-type="string">
            <text:p>2019.0571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255-</text:p>
            <text:p>2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1.061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9</text:p>
            <text:p>18:18:17</text:p>
          </table:table-cell>
          <table:table-cell office:value-type="string" calcext:value-type="string">
            <text:p>2019.0574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255-</text:p>
            <text:p>2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7.534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9</text:p>
            <text:p>18:18:19</text:p>
          </table:table-cell>
          <table:table-cell office:value-type="string" calcext:value-type="string">
            <text:p>2019.0572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255-</text:p>
            <text:p>2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2.438,7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9</text:p>
            <text:p>18:18:21</text:p>
          </table:table-cell>
          <table:table-cell office:value-type="string" calcext:value-type="string">
            <text:p>2019.0574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255-</text:p>
            <text:p>2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5.119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9</text:p>
            <text:p>18:18:23</text:p>
          </table:table-cell>
          <table:table-cell office:value-type="string" calcext:value-type="string">
            <text:p>2019.0569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255-</text:p>
            <text:p>2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1.992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9/2019</text:p>
            <text:p>18:18:25</text:p>
          </table:table-cell>
          <table:table-cell office:value-type="string" calcext:value-type="string">
            <text:p>2019.0574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255-</text:p>
            <text:p>2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7.951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9/2019</text:p>
            <text:p>19:09:30</text:p>
          </table:table-cell>
          <table:table-cell office:value-type="string" calcext:value-type="string">
            <text:p>2019.0596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49657-</text:p>
            <text:p>1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8.879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9/2019</text:p>
            <text:p>19:09:31</text:p>
          </table:table-cell>
          <table:table-cell office:value-type="string" calcext:value-type="string">
            <text:p>2019.0598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49657-</text:p>
            <text:p>1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178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9/2019</text:p>
            <text:p>19:09:32</text:p>
          </table:table-cell>
          <table:table-cell office:value-type="string" calcext:value-type="string">
            <text:p>2019.0597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49657-</text:p>
            <text:p>1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6.390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9</text:p>
            <text:p>12:34:33</text:p>
          </table:table-cell>
          <table:table-cell office:value-type="string" calcext:value-type="string">
            <text:p>2019.0577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879-</text:p>
            <text:p>3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13.515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9</text:p>
            <text:p>16:22:10</text:p>
          </table:table-cell>
          <table:table-cell office:value-type="string" calcext:value-type="string">
            <text:p>2019.0582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9</text:p>
            <text:p>16:22:13</text:p>
          </table:table-cell>
          <table:table-cell office:value-type="string" calcext:value-type="string">
            <text:p>2019.0578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9</text:p>
            <text:p>16:23:00</text:p>
          </table:table-cell>
          <table:table-cell office:value-type="string" calcext:value-type="string">
            <text:p>2019.0579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9</text:p>
            <text:p>16:39:40</text:p>
          </table:table-cell>
          <table:table-cell office:value-type="string" calcext:value-type="string">
            <text:p>2019.0609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0300-</text:p>
            <text:p>2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4.058,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6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6/09/2019</text:p>
          </table:table-cell>
          <table:table-cell office:value-type="string" calcext:value-type="string">
            <text:p>2019.05852-3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09443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10:51</text:p>
          </table:table-cell>
          <table:table-cell table:number-columns-repeated="2"/>
          <table:table-cell office:value-type="string" calcext:value-type="string">
            <text:p>36.2001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9</text:p>
            <text:p>17:10:53</text:p>
          </table:table-cell>
          <table:table-cell office:value-type="string" calcext:value-type="string">
            <text:p>2019.0583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9</text:p>
            <text:p>17:10:54</text:p>
          </table:table-cell>
          <table:table-cell office:value-type="string" calcext:value-type="string">
            <text:p>2019.0583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9</text:p>
            <text:p>17:10:56</text:p>
          </table:table-cell>
          <table:table-cell office:value-type="string" calcext:value-type="string">
            <text:p>2019.0583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9</text:p>
            <text:p>17:10:58</text:p>
          </table:table-cell>
          <table:table-cell office:value-type="string" calcext:value-type="string">
            <text:p>2019.0582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9</text:p>
            <text:p>17:10:59</text:p>
          </table:table-cell>
          <table:table-cell office:value-type="string" calcext:value-type="string">
            <text:p>2019.0599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9</text:p>
            <text:p>17:11:01</text:p>
          </table:table-cell>
          <table:table-cell office:value-type="string" calcext:value-type="string">
            <text:p>2019.0584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9/2019</text:p>
            <text:p>17:11:02</text:p>
          </table:table-cell>
          <table:table-cell office:value-type="string" calcext:value-type="string">
            <text:p>2019.0597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2:34:29</text:p>
          </table:table-cell>
          <table:table-cell office:value-type="string" calcext:value-type="string">
            <text:p>2019.0584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7149-</text:p>
            <text:p>6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.156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2:34:30</text:p>
          </table:table-cell>
          <table:table-cell office:value-type="string" calcext:value-type="string">
            <text:p>2019.0585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7149-</text:p>
            <text:p>6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4.624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19</text:p>
          </table:table-cell>
          <table:table-cell office:value-type="string" calcext:value-type="string">
            <text:p>2019.0590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7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7/09/2019</text:p>
            <text:p>16:01:21</text:p>
          </table:table-cell>
          <table:table-cell office:value-type="string" calcext:value-type="string">
            <text:p>2019.0582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4.255,9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23</text:p>
          </table:table-cell>
          <table:table-cell office:value-type="string" calcext:value-type="string">
            <text:p>2019.0590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24</text:p>
          </table:table-cell>
          <table:table-cell office:value-type="string" calcext:value-type="string">
            <text:p>2019.0588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26</text:p>
          </table:table-cell>
          <table:table-cell office:value-type="string" calcext:value-type="string">
            <text:p>2019.0588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28</text:p>
          </table:table-cell>
          <table:table-cell office:value-type="string" calcext:value-type="string">
            <text:p>2019.0585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29</text:p>
          </table:table-cell>
          <table:table-cell office:value-type="string" calcext:value-type="string">
            <text:p>2019.0596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31</text:p>
          </table:table-cell>
          <table:table-cell office:value-type="string" calcext:value-type="string">
            <text:p>2019.0587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32</text:p>
          </table:table-cell>
          <table:table-cell office:value-type="string" calcext:value-type="string">
            <text:p>2019.0588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34</text:p>
          </table:table-cell>
          <table:table-cell office:value-type="string" calcext:value-type="string">
            <text:p>2019.0586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35</text:p>
          </table:table-cell>
          <table:table-cell office:value-type="string" calcext:value-type="string">
            <text:p>2019.0590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37</text:p>
          </table:table-cell>
          <table:table-cell office:value-type="string" calcext:value-type="string">
            <text:p>2019.0591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39</text:p>
          </table:table-cell>
          <table:table-cell office:value-type="string" calcext:value-type="string">
            <text:p>2019.0588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40</text:p>
          </table:table-cell>
          <table:table-cell office:value-type="string" calcext:value-type="string">
            <text:p>2019.0591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42</text:p>
          </table:table-cell>
          <table:table-cell office:value-type="string" calcext:value-type="string">
            <text:p>2019.0587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43</text:p>
          </table:table-cell>
          <table:table-cell office:value-type="string" calcext:value-type="string">
            <text:p>2019.0584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4.255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45</text:p>
          </table:table-cell>
          <table:table-cell office:value-type="string" calcext:value-type="string">
            <text:p>2019.0590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47</text:p>
          </table:table-cell>
          <table:table-cell office:value-type="string" calcext:value-type="string">
            <text:p>2019.0591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48</text:p>
          </table:table-cell>
          <table:table-cell office:value-type="string" calcext:value-type="string">
            <text:p>2019.0584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50</text:p>
          </table:table-cell>
          <table:table-cell office:value-type="string" calcext:value-type="string">
            <text:p>2019.0584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209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51</text:p>
          </table:table-cell>
          <table:table-cell office:value-type="string" calcext:value-type="string">
            <text:p>2019.0588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53</text:p>
          </table:table-cell>
          <table:table-cell office:value-type="string" calcext:value-type="string">
            <text:p>2019.0587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54</text:p>
          </table:table-cell>
          <table:table-cell office:value-type="string" calcext:value-type="string">
            <text:p>2019.0606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.988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9/2019</text:p>
            <text:p>16:01:56</text:p>
          </table:table-cell>
          <table:table-cell office:value-type="string" calcext:value-type="string">
            <text:p>2019.0584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443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.058,4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9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7/09/2019</text:p>
          </table:table-cell>
          <table:table-cell office:value-type="string" calcext:value-type="string">
            <text:p>2019.05825-6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09443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541,6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01:57</text:p>
          </table:table-cell>
          <table:table-cell table:number-columns-repeated="2"/>
          <table:table-cell office:value-type="string" calcext:value-type="string">
            <text:p>36.2001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9/2019</text:p>
            <text:p>11:18:13</text:p>
          </table:table-cell>
          <table:table-cell office:value-type="string" calcext:value-type="string">
            <text:p>2019.0599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106-</text:p>
            <text:p>2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4.764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9/2019</text:p>
            <text:p>11:18:14</text:p>
          </table:table-cell>
          <table:table-cell office:value-type="string" calcext:value-type="string">
            <text:p>2019.0592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106-</text:p>
            <text:p>2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.691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0/2019</text:p>
            <text:p>16:04:17</text:p>
          </table:table-cell>
          <table:table-cell office:value-type="string" calcext:value-type="string">
            <text:p>2019.0589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293-</text:p>
            <text:p>91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9.111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0/2019</text:p>
            <text:p>19:15:26</text:p>
          </table:table-cell>
          <table:table-cell office:value-type="string" calcext:value-type="string">
            <text:p>2019.0591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461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784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0/2019</text:p>
            <text:p>19:15:27</text:p>
          </table:table-cell>
          <table:table-cell office:value-type="string" calcext:value-type="string">
            <text:p>2019.0613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461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5.955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0/2019</text:p>
            <text:p>19:15:29</text:p>
          </table:table-cell>
          <table:table-cell office:value-type="string" calcext:value-type="string">
            <text:p>2019.0591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461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5.318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0/2019</text:p>
            <text:p>19:15:30</text:p>
          </table:table-cell>
          <table:table-cell office:value-type="string" calcext:value-type="string">
            <text:p>2019.0591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461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784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0/2019</text:p>
            <text:p>19:15:32</text:p>
          </table:table-cell>
          <table:table-cell office:value-type="string" calcext:value-type="string">
            <text:p>2019.0590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461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5.318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0/2019</text:p>
            <text:p>19:15:33</text:p>
          </table:table-cell>
          <table:table-cell office:value-type="string" calcext:value-type="string">
            <text:p>2019.0590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461-</text:p>
            <text:p>0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5.318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10/2019</text:p>
            <text:p>16:46:57</text:p>
          </table:table-cell>
          <table:table-cell office:value-type="string" calcext:value-type="string">
            <text:p>2019.0581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035-</text:p>
            <text:p>56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0.203,3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0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2/10/2019</text:p>
            <text:p>18:26:36</text:p>
          </table:table-cell>
          <table:table-cell office:value-type="string" calcext:value-type="string">
            <text:p>2019.0578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3569-</text:p>
            <text:p>2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8.953,2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2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10/2019</text:p>
            <text:p>18:51:08</text:p>
          </table:table-cell>
          <table:table-cell office:value-type="string" calcext:value-type="string">
            <text:p>2019.0589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144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2.210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10/2019</text:p>
            <text:p>18:51:09</text:p>
          </table:table-cell>
          <table:table-cell office:value-type="string" calcext:value-type="string">
            <text:p>2019.0581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144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.158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9</text:p>
            <text:p>15:41:38</text:p>
          </table:table-cell>
          <table:table-cell office:value-type="string" calcext:value-type="string">
            <text:p>2019.0574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3238-</text:p>
            <text:p>51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3.893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9</text:p>
            <text:p>15:41:39</text:p>
          </table:table-cell>
          <table:table-cell office:value-type="string" calcext:value-type="string">
            <text:p>2019.0567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3238-</text:p>
            <text:p>51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2.419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9</text:p>
            <text:p>15:41:40</text:p>
          </table:table-cell>
          <table:table-cell office:value-type="string" calcext:value-type="string">
            <text:p>2019.0569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3009-</text:p>
            <text:p>9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816.076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9</text:p>
            <text:p>18:02:42</text:p>
          </table:table-cell>
          <table:table-cell office:value-type="string" calcext:value-type="string">
            <text:p>2019.0574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3980-</text:p>
            <text:p>15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.286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9</text:p>
            <text:p>18:02:45</text:p>
          </table:table-cell>
          <table:table-cell office:value-type="string" calcext:value-type="string">
            <text:p>2019.0581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3980-</text:p>
            <text:p>15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9.206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0/2019</text:p>
            <text:p>18:02:48</text:p>
          </table:table-cell>
          <table:table-cell office:value-type="string" calcext:value-type="string">
            <text:p>2019.0574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3980-</text:p>
            <text:p>15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.342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0/2019</text:p>
            <text:p>09:59:20</text:p>
          </table:table-cell>
          <table:table-cell office:value-type="string" calcext:value-type="string">
            <text:p>2019.0581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2678-</text:p>
            <text:p>48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229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0/2019</text:p>
            <text:p>12:57:33</text:p>
          </table:table-cell>
          <table:table-cell office:value-type="string" calcext:value-type="string">
            <text:p>2019.0578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5017-</text:p>
            <text:p>6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.762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0/2019</text:p>
            <text:p>12:57:34</text:p>
          </table:table-cell>
          <table:table-cell office:value-type="string" calcext:value-type="string">
            <text:p>2019.0581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5017-</text:p>
            <text:p>6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1.051,1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2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0/2019</text:p>
            <text:p>12:57:35</text:p>
          </table:table-cell>
          <table:table-cell office:value-type="string" calcext:value-type="string">
            <text:p>2019.0579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9007-</text:p>
            <text:p>2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.825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0/2019</text:p>
            <text:p>12:57:36</text:p>
          </table:table-cell>
          <table:table-cell office:value-type="string" calcext:value-type="string">
            <text:p>2019.0577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9007-</text:p>
            <text:p>2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.301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0/2019</text:p>
            <text:p>14:37:08</text:p>
          </table:table-cell>
          <table:table-cell office:value-type="string" calcext:value-type="string">
            <text:p>2019.0580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165-</text:p>
            <text:p>6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2.465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0/2019</text:p>
            <text:p>15:56:57</text:p>
          </table:table-cell>
          <table:table-cell office:value-type="string" calcext:value-type="string">
            <text:p>2019.0568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2798-</text:p>
            <text:p>53.2017.8.19.0066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7.564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0/2019</text:p>
            <text:p>16:22:14</text:p>
          </table:table-cell>
          <table:table-cell office:value-type="string" calcext:value-type="string">
            <text:p>2019.0580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2798-</text:p>
            <text:p>53.2017.8.19.0066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3.242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0/2019</text:p>
            <text:p>11:32:22</text:p>
          </table:table-cell>
          <table:table-cell office:value-type="string" calcext:value-type="string">
            <text:p>2019.0592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2456-</text:p>
            <text:p>31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4.263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0/2019</text:p>
            <text:p>11:32:24</text:p>
          </table:table-cell>
          <table:table-cell office:value-type="string" calcext:value-type="string">
            <text:p>2019.0593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2456-</text:p>
            <text:p>31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.458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0/2019</text:p>
            <text:p>11:50:28</text:p>
          </table:table-cell>
          <table:table-cell office:value-type="string" calcext:value-type="string">
            <text:p>2019.0594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783-</text:p>
            <text:p>87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8.041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0/2019</text:p>
            <text:p>11:50:30</text:p>
          </table:table-cell>
          <table:table-cell office:value-type="string" calcext:value-type="string">
            <text:p>2019.0595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783-</text:p>
            <text:p>87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4.125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0/2019</text:p>
            <text:p>11:56:46</text:p>
          </table:table-cell>
          <table:table-cell office:value-type="string" calcext:value-type="string">
            <text:p>2019.0615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1007-</text:p>
            <text:p>86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3.400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0/2019</text:p>
            <text:p>11:58:48</text:p>
          </table:table-cell>
          <table:table-cell office:value-type="string" calcext:value-type="string">
            <text:p>2019.0601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556-</text:p>
            <text:p>3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.081,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2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9/10/2019</text:p>
          </table:table-cell>
          <table:table-cell office:value-type="string" calcext:value-type="string">
            <text:p>2019.05939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78813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4.955,7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4:42:39</text:p>
          </table:table-cell>
          <table:table-cell table:number-columns-repeated="2"/>
          <table:table-cell office:value-type="string" calcext:value-type="string">
            <text:p>27.201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2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0/2019</text:p>
            <text:p>17:47:01</text:p>
          </table:table-cell>
          <table:table-cell office:value-type="string" calcext:value-type="string">
            <text:p>2019.0587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766-</text:p>
            <text:p>3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2.439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0/2019</text:p>
            <text:p>19:00:26</text:p>
          </table:table-cell>
          <table:table-cell office:value-type="string" calcext:value-type="string">
            <text:p>2019.0597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6800-</text:p>
            <text:p>38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299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0/2019</text:p>
            <text:p>17:11:51</text:p>
          </table:table-cell>
          <table:table-cell office:value-type="string" calcext:value-type="string">
            <text:p>2019.0596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0133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.284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0/2019</text:p>
            <text:p>18:34:31</text:p>
          </table:table-cell>
          <table:table-cell office:value-type="string" calcext:value-type="string">
            <text:p>2019.0615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91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1.897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0/2019</text:p>
            <text:p>18:34:32</text:p>
          </table:table-cell>
          <table:table-cell office:value-type="string" calcext:value-type="string">
            <text:p>2019.0594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91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036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9</text:p>
            <text:p>16:35:41</text:p>
          </table:table-cell>
          <table:table-cell office:value-type="string" calcext:value-type="string">
            <text:p>2019.0607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665-</text:p>
            <text:p>2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94.416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9</text:p>
            <text:p>17:28:52</text:p>
          </table:table-cell>
          <table:table-cell office:value-type="string" calcext:value-type="string">
            <text:p>2019.0607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1656-</text:p>
            <text:p>9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8.621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9</text:p>
            <text:p>17:28:53</text:p>
          </table:table-cell>
          <table:table-cell office:value-type="string" calcext:value-type="string">
            <text:p>2019.0612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1656-</text:p>
            <text:p>9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.561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9</text:p>
            <text:p>17:28:55</text:p>
          </table:table-cell>
          <table:table-cell office:value-type="string" calcext:value-type="string">
            <text:p>2019.0603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1656-</text:p>
            <text:p>9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.561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9</text:p>
            <text:p>19:01:37</text:p>
          </table:table-cell>
          <table:table-cell office:value-type="string" calcext:value-type="string">
            <text:p>2019.0602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502-</text:p>
            <text:p>9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318.501,7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3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1/10/2019</text:p>
            <text:p>19:01:39</text:p>
          </table:table-cell>
          <table:table-cell office:value-type="string" calcext:value-type="string">
            <text:p>2019.0606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502-</text:p>
            <text:p>9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15.335,0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2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9</text:p>
            <text:p>19:02:59</text:p>
          </table:table-cell>
          <table:table-cell office:value-type="string" calcext:value-type="string">
            <text:p>2019.0606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037-</text:p>
            <text:p>2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5.262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9</text:p>
            <text:p>23:28:41</text:p>
          </table:table-cell>
          <table:table-cell office:value-type="string" calcext:value-type="string">
            <text:p>2019.0604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715-</text:p>
            <text:p>31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.419.391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0/2019</text:p>
            <text:p>23:29:36</text:p>
          </table:table-cell>
          <table:table-cell office:value-type="string" calcext:value-type="string">
            <text:p>2019.0607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4199-</text:p>
            <text:p>47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.087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10/2019</text:p>
            <text:p>10:50:53</text:p>
          </table:table-cell>
          <table:table-cell office:value-type="string" calcext:value-type="string">
            <text:p>2019.0605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222-</text:p>
            <text:p>69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732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10/2019</text:p>
            <text:p>18:39:15</text:p>
          </table:table-cell>
          <table:table-cell office:value-type="string" calcext:value-type="string">
            <text:p>2019.0600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4443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2.293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10/2019</text:p>
            <text:p>17:57:35</text:p>
          </table:table-cell>
          <table:table-cell office:value-type="string" calcext:value-type="string">
            <text:p>2019.06096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39547-</text:p>
            <text:p>12.2018.8.19.0002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4.441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10/2019</text:p>
            <text:p>14:18:08</text:p>
          </table:table-cell>
          <table:table-cell office:value-type="string" calcext:value-type="string">
            <text:p>2019.0610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559-</text:p>
            <text:p>2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5.430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10/2019</text:p>
            <text:p>15:57:56</text:p>
          </table:table-cell>
          <table:table-cell office:value-type="string" calcext:value-type="string">
            <text:p>2019.0610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652-</text:p>
            <text:p>27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6.768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0/2019</text:p>
            <text:p>15:47:58</text:p>
          </table:table-cell>
          <table:table-cell office:value-type="string" calcext:value-type="string">
            <text:p>2019.0613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7524-</text:p>
            <text:p>50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.223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0/2019</text:p>
            <text:p>15:47:59</text:p>
          </table:table-cell>
          <table:table-cell office:value-type="string" calcext:value-type="string">
            <text:p>2019.0613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7524-</text:p>
            <text:p>50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0.895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10/2019</text:p>
            <text:p>13:14:45</text:p>
          </table:table-cell>
          <table:table-cell office:value-type="string" calcext:value-type="string">
            <text:p>2019.0620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6285-</text:p>
            <text:p>8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3.660,5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2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10/2019</text:p>
            <text:p>14:46:37</text:p>
          </table:table-cell>
          <table:table-cell office:value-type="string" calcext:value-type="string">
            <text:p>2019.0616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244-</text:p>
            <text:p>84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54.480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10/2019</text:p>
            <text:p>14:46:38</text:p>
          </table:table-cell>
          <table:table-cell office:value-type="string" calcext:value-type="string">
            <text:p>2019.0616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244-</text:p>
            <text:p>84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32.338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10/2019</text:p>
            <text:p>14:46:39</text:p>
          </table:table-cell>
          <table:table-cell office:value-type="string" calcext:value-type="string">
            <text:p>2019.0616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244-</text:p>
            <text:p>84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32.338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0/2019</text:p>
            <text:p>12:35:49</text:p>
          </table:table-cell>
          <table:table-cell office:value-type="string" calcext:value-type="string">
            <text:p>2019.0616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2970-</text:p>
            <text:p>7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5.278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0/2019</text:p>
            <text:p>12:35:51</text:p>
          </table:table-cell>
          <table:table-cell office:value-type="string" calcext:value-type="string">
            <text:p>2019.0616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2970-</text:p>
            <text:p>7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6.547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0/2019</text:p>
            <text:p>12:40:04</text:p>
          </table:table-cell>
          <table:table-cell office:value-type="string" calcext:value-type="string">
            <text:p>2019.0622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9179-</text:p>
            <text:p>3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.996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0/2019</text:p>
            <text:p>12:40:06</text:p>
          </table:table-cell>
          <table:table-cell office:value-type="string" calcext:value-type="string">
            <text:p>2019.0625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9179-</text:p>
            <text:p>3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.996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0/2019</text:p>
            <text:p>12:40:08</text:p>
          </table:table-cell>
          <table:table-cell office:value-type="string" calcext:value-type="string">
            <text:p>2019.0619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9179-</text:p>
            <text:p>3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3.316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0/2019</text:p>
            <text:p>17:25:02</text:p>
          </table:table-cell>
          <table:table-cell office:value-type="string" calcext:value-type="string">
            <text:p>2019.0617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9940-</text:p>
            <text:p>71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705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10/2019</text:p>
            <text:p>13:53:42</text:p>
          </table:table-cell>
          <table:table-cell office:value-type="string" calcext:value-type="string">
            <text:p>2019.0619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7571-</text:p>
            <text:p>3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.39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0/2019</text:p>
            <text:p>10:57:40</text:p>
          </table:table-cell>
          <table:table-cell office:value-type="string" calcext:value-type="string">
            <text:p>2019.0619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0842-</text:p>
            <text:p>9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55.957,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6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3/10/2019</text:p>
          </table:table-cell>
          <table:table-cell office:value-type="string" calcext:value-type="string">
            <text:p>2019.06216-4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68541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72.153,5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48:29</text:p>
          </table:table-cell>
          <table:table-cell table:number-columns-repeated="2"/>
          <table:table-cell office:value-type="string" calcext:value-type="string">
            <text:p>78.2003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2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10/2019</text:p>
            <text:p>17:57:22</text:p>
          </table:table-cell>
          <table:table-cell office:value-type="string" calcext:value-type="string">
            <text:p>2019.0622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784-</text:p>
            <text:p>3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4.930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0/2019</text:p>
            <text:p>13:25:39</text:p>
          </table:table-cell>
          <table:table-cell office:value-type="string" calcext:value-type="string">
            <text:p>2019.0624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3196-</text:p>
            <text:p>8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1.299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10/2019</text:p>
            <text:p>17:01:03</text:p>
          </table:table-cell>
          <table:table-cell office:value-type="string" calcext:value-type="string">
            <text:p>2019.0624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183-</text:p>
            <text:p>9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1.349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10/2019</text:p>
            <text:p>18:37:24</text:p>
          </table:table-cell>
          <table:table-cell office:value-type="string" calcext:value-type="string">
            <text:p>2019.0627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8816-</text:p>
            <text:p>71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7.58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10/2019</text:p>
            <text:p>18:37:25</text:p>
          </table:table-cell>
          <table:table-cell office:value-type="string" calcext:value-type="string">
            <text:p>2019.0627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8816-</text:p>
            <text:p>71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.947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10/2019</text:p>
            <text:p>14:13:12</text:p>
          </table:table-cell>
          <table:table-cell office:value-type="string" calcext:value-type="string">
            <text:p>2019.0627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5570-</text:p>
            <text:p>7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4.163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10/2019</text:p>
            <text:p>14:13:16</text:p>
          </table:table-cell>
          <table:table-cell office:value-type="string" calcext:value-type="string">
            <text:p>2019.0626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5570-</text:p>
            <text:p>7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16.652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10/2019</text:p>
            <text:p>14:13:21</text:p>
          </table:table-cell>
          <table:table-cell office:value-type="string" calcext:value-type="string">
            <text:p>2019.0625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3634-</text:p>
            <text:p>2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533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10/2019</text:p>
            <text:p>16:47:26</text:p>
          </table:table-cell>
          <table:table-cell office:value-type="string" calcext:value-type="string">
            <text:p>2019.0626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039-</text:p>
            <text:p>64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0.488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10/2019</text:p>
            <text:p>15:57:55</text:p>
          </table:table-cell>
          <table:table-cell office:value-type="string" calcext:value-type="string">
            <text:p>2019.0628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2362-</text:p>
            <text:p>64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7.839,2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7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31/10/2019</text:p>
            <text:p>15:17:35</text:p>
          </table:table-cell>
          <table:table-cell office:value-type="string" calcext:value-type="string">
            <text:p>2019.0629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0068-</text:p>
            <text:p>4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9.428,8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2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10/2019</text:p>
            <text:p>15:18:21</text:p>
          </table:table-cell>
          <table:table-cell office:value-type="string" calcext:value-type="string">
            <text:p>2019.0630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431-</text:p>
            <text:p>63.2018.8.19.0004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0.123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10/2019</text:p>
            <text:p>17:09:50</text:p>
          </table:table-cell>
          <table:table-cell office:value-type="string" calcext:value-type="string">
            <text:p>2019.0629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7448-</text:p>
            <text:p>55.2014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9.047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10/2019</text:p>
            <text:p>17:09:52</text:p>
          </table:table-cell>
          <table:table-cell office:value-type="string" calcext:value-type="string">
            <text:p>2019.0629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7448-</text:p>
            <text:p>55.2014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.261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1/2019</text:p>
            <text:p>15:29:29</text:p>
          </table:table-cell>
          <table:table-cell office:value-type="string" calcext:value-type="string">
            <text:p>2019.0633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6424-</text:p>
            <text:p>65.2010.8.19.0014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.161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1/2019</text:p>
            <text:p>13:38:34</text:p>
          </table:table-cell>
          <table:table-cell office:value-type="string" calcext:value-type="string">
            <text:p>2019.0633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0761-</text:p>
            <text:p>4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9.88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1/2019</text:p>
            <text:p>13:38:37</text:p>
          </table:table-cell>
          <table:table-cell office:value-type="string" calcext:value-type="string">
            <text:p>2019.0633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7876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2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1/2019</text:p>
            <text:p>15:48:48</text:p>
          </table:table-cell>
          <table:table-cell office:value-type="string" calcext:value-type="string">
            <text:p>2019.0632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500-</text:p>
            <text:p>7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572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1/2019</text:p>
            <text:p>17:24:30</text:p>
          </table:table-cell>
          <table:table-cell office:value-type="string" calcext:value-type="string">
            <text:p>2019.0632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8513-</text:p>
            <text:p>48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.113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1/2019</text:p>
            <text:p>18:59:32</text:p>
          </table:table-cell>
          <table:table-cell office:value-type="string" calcext:value-type="string">
            <text:p>2019.0634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0742-</text:p>
            <text:p>8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3.556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1/2019</text:p>
            <text:p>18:54:59</text:p>
          </table:table-cell>
          <table:table-cell office:value-type="string" calcext:value-type="string">
            <text:p>2019.0636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33-</text:p>
            <text:p>76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.548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1/2019</text:p>
            <text:p>16:11:00</text:p>
          </table:table-cell>
          <table:table-cell office:value-type="string" calcext:value-type="string">
            <text:p>2019.0638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017-</text:p>
            <text:p>1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4.874,4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2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1/2019</text:p>
            <text:p>16:11:01</text:p>
          </table:table-cell>
          <table:table-cell office:value-type="string" calcext:value-type="string">
            <text:p>2019.0650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017-</text:p>
            <text:p>1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5.091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1/2019</text:p>
            <text:p>16:11:02</text:p>
          </table:table-cell>
          <table:table-cell office:value-type="string" calcext:value-type="string">
            <text:p>2019.0638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017-</text:p>
            <text:p>1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02.734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1/2019</text:p>
            <text:p>16:11:03</text:p>
          </table:table-cell>
          <table:table-cell office:value-type="string" calcext:value-type="string">
            <text:p>2019.0640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017-</text:p>
            <text:p>1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9.185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11/2019</text:p>
            <text:p>12:14:06</text:p>
          </table:table-cell>
          <table:table-cell office:value-type="string" calcext:value-type="string">
            <text:p>2019.0653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017-</text:p>
            <text:p>1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0.564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11/2019</text:p>
            <text:p>12:14:07</text:p>
          </table:table-cell>
          <table:table-cell office:value-type="string" calcext:value-type="string">
            <text:p>2020.0002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017-</text:p>
            <text:p>1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0.761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11/2019</text:p>
            <text:p>14:52:34</text:p>
          </table:table-cell>
          <table:table-cell office:value-type="string" calcext:value-type="string">
            <text:p>2019.0645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019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0.61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11/2019</text:p>
            <text:p>14:52:38</text:p>
          </table:table-cell>
          <table:table-cell office:value-type="string" calcext:value-type="string">
            <text:p>2019.0638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019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.121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11/2019</text:p>
            <text:p>15:04:22</text:p>
          </table:table-cell>
          <table:table-cell office:value-type="string" calcext:value-type="string">
            <text:p>2020.0000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5990-</text:p>
            <text:p>18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.784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11/2019</text:p>
            <text:p>15:50:29</text:p>
          </table:table-cell>
          <table:table-cell office:value-type="string" calcext:value-type="string">
            <text:p>2020.0001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7337-</text:p>
            <text:p>3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4.426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11/2019</text:p>
            <text:p>15:50:30</text:p>
          </table:table-cell>
          <table:table-cell office:value-type="string" calcext:value-type="string">
            <text:p>2020.0002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7337-</text:p>
            <text:p>3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7.408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11/2019</text:p>
            <text:p>16:09:18</text:p>
          </table:table-cell>
          <table:table-cell office:value-type="string" calcext:value-type="string">
            <text:p>2019.0659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233-</text:p>
            <text:p>1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870,9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9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2/11/2019</text:p>
          </table:table-cell>
          <table:table-cell office:value-type="string" calcext:value-type="string">
            <text:p>2020.00134-3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87197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21.381,1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15:20</text:p>
          </table:table-cell>
          <table:table-cell table:number-columns-repeated="2"/>
          <table:table-cell office:value-type="string" calcext:value-type="string">
            <text:p>67.1998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2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11/2019</text:p>
            <text:p>18:13:49</text:p>
          </table:table-cell>
          <table:table-cell office:value-type="string" calcext:value-type="string">
            <text:p>2020.0004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581-</text:p>
            <text:p>70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.596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1/2019</text:p>
            <text:p>12:26:06</text:p>
          </table:table-cell>
          <table:table-cell office:value-type="string" calcext:value-type="string">
            <text:p>2020.0011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834-</text:p>
            <text:p>80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8.694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1/2019</text:p>
            <text:p>18:06:55</text:p>
          </table:table-cell>
          <table:table-cell office:value-type="string" calcext:value-type="string">
            <text:p>2020.0009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658-</text:p>
            <text:p>41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4.532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1/2019</text:p>
            <text:p>18:06:59</text:p>
          </table:table-cell>
          <table:table-cell office:value-type="string" calcext:value-type="string">
            <text:p>2020.0009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44233-</text:p>
            <text:p>87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8.814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1/2019</text:p>
            <text:p>18:07:00</text:p>
          </table:table-cell>
          <table:table-cell office:value-type="string" calcext:value-type="string">
            <text:p>2020.0007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3384-</text:p>
            <text:p>02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2.067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11/2019</text:p>
            <text:p>09:54:25</text:p>
          </table:table-cell>
          <table:table-cell office:value-type="string" calcext:value-type="string">
            <text:p>2020.0008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274-</text:p>
            <text:p>1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745.490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11/2019</text:p>
            <text:p>18:00:51</text:p>
          </table:table-cell>
          <table:table-cell office:value-type="string" calcext:value-type="string">
            <text:p>2020.0007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6582-</text:p>
            <text:p>6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7.59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11/2019</text:p>
            <text:p>18:02:48</text:p>
          </table:table-cell>
          <table:table-cell office:value-type="string" calcext:value-type="string">
            <text:p>2020.0009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1600-</text:p>
            <text:p>4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.366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11/2019</text:p>
            <text:p>01:19:59</text:p>
          </table:table-cell>
          <table:table-cell office:value-type="string" calcext:value-type="string">
            <text:p>2020.0015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109-</text:p>
            <text:p>8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6.40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11/2019</text:p>
            <text:p>01:20:01</text:p>
          </table:table-cell>
          <table:table-cell office:value-type="string" calcext:value-type="string">
            <text:p>2020.0015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109-</text:p>
            <text:p>8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3.518,4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30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0/11/2019</text:p>
            <text:p>01:20:03</text:p>
          </table:table-cell>
          <table:table-cell office:value-type="string" calcext:value-type="string">
            <text:p>2020.0015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109-</text:p>
            <text:p>8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6.501,1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11/2019</text:p>
            <text:p>01:20:04</text:p>
          </table:table-cell>
          <table:table-cell office:value-type="string" calcext:value-type="string">
            <text:p>2020.0014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109-</text:p>
            <text:p>8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5.087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11/2019</text:p>
            <text:p>01:20:06</text:p>
          </table:table-cell>
          <table:table-cell office:value-type="string" calcext:value-type="string">
            <text:p>2020.0015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109-</text:p>
            <text:p>8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2.164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11/2019</text:p>
            <text:p>01:20:07</text:p>
          </table:table-cell>
          <table:table-cell office:value-type="string" calcext:value-type="string">
            <text:p>2020.0015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109-</text:p>
            <text:p>8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8.043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1/2019</text:p>
            <text:p>18:19:33</text:p>
          </table:table-cell>
          <table:table-cell office:value-type="string" calcext:value-type="string">
            <text:p>2020.0018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3262-</text:p>
            <text:p>3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5.325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1/2019</text:p>
            <text:p>18:19:35</text:p>
          </table:table-cell>
          <table:table-cell office:value-type="string" calcext:value-type="string">
            <text:p>2019.0644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3262-</text:p>
            <text:p>3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.411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1/2019</text:p>
            <text:p>18:19:37</text:p>
          </table:table-cell>
          <table:table-cell office:value-type="string" calcext:value-type="string">
            <text:p>2020.0018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3262-</text:p>
            <text:p>3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.411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1/2019</text:p>
            <text:p>18:33:21</text:p>
          </table:table-cell>
          <table:table-cell office:value-type="string" calcext:value-type="string">
            <text:p>2020.0015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02541-</text:p>
            <text:p>7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3.625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1/2019</text:p>
            <text:p>18:33:22</text:p>
          </table:table-cell>
          <table:table-cell office:value-type="string" calcext:value-type="string">
            <text:p>2020.0014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02541-</text:p>
            <text:p>7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6.015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11/2019</text:p>
            <text:p>18:37:06</text:p>
          </table:table-cell>
          <table:table-cell office:value-type="string" calcext:value-type="string">
            <text:p>2020.0020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4232-</text:p>
            <text:p>8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5.432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11/2019</text:p>
            <text:p>16:09:29</text:p>
          </table:table-cell>
          <table:table-cell office:value-type="string" calcext:value-type="string">
            <text:p>2020.0018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086-</text:p>
            <text:p>48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87.385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11/2019</text:p>
            <text:p>16:15:10</text:p>
          </table:table-cell>
          <table:table-cell office:value-type="string" calcext:value-type="string">
            <text:p>2020.0019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744-</text:p>
            <text:p>04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65.211,7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3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11/2019</text:p>
            <text:p>11:47:14</text:p>
          </table:table-cell>
          <table:table-cell office:value-type="string" calcext:value-type="string">
            <text:p>2020.0023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0130-</text:p>
            <text:p>0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1.958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11/2019</text:p>
            <text:p>11:47:16</text:p>
          </table:table-cell>
          <table:table-cell office:value-type="string" calcext:value-type="string">
            <text:p>2020.0019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589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6.901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11/2019</text:p>
            <text:p>11:47:17</text:p>
          </table:table-cell>
          <table:table-cell office:value-type="string" calcext:value-type="string">
            <text:p>2020.0020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178-</text:p>
            <text:p>6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6.997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11/2019</text:p>
            <text:p>11:47:19</text:p>
          </table:table-cell>
          <table:table-cell office:value-type="string" calcext:value-type="string">
            <text:p>2020.0020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178-</text:p>
            <text:p>6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.849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11/2019</text:p>
            <text:p>15:54:33</text:p>
          </table:table-cell>
          <table:table-cell office:value-type="string" calcext:value-type="string">
            <text:p>2020.0019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037-</text:p>
            <text:p>72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8.398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11/2019</text:p>
            <text:p>20:06:17</text:p>
          </table:table-cell>
          <table:table-cell office:value-type="string" calcext:value-type="string">
            <text:p>2020.0022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61582-</text:p>
            <text:p>9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8.422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11/2019</text:p>
            <text:p>13:43:24</text:p>
          </table:table-cell>
          <table:table-cell office:value-type="string" calcext:value-type="string">
            <text:p>2019.0646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4698-</text:p>
            <text:p>8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5.357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11/2019</text:p>
            <text:p>13:10:55</text:p>
          </table:table-cell>
          <table:table-cell office:value-type="string" calcext:value-type="string">
            <text:p>2020.0030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485-</text:p>
            <text:p>07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9.369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11/2019</text:p>
            <text:p>13:12:10</text:p>
          </table:table-cell>
          <table:table-cell office:value-type="string" calcext:value-type="string">
            <text:p>2020.0030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49752-</text:p>
            <text:p>4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9.853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11/2019</text:p>
            <text:p>16:41:25</text:p>
          </table:table-cell>
          <table:table-cell office:value-type="string" calcext:value-type="string">
            <text:p>2019.0647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0097-</text:p>
            <text:p>5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2.644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11/2019</text:p>
            <text:p>17:11:02</text:p>
          </table:table-cell>
          <table:table-cell office:value-type="string" calcext:value-type="string">
            <text:p>2019.0647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928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110,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3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7/11/2019</text:p>
          </table:table-cell>
          <table:table-cell office:value-type="string" calcext:value-type="string">
            <text:p>2019.06468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315928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6.441,2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11:03</text:p>
          </table:table-cell>
          <table:table-cell table:number-columns-repeated="2"/>
          <table:table-cell office:value-type="string" calcext:value-type="string">
            <text:p>22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3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11/2019</text:p>
            <text:p>17:22:29</text:p>
          </table:table-cell>
          <table:table-cell office:value-type="string" calcext:value-type="string">
            <text:p>2020.0029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239-</text:p>
            <text:p>89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9.820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11/2019</text:p>
            <text:p>17:01:56</text:p>
          </table:table-cell>
          <table:table-cell office:value-type="string" calcext:value-type="string">
            <text:p>2019.0644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2500-</text:p>
            <text:p>52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1.270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11/2019</text:p>
            <text:p>08:56:06</text:p>
          </table:table-cell>
          <table:table-cell office:value-type="string" calcext:value-type="string">
            <text:p>2019.0656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9062-</text:p>
            <text:p>91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42.110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11/2019</text:p>
            <text:p>13:02:36</text:p>
          </table:table-cell>
          <table:table-cell office:value-type="string" calcext:value-type="string">
            <text:p>2020.0081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9062-</text:p>
            <text:p>91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43.545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11/2019</text:p>
            <text:p>17:47:15</text:p>
          </table:table-cell>
          <table:table-cell office:value-type="string" calcext:value-type="string">
            <text:p>2019.0658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58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4.165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11/2019</text:p>
            <text:p>17:47:16</text:p>
          </table:table-cell>
          <table:table-cell office:value-type="string" calcext:value-type="string">
            <text:p>2020.0066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58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4.165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11/2019</text:p>
            <text:p>17:47:17</text:p>
          </table:table-cell>
          <table:table-cell office:value-type="string" calcext:value-type="string">
            <text:p>2020.0036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58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49.148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11/2019</text:p>
            <text:p>18:41:25</text:p>
          </table:table-cell>
          <table:table-cell office:value-type="string" calcext:value-type="string">
            <text:p>2019.0658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879-</text:p>
            <text:p>3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9.823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11/2019</text:p>
            <text:p>18:47:47</text:p>
          </table:table-cell>
          <table:table-cell office:value-type="string" calcext:value-type="string">
            <text:p>2020.0030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224-</text:p>
            <text:p>67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40.159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11/2019</text:p>
            <text:p>21:27:43</text:p>
          </table:table-cell>
          <table:table-cell office:value-type="string" calcext:value-type="string">
            <text:p>2019.0651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63842-</text:p>
            <text:p>48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2.897,3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34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3/12/2019</text:p>
            <text:p>17:15:48</text:p>
          </table:table-cell>
          <table:table-cell office:value-type="string" calcext:value-type="string">
            <text:p>2019.0654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818-</text:p>
            <text:p>4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.009,0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12/2019</text:p>
            <text:p>17:15:49</text:p>
          </table:table-cell>
          <table:table-cell office:value-type="string" calcext:value-type="string">
            <text:p>2020.0036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818-</text:p>
            <text:p>4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2.616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12/2019</text:p>
            <text:p>17:15:51</text:p>
          </table:table-cell>
          <table:table-cell office:value-type="string" calcext:value-type="string">
            <text:p>2020.0003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5904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8.391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2/2019</text:p>
            <text:p>14:18:19</text:p>
          </table:table-cell>
          <table:table-cell office:value-type="string" calcext:value-type="string">
            <text:p>2020.0087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343-</text:p>
            <text:p>4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935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2/2019</text:p>
            <text:p>14:18:21</text:p>
          </table:table-cell>
          <table:table-cell office:value-type="string" calcext:value-type="string">
            <text:p>2019.0654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343-</text:p>
            <text:p>4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935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2/2019</text:p>
            <text:p>14:18:23</text:p>
          </table:table-cell>
          <table:table-cell office:value-type="string" calcext:value-type="string">
            <text:p>2019.0656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343-</text:p>
            <text:p>4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935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2/2019</text:p>
            <text:p>14:18:24</text:p>
          </table:table-cell>
          <table:table-cell office:value-type="string" calcext:value-type="string">
            <text:p>2019.0658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343-</text:p>
            <text:p>4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7.935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2/2019</text:p>
            <text:p>14:18:26</text:p>
          </table:table-cell>
          <table:table-cell office:value-type="string" calcext:value-type="string">
            <text:p>2020.0077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343-</text:p>
            <text:p>4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7.935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2/2019</text:p>
            <text:p>14:18:27</text:p>
          </table:table-cell>
          <table:table-cell office:value-type="string" calcext:value-type="string">
            <text:p>2020.0036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343-</text:p>
            <text:p>4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630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2/2019</text:p>
            <text:p>14:18:29</text:p>
          </table:table-cell>
          <table:table-cell office:value-type="string" calcext:value-type="string">
            <text:p>2019.0654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343-</text:p>
            <text:p>4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630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2/2019</text:p>
            <text:p>14:58:32</text:p>
          </table:table-cell>
          <table:table-cell office:value-type="string" calcext:value-type="string">
            <text:p>2020.0080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669-</text:p>
            <text:p>44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2.593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12/2019</text:p>
            <text:p>19:34:38</text:p>
          </table:table-cell>
          <table:table-cell office:value-type="string" calcext:value-type="string">
            <text:p>2019.0657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456-</text:p>
            <text:p>5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9.604,1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3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2/2019</text:p>
            <text:p>12:32:41</text:p>
          </table:table-cell>
          <table:table-cell office:value-type="string" calcext:value-type="string">
            <text:p>2019.0657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5080-</text:p>
            <text:p>48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2.422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2/2019</text:p>
            <text:p>13:02:56</text:p>
          </table:table-cell>
          <table:table-cell office:value-type="string" calcext:value-type="string">
            <text:p>2020.0021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981-</text:p>
            <text:p>9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.493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2/2019</text:p>
            <text:p>13:03:18</text:p>
          </table:table-cell>
          <table:table-cell office:value-type="string" calcext:value-type="string">
            <text:p>2020.0004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981-</text:p>
            <text:p>9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.746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2/2019</text:p>
            <text:p>15:35:53</text:p>
          </table:table-cell>
          <table:table-cell office:value-type="string" calcext:value-type="string">
            <text:p>2019.0657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3148-</text:p>
            <text:p>8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9.891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2/2019</text:p>
            <text:p>15:35:54</text:p>
          </table:table-cell>
          <table:table-cell office:value-type="string" calcext:value-type="string">
            <text:p>2019.0658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3148-</text:p>
            <text:p>8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9.891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2/2019</text:p>
            <text:p>19:06:27</text:p>
          </table:table-cell>
          <table:table-cell office:value-type="string" calcext:value-type="string">
            <text:p>2020.0033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4109-</text:p>
            <text:p>4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3.005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2/2019</text:p>
            <text:p>19:06:28</text:p>
          </table:table-cell>
          <table:table-cell office:value-type="string" calcext:value-type="string">
            <text:p>2020.0005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4109-</text:p>
            <text:p>4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4.335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2/2019</text:p>
            <text:p>19:06:38</text:p>
          </table:table-cell>
          <table:table-cell office:value-type="string" calcext:value-type="string">
            <text:p>2020.0006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8319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2.901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2/2019</text:p>
            <text:p>19:06:39</text:p>
          </table:table-cell>
          <table:table-cell office:value-type="string" calcext:value-type="string">
            <text:p>2020.0033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8319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.478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2/2019</text:p>
            <text:p>19:06:40</text:p>
          </table:table-cell>
          <table:table-cell office:value-type="string" calcext:value-type="string">
            <text:p>2020.0004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8319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.478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2/2019</text:p>
            <text:p>10:40:45</text:p>
          </table:table-cell>
          <table:table-cell office:value-type="string" calcext:value-type="string">
            <text:p>2020.0039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669-</text:p>
            <text:p>44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2.593,5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6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6/12/2019</text:p>
          </table:table-cell>
          <table:table-cell office:value-type="string" calcext:value-type="string">
            <text:p>2020.00392-3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209333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.237,8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23:40</text:p>
          </table:table-cell>
          <table:table-cell table:number-columns-repeated="2"/>
          <table:table-cell office:value-type="string" calcext:value-type="string">
            <text:p>91.2017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3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2/2019</text:p>
            <text:p>16:23:41</text:p>
          </table:table-cell>
          <table:table-cell office:value-type="string" calcext:value-type="string">
            <text:p>2020.0035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9333-</text:p>
            <text:p>9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.713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2/2019</text:p>
            <text:p>16:44:39</text:p>
          </table:table-cell>
          <table:table-cell office:value-type="string" calcext:value-type="string">
            <text:p>2020.0037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0018-</text:p>
            <text:p>1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.266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2/2019</text:p>
            <text:p>17:09:05</text:p>
          </table:table-cell>
          <table:table-cell office:value-type="string" calcext:value-type="string">
            <text:p>2020.0036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2786-</text:p>
            <text:p>27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5.831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2/2019</text:p>
            <text:p>20:36:23</text:p>
          </table:table-cell>
          <table:table-cell office:value-type="string" calcext:value-type="string">
            <text:p>2020.0049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116-</text:p>
            <text:p>64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7.541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2/2019</text:p>
            <text:p>20:36:24</text:p>
          </table:table-cell>
          <table:table-cell office:value-type="string" calcext:value-type="string">
            <text:p>2020.0037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116-</text:p>
            <text:p>64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0.164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2/2019</text:p>
            <text:p>16:49:16</text:p>
          </table:table-cell>
          <table:table-cell office:value-type="string" calcext:value-type="string">
            <text:p>2020.0039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030-</text:p>
            <text:p>9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6.824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2/2019</text:p>
            <text:p>18:37:26</text:p>
          </table:table-cell>
          <table:table-cell office:value-type="string" calcext:value-type="string">
            <text:p>2020.0041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009-</text:p>
            <text:p>50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.963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12/2019</text:p>
            <text:p>18:37:27</text:p>
          </table:table-cell>
          <table:table-cell office:value-type="string" calcext:value-type="string">
            <text:p>2020.0040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009-</text:p>
            <text:p>50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5.852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2/2019</text:p>
            <text:p>17:03:00</text:p>
          </table:table-cell>
          <table:table-cell office:value-type="string" calcext:value-type="string">
            <text:p>2020.0088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689-</text:p>
            <text:p>8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.262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2/2019</text:p>
            <text:p>17:45:17</text:p>
          </table:table-cell>
          <table:table-cell office:value-type="string" calcext:value-type="string">
            <text:p>2020.0043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2107-</text:p>
            <text:p>62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3.482,9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37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1/12/2019</text:p>
            <text:p>17:45:44</text:p>
          </table:table-cell>
          <table:table-cell office:value-type="string" calcext:value-type="string">
            <text:p>2020.0038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113-</text:p>
            <text:p>1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.078,7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2/2019</text:p>
            <text:p>17:45:46</text:p>
          </table:table-cell>
          <table:table-cell office:value-type="string" calcext:value-type="string">
            <text:p>2020.0042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113-</text:p>
            <text:p>1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1.779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12/2019</text:p>
            <text:p>15:07:06</text:p>
          </table:table-cell>
          <table:table-cell office:value-type="string" calcext:value-type="string">
            <text:p>2020.0043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306-</text:p>
            <text:p>0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.948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12/2019</text:p>
            <text:p>15:07:07</text:p>
          </table:table-cell>
          <table:table-cell office:value-type="string" calcext:value-type="string">
            <text:p>2020.0064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306-</text:p>
            <text:p>0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3.017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2/2019</text:p>
            <text:p>15:45:03</text:p>
          </table:table-cell>
          <table:table-cell office:value-type="string" calcext:value-type="string">
            <text:p>2020.0044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6003-</text:p>
            <text:p>8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51.728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2/2019</text:p>
            <text:p>16:10:16</text:p>
          </table:table-cell>
          <table:table-cell office:value-type="string" calcext:value-type="string">
            <text:p>2020.0010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775-</text:p>
            <text:p>61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PD</text:p>
          </table:table-cell>
          <table:table-cell office:value-type="string" calcext:value-type="string">
            <text:p>R$538.960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2/2019</text:p>
            <text:p>16:10:30</text:p>
          </table:table-cell>
          <table:table-cell office:value-type="string" calcext:value-type="string">
            <text:p>2020.0040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162-</text:p>
            <text:p>5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4.643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2/2019</text:p>
            <text:p>16:10:31</text:p>
          </table:table-cell>
          <table:table-cell office:value-type="string" calcext:value-type="string">
            <text:p>2020.0011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162-</text:p>
            <text:p>5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4.168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2/2019</text:p>
            <text:p>16:10:33</text:p>
          </table:table-cell>
          <table:table-cell office:value-type="string" calcext:value-type="string">
            <text:p>2020.0011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9755-</text:p>
            <text:p>1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9.448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2/2019</text:p>
            <text:p>17:24:45</text:p>
          </table:table-cell>
          <table:table-cell office:value-type="string" calcext:value-type="string">
            <text:p>2020.0050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494-</text:p>
            <text:p>82.2015.8.19.0066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0.656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12/2019</text:p>
            <text:p>12:45:35</text:p>
          </table:table-cell>
          <table:table-cell office:value-type="string" calcext:value-type="string">
            <text:p>2020.0051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5146-</text:p>
            <text:p>93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.074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2/2019</text:p>
            <text:p>17:48:35</text:p>
          </table:table-cell>
          <table:table-cell office:value-type="string" calcext:value-type="string">
            <text:p>2020.0047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2135-</text:p>
            <text:p>67.2013.8.19.002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9.231,7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3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12/2019</text:p>
            <text:p>17:32:31</text:p>
          </table:table-cell>
          <table:table-cell office:value-type="string" calcext:value-type="string">
            <text:p>2020.0043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266-</text:p>
            <text:p>0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3.545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12/2019</text:p>
            <text:p>11:53:52</text:p>
          </table:table-cell>
          <table:table-cell office:value-type="string" calcext:value-type="string">
            <text:p>2020.0041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201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6.816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12/2019</text:p>
            <text:p>14:21:20</text:p>
          </table:table-cell>
          <table:table-cell office:value-type="string" calcext:value-type="string">
            <text:p>2020.0025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4016-</text:p>
            <text:p>8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5.679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12/2019</text:p>
            <text:p>15:38:05</text:p>
          </table:table-cell>
          <table:table-cell office:value-type="string" calcext:value-type="string">
            <text:p>2020.0043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33808-</text:p>
            <text:p>0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36.358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20</text:p>
            <text:p>14:55:44</text:p>
          </table:table-cell>
          <table:table-cell office:value-type="string" calcext:value-type="string">
            <text:p>2020.0049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2661-</text:p>
            <text:p>4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.227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20</text:p>
            <text:p>18:36:42</text:p>
          </table:table-cell>
          <table:table-cell office:value-type="string" calcext:value-type="string">
            <text:p>2020.0046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146-</text:p>
            <text:p>46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3.465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20</text:p>
            <text:p>18:36:44</text:p>
          </table:table-cell>
          <table:table-cell office:value-type="string" calcext:value-type="string">
            <text:p>2020.0069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146-</text:p>
            <text:p>46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98.467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20</text:p>
            <text:p>18:36:46</text:p>
          </table:table-cell>
          <table:table-cell office:value-type="string" calcext:value-type="string">
            <text:p>2020.0049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146-</text:p>
            <text:p>46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7.471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20</text:p>
            <text:p>18:36:48</text:p>
          </table:table-cell>
          <table:table-cell office:value-type="string" calcext:value-type="string">
            <text:p>2020.0048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146-</text:p>
            <text:p>46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4.922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20</text:p>
            <text:p>18:36:50</text:p>
          </table:table-cell>
          <table:table-cell office:value-type="string" calcext:value-type="string">
            <text:p>2020.0048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146-</text:p>
            <text:p>46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4.702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20</text:p>
            <text:p>18:36:51</text:p>
          </table:table-cell>
          <table:table-cell office:value-type="string" calcext:value-type="string">
            <text:p>2020.0069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146-</text:p>
            <text:p>46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5.836,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9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0/01/2020</text:p>
          </table:table-cell>
          <table:table-cell office:value-type="string" calcext:value-type="string">
            <text:p>2020.00364-8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26510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8.551,9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13:54</text:p>
          </table:table-cell>
          <table:table-cell table:number-columns-repeated="2"/>
          <table:table-cell office:value-type="string" calcext:value-type="string">
            <text:p>22.1998.8.19.000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3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20</text:p>
            <text:p>17:34:41</text:p>
          </table:table-cell>
          <table:table-cell office:value-type="string" calcext:value-type="string">
            <text:p>2020.0065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6510-</text:p>
            <text:p>22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8.546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1/2020</text:p>
            <text:p>12:40:36</text:p>
          </table:table-cell>
          <table:table-cell office:value-type="string" calcext:value-type="string">
            <text:p>2020.0062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2697-</text:p>
            <text:p>8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8.596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1/2020</text:p>
            <text:p>12:40:41</text:p>
          </table:table-cell>
          <table:table-cell office:value-type="string" calcext:value-type="string">
            <text:p>2020.0034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0018-</text:p>
            <text:p>4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5.584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1/2020</text:p>
            <text:p>12:40:42</text:p>
          </table:table-cell>
          <table:table-cell office:value-type="string" calcext:value-type="string">
            <text:p>2020.0034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0018-</text:p>
            <text:p>4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5.584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1/2020</text:p>
            <text:p>16:35:39</text:p>
          </table:table-cell>
          <table:table-cell office:value-type="string" calcext:value-type="string">
            <text:p>2020.0081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9.473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1/2020</text:p>
            <text:p>16:51:22</text:p>
          </table:table-cell>
          <table:table-cell office:value-type="string" calcext:value-type="string">
            <text:p>2020.0035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2266-</text:p>
            <text:p>17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9.064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1/2020</text:p>
            <text:p>12:48:13</text:p>
          </table:table-cell>
          <table:table-cell office:value-type="string" calcext:value-type="string">
            <text:p>2020.0031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5063-</text:p>
            <text:p>06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.760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1/2020</text:p>
            <text:p>16:34:19</text:p>
          </table:table-cell>
          <table:table-cell office:value-type="string" calcext:value-type="string">
            <text:p>2020.0072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7132-</text:p>
            <text:p>2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1.805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1/2020</text:p>
            <text:p>19:13:10</text:p>
          </table:table-cell>
          <table:table-cell office:value-type="string" calcext:value-type="string">
            <text:p>2020.0054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8654-</text:p>
            <text:p>5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057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1/2020</text:p>
            <text:p>19:13:11</text:p>
          </table:table-cell>
          <table:table-cell office:value-type="string" calcext:value-type="string">
            <text:p>2020.0025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8654-</text:p>
            <text:p>5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9.173,1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40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4/01/2020</text:p>
            <text:p>13:45:21</text:p>
          </table:table-cell>
          <table:table-cell office:value-type="string" calcext:value-type="string">
            <text:p>2020.0073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0328-</text:p>
            <text:p>5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.673,2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4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1/2020</text:p>
            <text:p>17:45:51</text:p>
          </table:table-cell>
          <table:table-cell office:value-type="string" calcext:value-type="string">
            <text:p>2020.0026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7865-</text:p>
            <text:p>2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.219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1/2020</text:p>
            <text:p>18:20:06</text:p>
          </table:table-cell>
          <table:table-cell office:value-type="string" calcext:value-type="string">
            <text:p>2020.0027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3913-</text:p>
            <text:p>30.2011.8.19.0024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799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1/2020</text:p>
            <text:p>13:56:10</text:p>
          </table:table-cell>
          <table:table-cell office:value-type="string" calcext:value-type="string">
            <text:p>2020.0054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6706-</text:p>
            <text:p>2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2.734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1/2020</text:p>
            <text:p>13:49:44</text:p>
          </table:table-cell>
          <table:table-cell office:value-type="string" calcext:value-type="string">
            <text:p>2020.0073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2185-</text:p>
            <text:p>09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853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1/2020</text:p>
            <text:p>13:49:45</text:p>
          </table:table-cell>
          <table:table-cell office:value-type="string" calcext:value-type="string">
            <text:p>2020.0082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2185-</text:p>
            <text:p>09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7.254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1/2020</text:p>
            <text:p>13:49:47</text:p>
          </table:table-cell>
          <table:table-cell office:value-type="string" calcext:value-type="string">
            <text:p>2020.0084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8293-</text:p>
            <text:p>59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1.564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1/2020</text:p>
            <text:p>13:49:48</text:p>
          </table:table-cell>
          <table:table-cell office:value-type="string" calcext:value-type="string">
            <text:p>2020.0082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8293-</text:p>
            <text:p>59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1.564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1/2020</text:p>
            <text:p>13:49:49</text:p>
          </table:table-cell>
          <table:table-cell office:value-type="string" calcext:value-type="string">
            <text:p>2020.0085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8293-</text:p>
            <text:p>59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1.564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1/2020</text:p>
            <text:p>13:49:50</text:p>
          </table:table-cell>
          <table:table-cell office:value-type="string" calcext:value-type="string">
            <text:p>2020.0071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9414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4.670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1/2020</text:p>
            <text:p>14:48:17</text:p>
          </table:table-cell>
          <table:table-cell office:value-type="string" calcext:value-type="string">
            <text:p>2020.0086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6056-</text:p>
            <text:p>6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2.578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1/2020</text:p>
            <text:p>14:48:18</text:p>
          </table:table-cell>
          <table:table-cell office:value-type="string" calcext:value-type="string">
            <text:p>2020.0086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6056-</text:p>
            <text:p>6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1.824,5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1/2020</text:p>
            <text:p>14:48:25</text:p>
          </table:table-cell>
          <table:table-cell office:value-type="string" calcext:value-type="string">
            <text:p>2020.0087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2382-</text:p>
            <text:p>3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9.714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1/2020</text:p>
            <text:p>14:48:29</text:p>
          </table:table-cell>
          <table:table-cell office:value-type="string" calcext:value-type="string">
            <text:p>2020.0083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3218-</text:p>
            <text:p>08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7.416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1/2020</text:p>
            <text:p>14:48:36</text:p>
          </table:table-cell>
          <table:table-cell office:value-type="string" calcext:value-type="string">
            <text:p>2020.0082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2705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5.398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2/2020</text:p>
            <text:p>11:50:24</text:p>
          </table:table-cell>
          <table:table-cell office:value-type="string" calcext:value-type="string">
            <text:p>2020.0091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7412-</text:p>
            <text:p>64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.086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2/2020</text:p>
            <text:p>11:50:26</text:p>
          </table:table-cell>
          <table:table-cell office:value-type="string" calcext:value-type="string">
            <text:p>2020.0096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7412-</text:p>
            <text:p>64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886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2/2020</text:p>
            <text:p>11:50:28</text:p>
          </table:table-cell>
          <table:table-cell office:value-type="string" calcext:value-type="string">
            <text:p>2020.0089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7412-</text:p>
            <text:p>64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.824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2/2020</text:p>
            <text:p>11:50:35</text:p>
          </table:table-cell>
          <table:table-cell office:value-type="string" calcext:value-type="string">
            <text:p>2020.0066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272-</text:p>
            <text:p>33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3.974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2/2020</text:p>
            <text:p>11:50:42</text:p>
          </table:table-cell>
          <table:table-cell office:value-type="string" calcext:value-type="string">
            <text:p>2020.0061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4996-</text:p>
            <text:p>92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.381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2/2020</text:p>
            <text:p>14:16:04</text:p>
          </table:table-cell>
          <table:table-cell office:value-type="string" calcext:value-type="string">
            <text:p>2020.0090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1365-</text:p>
            <text:p>97.200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2.305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2/2020</text:p>
            <text:p>19:27:41</text:p>
          </table:table-cell>
          <table:table-cell office:value-type="string" calcext:value-type="string">
            <text:p>2020.0089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6645-</text:p>
            <text:p>8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508.966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2/2020</text:p>
            <text:p>19:27:42</text:p>
          </table:table-cell>
          <table:table-cell office:value-type="string" calcext:value-type="string">
            <text:p>2020.0097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6645-</text:p>
            <text:p>8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5.419,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3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4/02/2020</text:p>
          </table:table-cell>
          <table:table-cell office:value-type="string" calcext:value-type="string">
            <text:p>2020.01005-9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36645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2.709,5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9:27:43</text:p>
          </table:table-cell>
          <table:table-cell table:number-columns-repeated="2"/>
          <table:table-cell office:value-type="string" calcext:value-type="string">
            <text:p>85.2001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4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2/2020</text:p>
            <text:p>13:13:34</text:p>
          </table:table-cell>
          <table:table-cell office:value-type="string" calcext:value-type="string">
            <text:p>2020.0106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8150-</text:p>
            <text:p>9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7.383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2/2020</text:p>
            <text:p>16:30:44</text:p>
          </table:table-cell>
          <table:table-cell office:value-type="string" calcext:value-type="string">
            <text:p>2020.0116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6718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1.072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2/2020</text:p>
            <text:p>16:30:46</text:p>
          </table:table-cell>
          <table:table-cell office:value-type="string" calcext:value-type="string">
            <text:p>2020.0106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6718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PD</text:p>
          </table:table-cell>
          <table:table-cell office:value-type="string" calcext:value-type="string">
            <text:p>R$94.849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2/2020</text:p>
            <text:p>16:21:01</text:p>
          </table:table-cell>
          <table:table-cell office:value-type="string" calcext:value-type="string">
            <text:p>2020.0119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297-</text:p>
            <text:p>1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0.25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2/2020</text:p>
            <text:p>00:00:14</text:p>
          </table:table-cell>
          <table:table-cell office:value-type="string" calcext:value-type="string">
            <text:p>2020.0067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5724-</text:p>
            <text:p>9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6.043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2/2020</text:p>
            <text:p>11:54:40</text:p>
          </table:table-cell>
          <table:table-cell office:value-type="string" calcext:value-type="string">
            <text:p>2020.0075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4560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.910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2/2020</text:p>
            <text:p>11:54:41</text:p>
          </table:table-cell>
          <table:table-cell office:value-type="string" calcext:value-type="string">
            <text:p>2020.0118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204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612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2/2020</text:p>
            <text:p>18:04:00</text:p>
          </table:table-cell>
          <table:table-cell office:value-type="string" calcext:value-type="string">
            <text:p>2020.0117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4803-</text:p>
            <text:p>9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6.719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2/2020</text:p>
            <text:p>18:04:02</text:p>
          </table:table-cell>
          <table:table-cell office:value-type="string" calcext:value-type="string">
            <text:p>2020.0079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4803-</text:p>
            <text:p>9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6.719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2/2020</text:p>
            <text:p>13:54:29</text:p>
          </table:table-cell>
          <table:table-cell office:value-type="string" calcext:value-type="string">
            <text:p>2020.0069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251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.124,9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44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0/02/2020</text:p>
            <text:p>13:54:30</text:p>
          </table:table-cell>
          <table:table-cell office:value-type="string" calcext:value-type="string">
            <text:p>2020.0080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251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27.692,5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4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2/2020</text:p>
            <text:p>13:54:31</text:p>
          </table:table-cell>
          <table:table-cell office:value-type="string" calcext:value-type="string">
            <text:p>2020.01209-4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82294-</text:p>
            <text:p>90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.027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2/2020</text:p>
            <text:p>13:54:33</text:p>
          </table:table-cell>
          <table:table-cell office:value-type="string" calcext:value-type="string">
            <text:p>2020.0079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749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7.001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2/2020</text:p>
            <text:p>13:54:38</text:p>
          </table:table-cell>
          <table:table-cell office:value-type="string" calcext:value-type="string">
            <text:p>2020.0080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8741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.520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2/2020</text:p>
            <text:p>13:54:41</text:p>
          </table:table-cell>
          <table:table-cell office:value-type="string" calcext:value-type="string">
            <text:p>2020.0122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56473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644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2/2020</text:p>
            <text:p>18:24:07</text:p>
          </table:table-cell>
          <table:table-cell office:value-type="string" calcext:value-type="string">
            <text:p>2020.00949-2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71544-</text:p>
            <text:p>54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.703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2/2020</text:p>
            <text:p>15:14:50</text:p>
          </table:table-cell>
          <table:table-cell office:value-type="string" calcext:value-type="string">
            <text:p>2020.0074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5770-</text:p>
            <text:p>40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8.682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2/2020</text:p>
            <text:p>17:05:24</text:p>
          </table:table-cell>
          <table:table-cell office:value-type="string" calcext:value-type="string">
            <text:p>2020.0110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6199-</text:p>
            <text:p>7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.730.230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2/2020</text:p>
            <text:p>18:28:02</text:p>
          </table:table-cell>
          <table:table-cell office:value-type="string" calcext:value-type="string">
            <text:p>2020.0107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089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6.355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2/2020</text:p>
            <text:p>18:28:03</text:p>
          </table:table-cell>
          <table:table-cell office:value-type="string" calcext:value-type="string">
            <text:p>2020.0080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089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.439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2/2020</text:p>
            <text:p>18:28:04</text:p>
          </table:table-cell>
          <table:table-cell office:value-type="string" calcext:value-type="string">
            <text:p>2020.0118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089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.439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2/2020</text:p>
            <text:p>18:28:06</text:p>
          </table:table-cell>
          <table:table-cell office:value-type="string" calcext:value-type="string">
            <text:p>2020.0095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057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2.374,0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2/2020</text:p>
            <text:p>18:28:07</text:p>
          </table:table-cell>
          <table:table-cell office:value-type="string" calcext:value-type="string">
            <text:p>2020.0069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057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.606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2/2020</text:p>
            <text:p>18:28:08</text:p>
          </table:table-cell>
          <table:table-cell office:value-type="string" calcext:value-type="string">
            <text:p>2020.0078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97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4.111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2/2020</text:p>
            <text:p>15:55:45</text:p>
          </table:table-cell>
          <table:table-cell office:value-type="string" calcext:value-type="string">
            <text:p>2020.0075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3110-</text:p>
            <text:p>9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6.686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2/2020</text:p>
            <text:p>15:55:48</text:p>
          </table:table-cell>
          <table:table-cell office:value-type="string" calcext:value-type="string">
            <text:p>2020.0106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3110-</text:p>
            <text:p>9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7.712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2/2020</text:p>
            <text:p>17:37:34</text:p>
          </table:table-cell>
          <table:table-cell office:value-type="string" calcext:value-type="string">
            <text:p>2020.0080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9385-</text:p>
            <text:p>8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191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2/2020</text:p>
            <text:p>17:37:35</text:p>
          </table:table-cell>
          <table:table-cell office:value-type="string" calcext:value-type="string">
            <text:p>2020.0075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9385-</text:p>
            <text:p>8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6.224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2/2020</text:p>
            <text:p>17:37:36</text:p>
          </table:table-cell>
          <table:table-cell office:value-type="string" calcext:value-type="string">
            <text:p>2020.0104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9385-</text:p>
            <text:p>8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191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2/2020</text:p>
            <text:p>18:36:25</text:p>
          </table:table-cell>
          <table:table-cell office:value-type="string" calcext:value-type="string">
            <text:p>2020.0106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2932-</text:p>
            <text:p>89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8.010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20</text:p>
            <text:p>15:09:41</text:p>
          </table:table-cell>
          <table:table-cell office:value-type="string" calcext:value-type="string">
            <text:p>2020.0134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456-</text:p>
            <text:p>5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.802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20</text:p>
            <text:p>16:09:05</text:p>
          </table:table-cell>
          <table:table-cell office:value-type="string" calcext:value-type="string">
            <text:p>2020.0117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834-</text:p>
            <text:p>04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.643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20</text:p>
            <text:p>17:11:17</text:p>
          </table:table-cell>
          <table:table-cell office:value-type="string" calcext:value-type="string">
            <text:p>2020.0109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456-</text:p>
            <text:p>5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0.016,2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6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4/02/2020</text:p>
          </table:table-cell>
          <table:table-cell office:value-type="string" calcext:value-type="string">
            <text:p>2020.01017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56315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7.792,0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41:17</text:p>
          </table:table-cell>
          <table:table-cell table:number-columns-repeated="2"/>
          <table:table-cell office:value-type="string" calcext:value-type="string">
            <text:p>10.2007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4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20</text:p>
            <text:p>18:41:19</text:p>
          </table:table-cell>
          <table:table-cell office:value-type="string" calcext:value-type="string">
            <text:p>2020.0101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6315-</text:p>
            <text:p>10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7.792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2/2020</text:p>
            <text:p>18:42:47</text:p>
          </table:table-cell>
          <table:table-cell office:value-type="string" calcext:value-type="string">
            <text:p>2020.0124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8406-</text:p>
            <text:p>2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6.964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2/2020</text:p>
            <text:p>12:38:51</text:p>
          </table:table-cell>
          <table:table-cell office:value-type="string" calcext:value-type="string">
            <text:p>2020.0103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1186-</text:p>
            <text:p>84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8.576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2/2020</text:p>
            <text:p>12:38:52</text:p>
          </table:table-cell>
          <table:table-cell office:value-type="string" calcext:value-type="string">
            <text:p>2020.0103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4527-</text:p>
            <text:p>80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0.342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20</text:p>
            <text:p>13:49:41</text:p>
          </table:table-cell>
          <table:table-cell office:value-type="string" calcext:value-type="string">
            <text:p>2020.0142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9003-</text:p>
            <text:p>24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5.240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20</text:p>
            <text:p>14:04:45</text:p>
          </table:table-cell>
          <table:table-cell office:value-type="string" calcext:value-type="string">
            <text:p>2020.0092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4226-</text:p>
            <text:p>0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605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20</text:p>
            <text:p>15:06:45</text:p>
          </table:table-cell>
          <table:table-cell office:value-type="string" calcext:value-type="string">
            <text:p>2020.0094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7414-</text:p>
            <text:p>21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.156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20</text:p>
            <text:p>17:12:55</text:p>
          </table:table-cell>
          <table:table-cell office:value-type="string" calcext:value-type="string">
            <text:p>2020.0094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758-</text:p>
            <text:p>40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7.598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20</text:p>
            <text:p>17:13:02</text:p>
          </table:table-cell>
          <table:table-cell office:value-type="string" calcext:value-type="string">
            <text:p>2020.0086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820-</text:p>
            <text:p>69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.753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20</text:p>
            <text:p>17:13:04</text:p>
          </table:table-cell>
          <table:table-cell office:value-type="string" calcext:value-type="string">
            <text:p>2020.0093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820-</text:p>
            <text:p>69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9.455,2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47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8/02/2020</text:p>
            <text:p>17:32:17</text:p>
          </table:table-cell>
          <table:table-cell office:value-type="string" calcext:value-type="string">
            <text:p>2020.0087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5246-</text:p>
            <text:p>9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.052,1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4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20</text:p>
            <text:p>17:50:59</text:p>
          </table:table-cell>
          <table:table-cell office:value-type="string" calcext:value-type="string">
            <text:p>2020.0093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249-</text:p>
            <text:p>59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7.832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20</text:p>
            <text:p>17:51:00</text:p>
          </table:table-cell>
          <table:table-cell office:value-type="string" calcext:value-type="string">
            <text:p>2020.0089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249-</text:p>
            <text:p>59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30.492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20</text:p>
            <text:p>17:51:07</text:p>
          </table:table-cell>
          <table:table-cell office:value-type="string" calcext:value-type="string">
            <text:p>2020.0094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1732-</text:p>
            <text:p>9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6.942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20</text:p>
            <text:p>17:53:40</text:p>
          </table:table-cell>
          <table:table-cell office:value-type="string" calcext:value-type="string">
            <text:p>2020.0086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2514-</text:p>
            <text:p>4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0.842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20</text:p>
            <text:p>18:03:16</text:p>
          </table:table-cell>
          <table:table-cell office:value-type="string" calcext:value-type="string">
            <text:p>2020.0134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9003-</text:p>
            <text:p>24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20.960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20</text:p>
            <text:p>15:21:49</text:p>
          </table:table-cell>
          <table:table-cell office:value-type="string" calcext:value-type="string">
            <text:p>2020.0114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00090-</text:p>
            <text:p>81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27.433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2/2020</text:p>
            <text:p>15:08:53</text:p>
          </table:table-cell>
          <table:table-cell office:value-type="string" calcext:value-type="string">
            <text:p>2020.0134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0158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132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2/2020</text:p>
            <text:p>16:49:10</text:p>
          </table:table-cell>
          <table:table-cell office:value-type="string" calcext:value-type="string">
            <text:p>2020.0102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000-</text:p>
            <text:p>1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1.924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2/2020</text:p>
            <text:p>16:49:13</text:p>
          </table:table-cell>
          <table:table-cell office:value-type="string" calcext:value-type="string">
            <text:p>2020.0113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627-</text:p>
            <text:p>0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6.977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2/2020</text:p>
            <text:p>18:35:23</text:p>
          </table:table-cell>
          <table:table-cell office:value-type="string" calcext:value-type="string">
            <text:p>2020.0113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5175-</text:p>
            <text:p>5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1.161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2/2020</text:p>
            <text:p>11:19:54</text:p>
          </table:table-cell>
          <table:table-cell office:value-type="string" calcext:value-type="string">
            <text:p>2020.0099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7.520,1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2/2020</text:p>
            <text:p>11:19:55</text:p>
          </table:table-cell>
          <table:table-cell office:value-type="string" calcext:value-type="string">
            <text:p>2020.0099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9.681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2/2020</text:p>
            <text:p>11:19:56</text:p>
          </table:table-cell>
          <table:table-cell office:value-type="string" calcext:value-type="string">
            <text:p>2020.0099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40.330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2/2020</text:p>
            <text:p>11:19:58</text:p>
          </table:table-cell>
          <table:table-cell office:value-type="string" calcext:value-type="string">
            <text:p>2020.0099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4.944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2/2020</text:p>
            <text:p>16:07:23</text:p>
          </table:table-cell>
          <table:table-cell office:value-type="string" calcext:value-type="string">
            <text:p>2020.0098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8264-</text:p>
            <text:p>4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7.590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2/2020</text:p>
            <text:p>16:07:26</text:p>
          </table:table-cell>
          <table:table-cell office:value-type="string" calcext:value-type="string">
            <text:p>2020.0095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7462-</text:p>
            <text:p>61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1.398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2/2020</text:p>
            <text:p>16:07:27</text:p>
          </table:table-cell>
          <table:table-cell office:value-type="string" calcext:value-type="string">
            <text:p>2020.0094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6875-</text:p>
            <text:p>2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.881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2/2020</text:p>
            <text:p>17:00:58</text:p>
          </table:table-cell>
          <table:table-cell office:value-type="string" calcext:value-type="string">
            <text:p>2020.0140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4614-</text:p>
            <text:p>39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.381.855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2/2020</text:p>
            <text:p>17:48:20</text:p>
          </table:table-cell>
          <table:table-cell office:value-type="string" calcext:value-type="string">
            <text:p>2020.0097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3023-</text:p>
            <text:p>1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.159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2/2020</text:p>
            <text:p>17:48:22</text:p>
          </table:table-cell>
          <table:table-cell office:value-type="string" calcext:value-type="string">
            <text:p>2020.0096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3023-</text:p>
            <text:p>1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.319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2/2020</text:p>
            <text:p>17:48:24</text:p>
          </table:table-cell>
          <table:table-cell office:value-type="string" calcext:value-type="string">
            <text:p>2020.0098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3023-</text:p>
            <text:p>1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.319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3/2020</text:p>
            <text:p>12:10:32</text:p>
          </table:table-cell>
          <table:table-cell office:value-type="string" calcext:value-type="string">
            <text:p>2020.0108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000-</text:p>
            <text:p>8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18.526,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0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2/03/2020</text:p>
          </table:table-cell>
          <table:table-cell office:value-type="string" calcext:value-type="string">
            <text:p>2020.01091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59634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5.339,6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31:29</text:p>
          </table:table-cell>
          <table:table-cell table:number-columns-repeated="2"/>
          <table:table-cell office:value-type="string" calcext:value-type="string">
            <text:p>46.2005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3/2020</text:p>
            <text:p>14:06:22</text:p>
          </table:table-cell>
          <table:table-cell office:value-type="string" calcext:value-type="string">
            <text:p>2020.0109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669-</text:p>
            <text:p>52.2015.8.19.0057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1.885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3/2020</text:p>
            <text:p>14:57:25</text:p>
          </table:table-cell>
          <table:table-cell office:value-type="string" calcext:value-type="string">
            <text:p>2020.0109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5457-</text:p>
            <text:p>35.2000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.584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3/2020</text:p>
            <text:p>17:44:56</text:p>
          </table:table-cell>
          <table:table-cell office:value-type="string" calcext:value-type="string">
            <text:p>2020.0110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9656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9.403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3/2020</text:p>
            <text:p>17:49:11</text:p>
          </table:table-cell>
          <table:table-cell office:value-type="string" calcext:value-type="string">
            <text:p>2020.0108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240-</text:p>
            <text:p>5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.990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3/2020</text:p>
            <text:p>18:53:50</text:p>
          </table:table-cell>
          <table:table-cell office:value-type="string" calcext:value-type="string">
            <text:p>2020.0096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818-</text:p>
            <text:p>31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.516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3/2020</text:p>
            <text:p>13:58:55</text:p>
          </table:table-cell>
          <table:table-cell office:value-type="string" calcext:value-type="string">
            <text:p>2020.0119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0021-</text:p>
            <text:p>7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1.24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3/2020</text:p>
            <text:p>16:28:44</text:p>
          </table:table-cell>
          <table:table-cell office:value-type="string" calcext:value-type="string">
            <text:p>2020.0125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8998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.262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3/2020</text:p>
            <text:p>17:24:04</text:p>
          </table:table-cell>
          <table:table-cell office:value-type="string" calcext:value-type="string">
            <text:p>2020.0121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5461-</text:p>
            <text:p>11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.873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3/2020</text:p>
            <text:p>18:58:15</text:p>
          </table:table-cell>
          <table:table-cell office:value-type="string" calcext:value-type="string">
            <text:p>2020.0124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154-</text:p>
            <text:p>0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6.165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3/2020</text:p>
            <text:p>18:58:17</text:p>
          </table:table-cell>
          <table:table-cell office:value-type="string" calcext:value-type="string">
            <text:p>2020.0125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154-</text:p>
            <text:p>0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5.030,0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51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4/03/2020</text:p>
            <text:p>18:58:19</text:p>
          </table:table-cell>
          <table:table-cell office:value-type="string" calcext:value-type="string">
            <text:p>2020.0126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154-</text:p>
            <text:p>0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1.977,5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5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3/2020</text:p>
            <text:p>18:58:21</text:p>
          </table:table-cell>
          <table:table-cell office:value-type="string" calcext:value-type="string">
            <text:p>2020.0115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154-</text:p>
            <text:p>0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1.977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3/2020</text:p>
            <text:p>18:58:22</text:p>
          </table:table-cell>
          <table:table-cell office:value-type="string" calcext:value-type="string">
            <text:p>2020.0111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8850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.043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3/2020</text:p>
            <text:p>17:52:54</text:p>
          </table:table-cell>
          <table:table-cell office:value-type="string" calcext:value-type="string">
            <text:p>2020.0111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418-</text:p>
            <text:p>8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9.28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3/2020</text:p>
            <text:p>17:52:57</text:p>
          </table:table-cell>
          <table:table-cell office:value-type="string" calcext:value-type="string">
            <text:p>2020.0116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418-</text:p>
            <text:p>8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9.475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3/2020</text:p>
            <text:p>17:55:59</text:p>
          </table:table-cell>
          <table:table-cell office:value-type="string" calcext:value-type="string">
            <text:p>2020.0111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09431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.595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3/2020</text:p>
            <text:p>17:56:01</text:p>
          </table:table-cell>
          <table:table-cell office:value-type="string" calcext:value-type="string">
            <text:p>2020.0112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09431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13.311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3/2020</text:p>
            <text:p>18:29:54</text:p>
          </table:table-cell>
          <table:table-cell office:value-type="string" calcext:value-type="string">
            <text:p>2020.0135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100-</text:p>
            <text:p>3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.353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3/2020</text:p>
            <text:p>18:29:55</text:p>
          </table:table-cell>
          <table:table-cell office:value-type="string" calcext:value-type="string">
            <text:p>2020.0120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100-</text:p>
            <text:p>3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5.648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3/2020</text:p>
            <text:p>18:29:56</text:p>
          </table:table-cell>
          <table:table-cell office:value-type="string" calcext:value-type="string">
            <text:p>2020.0135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100-</text:p>
            <text:p>3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.353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3/2020</text:p>
            <text:p>10:41:48</text:p>
          </table:table-cell>
          <table:table-cell office:value-type="string" calcext:value-type="string">
            <text:p>2020.0127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9618-</text:p>
            <text:p>58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0.413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3/2020</text:p>
            <text:p>18:11:58</text:p>
          </table:table-cell>
          <table:table-cell office:value-type="string" calcext:value-type="string">
            <text:p>2020.0129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4721-</text:p>
            <text:p>89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8.544,1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5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3/2020</text:p>
            <text:p>18:12:00</text:p>
          </table:table-cell>
          <table:table-cell office:value-type="string" calcext:value-type="string">
            <text:p>2020.0136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4721-</text:p>
            <text:p>89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1.899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3/2020</text:p>
            <text:p>18:12:58</text:p>
          </table:table-cell>
          <table:table-cell office:value-type="string" calcext:value-type="string">
            <text:p>2020.0130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2454-</text:p>
            <text:p>8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7.186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3/2020</text:p>
            <text:p>19:12:21</text:p>
          </table:table-cell>
          <table:table-cell office:value-type="string" calcext:value-type="string">
            <text:p>2020.0128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5988-</text:p>
            <text:p>4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5.520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3/2020</text:p>
            <text:p>11:51:51</text:p>
          </table:table-cell>
          <table:table-cell office:value-type="string" calcext:value-type="string">
            <text:p>2020.0129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0023-</text:p>
            <text:p>73.199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1.009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3/2020</text:p>
            <text:p>11:51:52</text:p>
          </table:table-cell>
          <table:table-cell office:value-type="string" calcext:value-type="string">
            <text:p>2020.0141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0023-</text:p>
            <text:p>73.199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10.099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3/2020</text:p>
            <text:p>11:51:53</text:p>
          </table:table-cell>
          <table:table-cell office:value-type="string" calcext:value-type="string">
            <text:p>2020.0131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348-</text:p>
            <text:p>07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5.418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3/2020</text:p>
            <text:p>15:09:00</text:p>
          </table:table-cell>
          <table:table-cell office:value-type="string" calcext:value-type="string">
            <text:p>2020.0137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8505-</text:p>
            <text:p>2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.196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3/2020</text:p>
            <text:p>15:45:36</text:p>
          </table:table-cell>
          <table:table-cell office:value-type="string" calcext:value-type="string">
            <text:p>2020.0130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1823-</text:p>
            <text:p>6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.22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3/2020</text:p>
            <text:p>15:45:37</text:p>
          </table:table-cell>
          <table:table-cell office:value-type="string" calcext:value-type="string">
            <text:p>2020.0131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1823-</text:p>
            <text:p>6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.805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3/2020</text:p>
            <text:p>17:17:08</text:p>
          </table:table-cell>
          <table:table-cell office:value-type="string" calcext:value-type="string">
            <text:p>2020.0141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609-</text:p>
            <text:p>16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434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3/2020</text:p>
            <text:p>13:32:29</text:p>
          </table:table-cell>
          <table:table-cell office:value-type="string" calcext:value-type="string">
            <text:p>2020.0137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552-</text:p>
            <text:p>44.2003.8.19.008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826,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3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1/03/2020</text:p>
          </table:table-cell>
          <table:table-cell office:value-type="string" calcext:value-type="string">
            <text:p>2020.01421-6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22875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9.607,6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4:22:08</text:p>
          </table:table-cell>
          <table:table-cell table:number-columns-repeated="2"/>
          <table:table-cell office:value-type="string" calcext:value-type="string">
            <text:p>71.2014.8.19.000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3/2020</text:p>
            <text:p>19:10:37</text:p>
          </table:table-cell>
          <table:table-cell office:value-type="string" calcext:value-type="string">
            <text:p>2020.0132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1721-</text:p>
            <text:p>2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.029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3/2020</text:p>
            <text:p>11:00:07</text:p>
          </table:table-cell>
          <table:table-cell office:value-type="string" calcext:value-type="string">
            <text:p>2020.0175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0300-</text:p>
            <text:p>6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8.471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3/2020</text:p>
            <text:p>13:30:50</text:p>
          </table:table-cell>
          <table:table-cell office:value-type="string" calcext:value-type="string">
            <text:p>2020.0138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933-</text:p>
            <text:p>1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0.943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3/2020</text:p>
            <text:p>13:30:57</text:p>
          </table:table-cell>
          <table:table-cell office:value-type="string" calcext:value-type="string">
            <text:p>2020.0134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7690-</text:p>
            <text:p>07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74.526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3/2020</text:p>
            <text:p>13:30:58</text:p>
          </table:table-cell>
          <table:table-cell office:value-type="string" calcext:value-type="string">
            <text:p>2020.0132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7690-</text:p>
            <text:p>07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98.785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3/2020</text:p>
            <text:p>13:30:59</text:p>
          </table:table-cell>
          <table:table-cell office:value-type="string" calcext:value-type="string">
            <text:p>2020.0141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7690-</text:p>
            <text:p>07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5.528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20</text:p>
            <text:p>14:27:48</text:p>
          </table:table-cell>
          <table:table-cell office:value-type="string" calcext:value-type="string">
            <text:p>2020.0139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9514-</text:p>
            <text:p>08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0.159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20</text:p>
            <text:p>17:05:17</text:p>
          </table:table-cell>
          <table:table-cell office:value-type="string" calcext:value-type="string">
            <text:p>2020.0143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124-</text:p>
            <text:p>5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.530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20</text:p>
            <text:p>17:25:18</text:p>
          </table:table-cell>
          <table:table-cell office:value-type="string" calcext:value-type="string">
            <text:p>2020.0143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0651-</text:p>
            <text:p>6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59.709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3/2020</text:p>
            <text:p>17:52:28</text:p>
          </table:table-cell>
          <table:table-cell office:value-type="string" calcext:value-type="string">
            <text:p>2020.0143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124-</text:p>
            <text:p>5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.530,5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54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6/03/2020</text:p>
            <text:p>12:11:28</text:p>
          </table:table-cell>
          <table:table-cell office:value-type="string" calcext:value-type="string">
            <text:p>2020.0145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7166-</text:p>
            <text:p>6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4.329,1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5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3/2020</text:p>
            <text:p>13:17:13</text:p>
          </table:table-cell>
          <table:table-cell office:value-type="string" calcext:value-type="string">
            <text:p>2020.0138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5.342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3/2020</text:p>
            <text:p>17:28:08</text:p>
          </table:table-cell>
          <table:table-cell office:value-type="string" calcext:value-type="string">
            <text:p>2020.0147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934-</text:p>
            <text:p>4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9.975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3/2020</text:p>
            <text:p>17:28:11</text:p>
          </table:table-cell>
          <table:table-cell office:value-type="string" calcext:value-type="string">
            <text:p>2020.0146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6083-</text:p>
            <text:p>7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99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3/2020</text:p>
            <text:p>17:28:12</text:p>
          </table:table-cell>
          <table:table-cell office:value-type="string" calcext:value-type="string">
            <text:p>2020.0144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6083-</text:p>
            <text:p>7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.853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3/2020</text:p>
            <text:p>11:53:42</text:p>
          </table:table-cell>
          <table:table-cell office:value-type="string" calcext:value-type="string">
            <text:p>2020.0151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807-</text:p>
            <text:p>37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691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3/2020</text:p>
            <text:p>13:06:23</text:p>
          </table:table-cell>
          <table:table-cell office:value-type="string" calcext:value-type="string">
            <text:p>2020.0149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6604-</text:p>
            <text:p>91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18.72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3/2020</text:p>
            <text:p>13:06:24</text:p>
          </table:table-cell>
          <table:table-cell office:value-type="string" calcext:value-type="string">
            <text:p>2020.0149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6604-</text:p>
            <text:p>91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525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3/2020</text:p>
            <text:p>16:16:29</text:p>
          </table:table-cell>
          <table:table-cell office:value-type="string" calcext:value-type="string">
            <text:p>2020.0151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515-</text:p>
            <text:p>37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.294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3/2020</text:p>
            <text:p>16:18:30</text:p>
          </table:table-cell>
          <table:table-cell office:value-type="string" calcext:value-type="string">
            <text:p>2020.0148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7588-</text:p>
            <text:p>3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67.366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3/2020</text:p>
            <text:p>18:58:48</text:p>
          </table:table-cell>
          <table:table-cell office:value-type="string" calcext:value-type="string">
            <text:p>2020.0149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0386-</text:p>
            <text:p>40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40.161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3/2020</text:p>
            <text:p>18:58:50</text:p>
          </table:table-cell>
          <table:table-cell office:value-type="string" calcext:value-type="string">
            <text:p>2020.0150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6525-</text:p>
            <text:p>15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525,4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5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3/2020</text:p>
            <text:p>18:58:52</text:p>
          </table:table-cell>
          <table:table-cell office:value-type="string" calcext:value-type="string">
            <text:p>2020.0149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6525-</text:p>
            <text:p>15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8.72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3/2020</text:p>
            <text:p>12:05:51</text:p>
          </table:table-cell>
          <table:table-cell office:value-type="string" calcext:value-type="string">
            <text:p>2020.0156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6902-</text:p>
            <text:p>2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.538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3/2020</text:p>
            <text:p>12:05:53</text:p>
          </table:table-cell>
          <table:table-cell office:value-type="string" calcext:value-type="string">
            <text:p>2020.0161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6902-</text:p>
            <text:p>2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.538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3/2020</text:p>
            <text:p>12:05:54</text:p>
          </table:table-cell>
          <table:table-cell office:value-type="string" calcext:value-type="string">
            <text:p>2020.0154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7339-</text:p>
            <text:p>27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525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3/2020</text:p>
            <text:p>12:05:56</text:p>
          </table:table-cell>
          <table:table-cell office:value-type="string" calcext:value-type="string">
            <text:p>2020.0154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7339-</text:p>
            <text:p>27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18.72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3/2020</text:p>
            <text:p>15:18:00</text:p>
          </table:table-cell>
          <table:table-cell office:value-type="string" calcext:value-type="string">
            <text:p>2020.0156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6902-</text:p>
            <text:p>2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.538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3/2020</text:p>
            <text:p>15:18:02</text:p>
          </table:table-cell>
          <table:table-cell office:value-type="string" calcext:value-type="string">
            <text:p>2020.0161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6902-</text:p>
            <text:p>2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.538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3/2020</text:p>
            <text:p>15:18:04</text:p>
          </table:table-cell>
          <table:table-cell office:value-type="string" calcext:value-type="string">
            <text:p>2020.0157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6902-</text:p>
            <text:p>2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.538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3/2020</text:p>
            <text:p>15:18:07</text:p>
          </table:table-cell>
          <table:table-cell office:value-type="string" calcext:value-type="string">
            <text:p>2020.0156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6902-</text:p>
            <text:p>2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.538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3/2020</text:p>
            <text:p>15:18:09</text:p>
          </table:table-cell>
          <table:table-cell office:value-type="string" calcext:value-type="string">
            <text:p>2020.0156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6902-</text:p>
            <text:p>2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.538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3/2020</text:p>
            <text:p>12:13:55</text:p>
          </table:table-cell>
          <table:table-cell office:value-type="string" calcext:value-type="string">
            <text:p>2020.0156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1528-</text:p>
            <text:p>0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5.874,6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6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5/03/2020</text:p>
          </table:table-cell>
          <table:table-cell office:value-type="string" calcext:value-type="string">
            <text:p>2020.01552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35728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2.887,8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39:11</text:p>
          </table:table-cell>
          <table:table-cell table:number-columns-repeated="2"/>
          <table:table-cell office:value-type="string" calcext:value-type="string">
            <text:p>80.201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3/2020</text:p>
            <text:p>11:44:38</text:p>
          </table:table-cell>
          <table:table-cell office:value-type="string" calcext:value-type="string">
            <text:p>2020.0157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6895-</text:p>
            <text:p>1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045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3/2020</text:p>
            <text:p>11:44:40</text:p>
          </table:table-cell>
          <table:table-cell office:value-type="string" calcext:value-type="string">
            <text:p>2020.0157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8778-</text:p>
            <text:p>38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.666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3/2020</text:p>
            <text:p>11:44:42</text:p>
          </table:table-cell>
          <table:table-cell office:value-type="string" calcext:value-type="string">
            <text:p>2020.0158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8778-</text:p>
            <text:p>38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857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3/2020</text:p>
            <text:p>20:45:00</text:p>
          </table:table-cell>
          <table:table-cell office:value-type="string" calcext:value-type="string">
            <text:p>2020.0157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481-</text:p>
            <text:p>0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2.816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20</text:p>
            <text:p>15:48:37</text:p>
          </table:table-cell>
          <table:table-cell office:value-type="string" calcext:value-type="string">
            <text:p>2020.0159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0332-</text:p>
            <text:p>71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7.278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20</text:p>
            <text:p>20:27:38</text:p>
          </table:table-cell>
          <table:table-cell office:value-type="string" calcext:value-type="string">
            <text:p>2020.0158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8387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9.114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3/2020</text:p>
            <text:p>12:14:51</text:p>
          </table:table-cell>
          <table:table-cell office:value-type="string" calcext:value-type="string">
            <text:p>2020.0162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1379-</text:p>
            <text:p>7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5.931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3/2020</text:p>
            <text:p>12:14:53</text:p>
          </table:table-cell>
          <table:table-cell office:value-type="string" calcext:value-type="string">
            <text:p>2020.0160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1379-</text:p>
            <text:p>7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.593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3/2020</text:p>
            <text:p>19:27:06</text:p>
          </table:table-cell>
          <table:table-cell office:value-type="string" calcext:value-type="string">
            <text:p>2020.0162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0490-</text:p>
            <text:p>58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3.642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3/2020</text:p>
            <text:p>19:45:56</text:p>
          </table:table-cell>
          <table:table-cell office:value-type="string" calcext:value-type="string">
            <text:p>2020.0163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0974-</text:p>
            <text:p>6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1.792,9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57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31/03/2020</text:p>
            <text:p>19:45:59</text:p>
          </table:table-cell>
          <table:table-cell office:value-type="string" calcext:value-type="string">
            <text:p>2020.0169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0974-</text:p>
            <text:p>6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.625,5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5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4/2020</text:p>
            <text:p>13:16:46</text:p>
          </table:table-cell>
          <table:table-cell office:value-type="string" calcext:value-type="string">
            <text:p>2020.0166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752-</text:p>
            <text:p>7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5.290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4/2020</text:p>
            <text:p>18:14:17</text:p>
          </table:table-cell>
          <table:table-cell office:value-type="string" calcext:value-type="string">
            <text:p>2020.0164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265-</text:p>
            <text:p>89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.305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20</text:p>
            <text:p>09:28:02</text:p>
          </table:table-cell>
          <table:table-cell office:value-type="string" calcext:value-type="string">
            <text:p>2020.0167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5294-</text:p>
            <text:p>72.198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.384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20</text:p>
            <text:p>11:18:49</text:p>
          </table:table-cell>
          <table:table-cell office:value-type="string" calcext:value-type="string">
            <text:p>2020.0165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236-</text:p>
            <text:p>2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0.200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20</text:p>
            <text:p>11:18:51</text:p>
          </table:table-cell>
          <table:table-cell office:value-type="string" calcext:value-type="string">
            <text:p>2020.0165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236-</text:p>
            <text:p>2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.499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20</text:p>
            <text:p>12:31:30</text:p>
          </table:table-cell>
          <table:table-cell office:value-type="string" calcext:value-type="string">
            <text:p>2020.0164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7453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8.425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20</text:p>
            <text:p>18:05:13</text:p>
          </table:table-cell>
          <table:table-cell office:value-type="string" calcext:value-type="string">
            <text:p>2020.0165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3353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8.303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4/2020</text:p>
            <text:p>17:57:00</text:p>
          </table:table-cell>
          <table:table-cell office:value-type="string" calcext:value-type="string">
            <text:p>2020.0168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3088-</text:p>
            <text:p>50.199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9.126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4/2020</text:p>
            <text:p>17:57:03</text:p>
          </table:table-cell>
          <table:table-cell office:value-type="string" calcext:value-type="string">
            <text:p>2020.0169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3088-</text:p>
            <text:p>50.199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89.126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4/2020</text:p>
            <text:p>15:30:15</text:p>
          </table:table-cell>
          <table:table-cell office:value-type="string" calcext:value-type="string">
            <text:p>2020.0170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0651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5.303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20</text:p>
            <text:p>17:38:04</text:p>
          </table:table-cell>
          <table:table-cell office:value-type="string" calcext:value-type="string">
            <text:p>2020.0171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4001-</text:p>
            <text:p>63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1.218,2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5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20</text:p>
            <text:p>20:51:32</text:p>
          </table:table-cell>
          <table:table-cell office:value-type="string" calcext:value-type="string">
            <text:p>2020.0171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9324-</text:p>
            <text:p>9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.639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4/2020</text:p>
            <text:p>20:51:33</text:p>
          </table:table-cell>
          <table:table-cell office:value-type="string" calcext:value-type="string">
            <text:p>2020.0171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9324-</text:p>
            <text:p>9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4.025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4/2020</text:p>
            <text:p>18:34:45</text:p>
          </table:table-cell>
          <table:table-cell office:value-type="string" calcext:value-type="string">
            <text:p>2020.0175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050-</text:p>
            <text:p>61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0.279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4/2020</text:p>
            <text:p>16:20:03</text:p>
          </table:table-cell>
          <table:table-cell office:value-type="string" calcext:value-type="string">
            <text:p>2020.0175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1764-</text:p>
            <text:p>3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6.673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4/2020</text:p>
            <text:p>16:20:05</text:p>
          </table:table-cell>
          <table:table-cell office:value-type="string" calcext:value-type="string">
            <text:p>2020.0175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1764-</text:p>
            <text:p>3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90.063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4/2020</text:p>
            <text:p>17:57:22</text:p>
          </table:table-cell>
          <table:table-cell office:value-type="string" calcext:value-type="string">
            <text:p>2020.0175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796-</text:p>
            <text:p>79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6.028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4/2020</text:p>
            <text:p>18:13:15</text:p>
          </table:table-cell>
          <table:table-cell office:value-type="string" calcext:value-type="string">
            <text:p>2020.0182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6754-</text:p>
            <text:p>1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6.594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4/2020</text:p>
            <text:p>12:58:37</text:p>
          </table:table-cell>
          <table:table-cell office:value-type="string" calcext:value-type="string">
            <text:p>2020.0206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686-</text:p>
            <text:p>3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8.336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4/2020</text:p>
            <text:p>12:58:40</text:p>
          </table:table-cell>
          <table:table-cell office:value-type="string" calcext:value-type="string">
            <text:p>2020.0179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686-</text:p>
            <text:p>3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5.031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4/2020</text:p>
            <text:p>19:11:11</text:p>
          </table:table-cell>
          <table:table-cell office:value-type="string" calcext:value-type="string">
            <text:p>2020.0180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713-</text:p>
            <text:p>1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5.031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4/2020</text:p>
            <text:p>19:11:13</text:p>
          </table:table-cell>
          <table:table-cell office:value-type="string" calcext:value-type="string">
            <text:p>2020.0180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713-</text:p>
            <text:p>1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5.031,8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0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6/04/2020</text:p>
          </table:table-cell>
          <table:table-cell office:value-type="string" calcext:value-type="string">
            <text:p>2020.01886-6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342713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6.673,7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9:11:16</text:p>
          </table:table-cell>
          <table:table-cell table:number-columns-repeated="2"/>
          <table:table-cell office:value-type="string" calcext:value-type="string">
            <text:p>16.2017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6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4/2020</text:p>
            <text:p>17:40:20</text:p>
          </table:table-cell>
          <table:table-cell office:value-type="string" calcext:value-type="string">
            <text:p>2020.0185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2044-</text:p>
            <text:p>3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1.859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4/2020</text:p>
            <text:p>14:56:47</text:p>
          </table:table-cell>
          <table:table-cell office:value-type="string" calcext:value-type="string">
            <text:p>2020.0187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518-</text:p>
            <text:p>49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1.301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4/2020</text:p>
            <text:p>14:56:48</text:p>
          </table:table-cell>
          <table:table-cell office:value-type="string" calcext:value-type="string">
            <text:p>2020.0196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518-</text:p>
            <text:p>49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.371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4/2020</text:p>
            <text:p>14:56:50</text:p>
          </table:table-cell>
          <table:table-cell office:value-type="string" calcext:value-type="string">
            <text:p>2020.0192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518-</text:p>
            <text:p>49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.371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4/2020</text:p>
            <text:p>14:56:51</text:p>
          </table:table-cell>
          <table:table-cell office:value-type="string" calcext:value-type="string">
            <text:p>2020.0196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518-</text:p>
            <text:p>49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.371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4/2020</text:p>
            <text:p>14:56:53</text:p>
          </table:table-cell>
          <table:table-cell office:value-type="string" calcext:value-type="string">
            <text:p>2020.0186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518-</text:p>
            <text:p>49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1.301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4/2020</text:p>
            <text:p>13:31:28</text:p>
          </table:table-cell>
          <table:table-cell office:value-type="string" calcext:value-type="string">
            <text:p>2020.0183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4073-</text:p>
            <text:p>7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3.95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4/2020</text:p>
            <text:p>19:27:43</text:p>
          </table:table-cell>
          <table:table-cell office:value-type="string" calcext:value-type="string">
            <text:p>2020.0183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0493-</text:p>
            <text:p>1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0.019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4/2020</text:p>
            <text:p>19:27:45</text:p>
          </table:table-cell>
          <table:table-cell office:value-type="string" calcext:value-type="string">
            <text:p>2020.0192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0493-</text:p>
            <text:p>1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982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4/2020</text:p>
            <text:p>21:59:31</text:p>
          </table:table-cell>
          <table:table-cell office:value-type="string" calcext:value-type="string">
            <text:p>2020.0195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30576-</text:p>
            <text:p>4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70.835,4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61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8/04/2020</text:p>
            <text:p>21:59:33</text:p>
          </table:table-cell>
          <table:table-cell office:value-type="string" calcext:value-type="string">
            <text:p>2020.0188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30576-</text:p>
            <text:p>4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5.282,8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20</text:p>
            <text:p>00:17:51</text:p>
          </table:table-cell>
          <table:table-cell office:value-type="string" calcext:value-type="string">
            <text:p>2020.0191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426-</text:p>
            <text:p>8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8.208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20</text:p>
            <text:p>14:46:09</text:p>
          </table:table-cell>
          <table:table-cell office:value-type="string" calcext:value-type="string">
            <text:p>2020.0210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132-</text:p>
            <text:p>61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244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20</text:p>
            <text:p>17:01:08</text:p>
          </table:table-cell>
          <table:table-cell office:value-type="string" calcext:value-type="string">
            <text:p>2020.0191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965-</text:p>
            <text:p>98.2011.8.19.0026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2.183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20</text:p>
            <text:p>17:01:21</text:p>
          </table:table-cell>
          <table:table-cell office:value-type="string" calcext:value-type="string">
            <text:p>2020.0191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0950-</text:p>
            <text:p>63.2015.8.19.0026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.619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20</text:p>
            <text:p>19:24:33</text:p>
          </table:table-cell>
          <table:table-cell office:value-type="string" calcext:value-type="string">
            <text:p>2020.0192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886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.296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20</text:p>
            <text:p>19:24:35</text:p>
          </table:table-cell>
          <table:table-cell office:value-type="string" calcext:value-type="string">
            <text:p>2020.0192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886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.18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20</text:p>
            <text:p>21:31:28</text:p>
          </table:table-cell>
          <table:table-cell office:value-type="string" calcext:value-type="string">
            <text:p>2020.0190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8927-</text:p>
            <text:p>7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7.388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5/2020</text:p>
            <text:p>21:31:29</text:p>
          </table:table-cell>
          <table:table-cell office:value-type="string" calcext:value-type="string">
            <text:p>2020.0191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8927-</text:p>
            <text:p>7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9.555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5/2020</text:p>
            <text:p>21:53:14</text:p>
          </table:table-cell>
          <table:table-cell office:value-type="string" calcext:value-type="string">
            <text:p>2020.0195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992-</text:p>
            <text:p>77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.591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5/2020</text:p>
            <text:p>21:53:16</text:p>
          </table:table-cell>
          <table:table-cell office:value-type="string" calcext:value-type="string">
            <text:p>2020.0193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992-</text:p>
            <text:p>77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.591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5/2020</text:p>
            <text:p>21:53:17</text:p>
          </table:table-cell>
          <table:table-cell office:value-type="string" calcext:value-type="string">
            <text:p>2020.0193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992-</text:p>
            <text:p>77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7.774,1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6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20</text:p>
            <text:p>17:29:46</text:p>
          </table:table-cell>
          <table:table-cell office:value-type="string" calcext:value-type="string">
            <text:p>2020.0199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62422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.791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20</text:p>
            <text:p>18:34:05</text:p>
          </table:table-cell>
          <table:table-cell office:value-type="string" calcext:value-type="string">
            <text:p>2020.0199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9070-</text:p>
            <text:p>97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0.598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20</text:p>
            <text:p>13:15:25</text:p>
          </table:table-cell>
          <table:table-cell office:value-type="string" calcext:value-type="string">
            <text:p>2020.0202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63867-</text:p>
            <text:p>37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.736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20</text:p>
            <text:p>13:15:28</text:p>
          </table:table-cell>
          <table:table-cell office:value-type="string" calcext:value-type="string">
            <text:p>2020.0202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63867-</text:p>
            <text:p>37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.184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20</text:p>
            <text:p>13:16:36</text:p>
          </table:table-cell>
          <table:table-cell office:value-type="string" calcext:value-type="string">
            <text:p>2020.0201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7617-</text:p>
            <text:p>6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9.993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20</text:p>
            <text:p>13:16:39</text:p>
          </table:table-cell>
          <table:table-cell office:value-type="string" calcext:value-type="string">
            <text:p>2020.0201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7617-</text:p>
            <text:p>6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997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20</text:p>
            <text:p>14:28:18</text:p>
          </table:table-cell>
          <table:table-cell office:value-type="string" calcext:value-type="string">
            <text:p>2020.0202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7044-</text:p>
            <text:p>87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18.72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20</text:p>
            <text:p>14:28:19</text:p>
          </table:table-cell>
          <table:table-cell office:value-type="string" calcext:value-type="string">
            <text:p>2020.0202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7044-</text:p>
            <text:p>87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525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5/2020</text:p>
            <text:p>13:26:21</text:p>
          </table:table-cell>
          <table:table-cell office:value-type="string" calcext:value-type="string">
            <text:p>2020.0203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7192-</text:p>
            <text:p>0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2.964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5/2020</text:p>
            <text:p>13:26:23</text:p>
          </table:table-cell>
          <table:table-cell office:value-type="string" calcext:value-type="string">
            <text:p>2020.0203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7192-</text:p>
            <text:p>0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2.641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20</text:p>
            <text:p>13:52:24</text:p>
          </table:table-cell>
          <table:table-cell office:value-type="string" calcext:value-type="string">
            <text:p>2020.0204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821-</text:p>
            <text:p>34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5.271,8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3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2/05/2020</text:p>
          </table:table-cell>
          <table:table-cell office:value-type="string" calcext:value-type="string">
            <text:p>2020.02054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298397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6.668,5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52:29</text:p>
          </table:table-cell>
          <table:table-cell table:number-columns-repeated="2"/>
          <table:table-cell office:value-type="string" calcext:value-type="string">
            <text:p>59.2010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6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20</text:p>
            <text:p>17:27:59</text:p>
          </table:table-cell>
          <table:table-cell office:value-type="string" calcext:value-type="string">
            <text:p>2020.0208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5242-</text:p>
            <text:p>2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1.935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5/2020</text:p>
            <text:p>17:28:04</text:p>
          </table:table-cell>
          <table:table-cell office:value-type="string" calcext:value-type="string">
            <text:p>2020.0209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5242-</text:p>
            <text:p>2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1.935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5/2020</text:p>
            <text:p>16:46:21</text:p>
          </table:table-cell>
          <table:table-cell office:value-type="string" calcext:value-type="string">
            <text:p>2020.0207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5494-</text:p>
            <text:p>8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0.836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5/2020</text:p>
            <text:p>16:46:23</text:p>
          </table:table-cell>
          <table:table-cell office:value-type="string" calcext:value-type="string">
            <text:p>2020.0207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729-</text:p>
            <text:p>1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3.959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20</text:p>
            <text:p>17:11:34</text:p>
          </table:table-cell>
          <table:table-cell office:value-type="string" calcext:value-type="string">
            <text:p>2020.0209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060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60.284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20</text:p>
            <text:p>17:19:49</text:p>
          </table:table-cell>
          <table:table-cell office:value-type="string" calcext:value-type="string">
            <text:p>2020.0248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060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.000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20</text:p>
            <text:p>17:19:50</text:p>
          </table:table-cell>
          <table:table-cell office:value-type="string" calcext:value-type="string">
            <text:p>2020.0208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060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.000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20</text:p>
            <text:p>17:48:40</text:p>
          </table:table-cell>
          <table:table-cell office:value-type="string" calcext:value-type="string">
            <text:p>2020.0248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51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128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20</text:p>
            <text:p>17:48:42</text:p>
          </table:table-cell>
          <table:table-cell office:value-type="string" calcext:value-type="string">
            <text:p>2020.0209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51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892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20</text:p>
            <text:p>18:02:58</text:p>
          </table:table-cell>
          <table:table-cell office:value-type="string" calcext:value-type="string">
            <text:p>2020.0210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3828-</text:p>
            <text:p>17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6.269,8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64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5/05/2020</text:p>
            <text:p>16:15:45</text:p>
          </table:table-cell>
          <table:table-cell office:value-type="string" calcext:value-type="string">
            <text:p>2020.0212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42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.559,7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5:47</text:p>
          </table:table-cell>
          <table:table-cell office:value-type="string" calcext:value-type="string">
            <text:p>2020.0210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42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40.922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8:48</text:p>
          </table:table-cell>
          <table:table-cell office:value-type="string" calcext:value-type="string">
            <text:p>2020.0211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211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7.200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8:50</text:p>
          </table:table-cell>
          <table:table-cell office:value-type="string" calcext:value-type="string">
            <text:p>2020.0212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211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.17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8:52</text:p>
          </table:table-cell>
          <table:table-cell office:value-type="string" calcext:value-type="string">
            <text:p>2020.0212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255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.905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8:54</text:p>
          </table:table-cell>
          <table:table-cell office:value-type="string" calcext:value-type="string">
            <text:p>2020.0210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255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8.07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8:58</text:p>
          </table:table-cell>
          <table:table-cell office:value-type="string" calcext:value-type="string">
            <text:p>2020.0211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237-</text:p>
            <text:p>18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4.186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9:01</text:p>
          </table:table-cell>
          <table:table-cell office:value-type="string" calcext:value-type="string">
            <text:p>2020.0212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237-</text:p>
            <text:p>18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2.255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9:03</text:p>
          </table:table-cell>
          <table:table-cell office:value-type="string" calcext:value-type="string">
            <text:p>2020.0212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237-</text:p>
            <text:p>18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2.093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9:05</text:p>
          </table:table-cell>
          <table:table-cell office:value-type="string" calcext:value-type="string">
            <text:p>2020.0211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237-</text:p>
            <text:p>18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4.186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9:07</text:p>
          </table:table-cell>
          <table:table-cell office:value-type="string" calcext:value-type="string">
            <text:p>2020.0211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237-</text:p>
            <text:p>18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9.921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9:09</text:p>
          </table:table-cell>
          <table:table-cell office:value-type="string" calcext:value-type="string">
            <text:p>2020.0211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237-</text:p>
            <text:p>18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4.616,8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6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9:10</text:p>
          </table:table-cell>
          <table:table-cell office:value-type="string" calcext:value-type="string">
            <text:p>2020.0212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237-</text:p>
            <text:p>18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2.093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9:12</text:p>
          </table:table-cell>
          <table:table-cell office:value-type="string" calcext:value-type="string">
            <text:p>2020.0212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237-</text:p>
            <text:p>18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7.951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20</text:p>
            <text:p>16:19:14</text:p>
          </table:table-cell>
          <table:table-cell office:value-type="string" calcext:value-type="string">
            <text:p>2020.0209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237-</text:p>
            <text:p>18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8.744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20</text:p>
            <text:p>10:43:13</text:p>
          </table:table-cell>
          <table:table-cell office:value-type="string" calcext:value-type="string">
            <text:p>2020.0213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0152-</text:p>
            <text:p>7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4.875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20</text:p>
            <text:p>12:32:45</text:p>
          </table:table-cell>
          <table:table-cell office:value-type="string" calcext:value-type="string">
            <text:p>2020.0215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0114-</text:p>
            <text:p>20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3.597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20</text:p>
            <text:p>17:55:38</text:p>
          </table:table-cell>
          <table:table-cell office:value-type="string" calcext:value-type="string">
            <text:p>2020.0215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573-</text:p>
            <text:p>6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.491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20</text:p>
            <text:p>21:59:47</text:p>
          </table:table-cell>
          <table:table-cell office:value-type="string" calcext:value-type="string">
            <text:p>2020.0214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573-</text:p>
            <text:p>6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.745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20</text:p>
            <text:p>21:59:48</text:p>
          </table:table-cell>
          <table:table-cell office:value-type="string" calcext:value-type="string">
            <text:p>2020.0215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573-</text:p>
            <text:p>6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.745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20</text:p>
            <text:p>21:59:49</text:p>
          </table:table-cell>
          <table:table-cell office:value-type="string" calcext:value-type="string">
            <text:p>2020.0215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0000-</text:p>
            <text:p>4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916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20</text:p>
            <text:p>21:59:51</text:p>
          </table:table-cell>
          <table:table-cell office:value-type="string" calcext:value-type="string">
            <text:p>2020.0215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0000-</text:p>
            <text:p>4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916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5/2020</text:p>
            <text:p>21:59:52</text:p>
          </table:table-cell>
          <table:table-cell office:value-type="string" calcext:value-type="string">
            <text:p>2020.0213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0000-</text:p>
            <text:p>4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.832,9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7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9/05/2020</text:p>
          </table:table-cell>
          <table:table-cell office:value-type="string" calcext:value-type="string">
            <text:p>2020.02172-7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21854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3.506,7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44:48</text:p>
          </table:table-cell>
          <table:table-cell table:number-columns-repeated="2"/>
          <table:table-cell office:value-type="string" calcext:value-type="string">
            <text:p>94.2016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6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5/2020</text:p>
            <text:p>15:44:50</text:p>
          </table:table-cell>
          <table:table-cell office:value-type="string" calcext:value-type="string">
            <text:p>2020.0218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854-</text:p>
            <text:p>9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0.044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20</text:p>
            <text:p>14:20:12</text:p>
          </table:table-cell>
          <table:table-cell office:value-type="string" calcext:value-type="string">
            <text:p>2020.0223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563-</text:p>
            <text:p>92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.745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20</text:p>
            <text:p>14:20:14</text:p>
          </table:table-cell>
          <table:table-cell office:value-type="string" calcext:value-type="string">
            <text:p>2020.0223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563-</text:p>
            <text:p>92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.745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20</text:p>
            <text:p>14:20:16</text:p>
          </table:table-cell>
          <table:table-cell office:value-type="string" calcext:value-type="string">
            <text:p>2020.0222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563-</text:p>
            <text:p>92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.718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20</text:p>
            <text:p>14:20:18</text:p>
          </table:table-cell>
          <table:table-cell office:value-type="string" calcext:value-type="string">
            <text:p>2020.0223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563-</text:p>
            <text:p>92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.745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20</text:p>
            <text:p>14:20:20</text:p>
          </table:table-cell>
          <table:table-cell office:value-type="string" calcext:value-type="string">
            <text:p>2020.0223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563-</text:p>
            <text:p>92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.745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20</text:p>
            <text:p>14:20:22</text:p>
          </table:table-cell>
          <table:table-cell office:value-type="string" calcext:value-type="string">
            <text:p>2020.0223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563-</text:p>
            <text:p>92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.562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20</text:p>
            <text:p>16:55:44</text:p>
          </table:table-cell>
          <table:table-cell office:value-type="string" calcext:value-type="string">
            <text:p>2020.0223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0268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3.072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20</text:p>
            <text:p>18:18:34</text:p>
          </table:table-cell>
          <table:table-cell office:value-type="string" calcext:value-type="string">
            <text:p>2020.0248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3448-</text:p>
            <text:p>74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5.699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20</text:p>
            <text:p>18:18:36</text:p>
          </table:table-cell>
          <table:table-cell office:value-type="string" calcext:value-type="string">
            <text:p>2020.0220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3448-</text:p>
            <text:p>74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0.799,6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68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0/05/2020</text:p>
            <text:p>23:04:57</text:p>
          </table:table-cell>
          <table:table-cell office:value-type="string" calcext:value-type="string">
            <text:p>2020.0221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0914-</text:p>
            <text:p>59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608,4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20</text:p>
            <text:p>08:13:03</text:p>
          </table:table-cell>
          <table:table-cell office:value-type="string" calcext:value-type="string">
            <text:p>2020.0228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8123-</text:p>
            <text:p>56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1.066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20</text:p>
            <text:p>23:48:04</text:p>
          </table:table-cell>
          <table:table-cell office:value-type="string" calcext:value-type="string">
            <text:p>2020.0232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5551-</text:p>
            <text:p>94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.700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20</text:p>
            <text:p>23:48:05</text:p>
          </table:table-cell>
          <table:table-cell office:value-type="string" calcext:value-type="string">
            <text:p>2020.0233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5551-</text:p>
            <text:p>94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.700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20</text:p>
            <text:p>23:48:07</text:p>
          </table:table-cell>
          <table:table-cell office:value-type="string" calcext:value-type="string">
            <text:p>2020.0436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5551-</text:p>
            <text:p>94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1.401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20</text:p>
            <text:p>01:10:49</text:p>
          </table:table-cell>
          <table:table-cell office:value-type="string" calcext:value-type="string">
            <text:p>2020.0233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130-</text:p>
            <text:p>6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7.304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20</text:p>
            <text:p>17:38:46</text:p>
          </table:table-cell>
          <table:table-cell office:value-type="string" calcext:value-type="string">
            <text:p>2020.0241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2479-</text:p>
            <text:p>42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4.516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20</text:p>
            <text:p>17:38:47</text:p>
          </table:table-cell>
          <table:table-cell office:value-type="string" calcext:value-type="string">
            <text:p>2020.0247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2479-</text:p>
            <text:p>42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4.516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20</text:p>
            <text:p>16:50:32</text:p>
          </table:table-cell>
          <table:table-cell office:value-type="string" calcext:value-type="string">
            <text:p>2020.0236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265-</text:p>
            <text:p>6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.841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20</text:p>
            <text:p>20:11:40</text:p>
          </table:table-cell>
          <table:table-cell office:value-type="string" calcext:value-type="string">
            <text:p>2020.0231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697-</text:p>
            <text:p>67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8.432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5/2020</text:p>
            <text:p>20:11:44</text:p>
          </table:table-cell>
          <table:table-cell office:value-type="string" calcext:value-type="string">
            <text:p>2020.0235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2972-</text:p>
            <text:p>8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7.356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20</text:p>
            <text:p>10:31:50</text:p>
          </table:table-cell>
          <table:table-cell office:value-type="string" calcext:value-type="string">
            <text:p>2020.0234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9229-</text:p>
            <text:p>4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.946,6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6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20</text:p>
            <text:p>10:31:53</text:p>
          </table:table-cell>
          <table:table-cell office:value-type="string" calcext:value-type="string">
            <text:p>2020.0241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9229-</text:p>
            <text:p>4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935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20</text:p>
            <text:p>10:31:55</text:p>
          </table:table-cell>
          <table:table-cell office:value-type="string" calcext:value-type="string">
            <text:p>2020.0240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9229-</text:p>
            <text:p>4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851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20</text:p>
            <text:p>10:31:57</text:p>
          </table:table-cell>
          <table:table-cell office:value-type="string" calcext:value-type="string">
            <text:p>2020.0245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9229-</text:p>
            <text:p>4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.973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20</text:p>
            <text:p>11:07:11</text:p>
          </table:table-cell>
          <table:table-cell office:value-type="string" calcext:value-type="string">
            <text:p>2020.0244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610-</text:p>
            <text:p>9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937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20</text:p>
            <text:p>11:07:13</text:p>
          </table:table-cell>
          <table:table-cell office:value-type="string" calcext:value-type="string">
            <text:p>2020.0234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610-</text:p>
            <text:p>9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2.083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20</text:p>
            <text:p>11:07:15</text:p>
          </table:table-cell>
          <table:table-cell office:value-type="string" calcext:value-type="string">
            <text:p>2020.0235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610-</text:p>
            <text:p>9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937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20</text:p>
            <text:p>17:09:43</text:p>
          </table:table-cell>
          <table:table-cell office:value-type="string" calcext:value-type="string">
            <text:p>2020.0242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2513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89.766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20</text:p>
            <text:p>17:09:45</text:p>
          </table:table-cell>
          <table:table-cell office:value-type="string" calcext:value-type="string">
            <text:p>2020.0241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2513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89.766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20</text:p>
            <text:p>20:58:51</text:p>
          </table:table-cell>
          <table:table-cell office:value-type="string" calcext:value-type="string">
            <text:p>2020.0233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0209-</text:p>
            <text:p>82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40.379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5/2020</text:p>
            <text:p>20:58:52</text:p>
          </table:table-cell>
          <table:table-cell office:value-type="string" calcext:value-type="string">
            <text:p>2020.0241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0209-</text:p>
            <text:p>82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8.615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18:22:51</text:p>
          </table:table-cell>
          <table:table-cell office:value-type="string" calcext:value-type="string">
            <text:p>2020.0237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3462-</text:p>
            <text:p>82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145,2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0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7/05/2020</text:p>
          </table:table-cell>
          <table:table-cell office:value-type="string" calcext:value-type="string">
            <text:p>2020.02389-4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03462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145,2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22:53</text:p>
          </table:table-cell>
          <table:table-cell table:number-columns-repeated="2"/>
          <table:table-cell office:value-type="string" calcext:value-type="string">
            <text:p>82.2011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7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18:22:54</text:p>
          </table:table-cell>
          <table:table-cell office:value-type="string" calcext:value-type="string">
            <text:p>2020.0239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3462-</text:p>
            <text:p>82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145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18:22:56</text:p>
          </table:table-cell>
          <table:table-cell office:value-type="string" calcext:value-type="string">
            <text:p>2020.0296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3462-</text:p>
            <text:p>82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145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18:22:58</text:p>
          </table:table-cell>
          <table:table-cell office:value-type="string" calcext:value-type="string">
            <text:p>2020.0237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3462-</text:p>
            <text:p>82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145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18:26:47</text:p>
          </table:table-cell>
          <table:table-cell office:value-type="string" calcext:value-type="string">
            <text:p>2020.0238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8319-</text:p>
            <text:p>62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PD</text:p>
          </table:table-cell>
          <table:table-cell office:value-type="string" calcext:value-type="string">
            <text:p>R$31.895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04:24</text:p>
          </table:table-cell>
          <table:table-cell office:value-type="string" calcext:value-type="string">
            <text:p>2020.0238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063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114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04:26</text:p>
          </table:table-cell>
          <table:table-cell office:value-type="string" calcext:value-type="string">
            <text:p>2020.0295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063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114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04:28</text:p>
          </table:table-cell>
          <table:table-cell office:value-type="string" calcext:value-type="string">
            <text:p>2020.0296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063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114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04:29</text:p>
          </table:table-cell>
          <table:table-cell office:value-type="string" calcext:value-type="string">
            <text:p>2020.0237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063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4.915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04:31</text:p>
          </table:table-cell>
          <table:table-cell office:value-type="string" calcext:value-type="string">
            <text:p>2020.0239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063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114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04:33</text:p>
          </table:table-cell>
          <table:table-cell office:value-type="string" calcext:value-type="string">
            <text:p>2020.0236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063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114,4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71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7/05/2020</text:p>
            <text:p>22:04:35</text:p>
          </table:table-cell>
          <table:table-cell office:value-type="string" calcext:value-type="string">
            <text:p>2020.0238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063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114,4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7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04:37</text:p>
          </table:table-cell>
          <table:table-cell office:value-type="string" calcext:value-type="string">
            <text:p>2020.0238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063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114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04:39</text:p>
          </table:table-cell>
          <table:table-cell office:value-type="string" calcext:value-type="string">
            <text:p>2020.0295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063-</text:p>
            <text:p>0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114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16:51</text:p>
          </table:table-cell>
          <table:table-cell office:value-type="string" calcext:value-type="string">
            <text:p>2020.0295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869-</text:p>
            <text:p>8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9.400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16:54</text:p>
          </table:table-cell>
          <table:table-cell office:value-type="string" calcext:value-type="string">
            <text:p>2020.0238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869-</text:p>
            <text:p>8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30.785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16:56</text:p>
          </table:table-cell>
          <table:table-cell office:value-type="string" calcext:value-type="string">
            <text:p>2020.0238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869-</text:p>
            <text:p>8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.263.285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16:59</text:p>
          </table:table-cell>
          <table:table-cell office:value-type="string" calcext:value-type="string">
            <text:p>2020.0237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869-</text:p>
            <text:p>8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2.678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17:01</text:p>
          </table:table-cell>
          <table:table-cell office:value-type="string" calcext:value-type="string">
            <text:p>2020.0240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869-</text:p>
            <text:p>8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65.955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17:04</text:p>
          </table:table-cell>
          <table:table-cell office:value-type="string" calcext:value-type="string">
            <text:p>2020.0237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869-</text:p>
            <text:p>8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84.566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17:06</text:p>
          </table:table-cell>
          <table:table-cell office:value-type="string" calcext:value-type="string">
            <text:p>2020.0240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869-</text:p>
            <text:p>8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24.409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17:09</text:p>
          </table:table-cell>
          <table:table-cell office:value-type="string" calcext:value-type="string">
            <text:p>2020.0297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869-</text:p>
            <text:p>8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70.144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20</text:p>
            <text:p>22:17:11</text:p>
          </table:table-cell>
          <table:table-cell office:value-type="string" calcext:value-type="string">
            <text:p>2020.0236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869-</text:p>
            <text:p>8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5.203,6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10:47:42</text:p>
          </table:table-cell>
          <table:table-cell office:value-type="string" calcext:value-type="string">
            <text:p>2020.0243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869-</text:p>
            <text:p>8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31.642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18:24:50</text:p>
          </table:table-cell>
          <table:table-cell office:value-type="string" calcext:value-type="string">
            <text:p>2020.0244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0768-</text:p>
            <text:p>7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3.859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20:17:34</text:p>
          </table:table-cell>
          <table:table-cell office:value-type="string" calcext:value-type="string">
            <text:p>2020.0262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1803-</text:p>
            <text:p>94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3.712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20:18:00</text:p>
          </table:table-cell>
          <table:table-cell office:value-type="string" calcext:value-type="string">
            <text:p>2020.0247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1254-</text:p>
            <text:p>4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6.105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20:18:12</text:p>
          </table:table-cell>
          <table:table-cell office:value-type="string" calcext:value-type="string">
            <text:p>2020.0273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2830-</text:p>
            <text:p>9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228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20:18:28</text:p>
          </table:table-cell>
          <table:table-cell office:value-type="string" calcext:value-type="string">
            <text:p>2020.0262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2830-</text:p>
            <text:p>9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228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20:18:31</text:p>
          </table:table-cell>
          <table:table-cell office:value-type="string" calcext:value-type="string">
            <text:p>2020.0301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2830-</text:p>
            <text:p>9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228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20:18:34</text:p>
          </table:table-cell>
          <table:table-cell office:value-type="string" calcext:value-type="string">
            <text:p>2020.0398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2830-</text:p>
            <text:p>9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228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20:18:40</text:p>
          </table:table-cell>
          <table:table-cell office:value-type="string" calcext:value-type="string">
            <text:p>2020.0242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2830-</text:p>
            <text:p>9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.518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20:18:43</text:p>
          </table:table-cell>
          <table:table-cell office:value-type="string" calcext:value-type="string">
            <text:p>2020.0262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2830-</text:p>
            <text:p>9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8.718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22:24:19</text:p>
          </table:table-cell>
          <table:table-cell office:value-type="string" calcext:value-type="string">
            <text:p>2020.0245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2830-</text:p>
            <text:p>9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228,1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3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8/05/2020</text:p>
          </table:table-cell>
          <table:table-cell office:value-type="string" calcext:value-type="string">
            <text:p>2020.02737-7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72830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228,1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22:24:21</text:p>
          </table:table-cell>
          <table:table-cell table:number-columns-repeated="2"/>
          <table:table-cell office:value-type="string" calcext:value-type="string">
            <text:p>98.1996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7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22:24:22</text:p>
          </table:table-cell>
          <table:table-cell office:value-type="string" calcext:value-type="string">
            <text:p>2020.0245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2830-</text:p>
            <text:p>9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228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22:24:28</text:p>
          </table:table-cell>
          <table:table-cell office:value-type="string" calcext:value-type="string">
            <text:p>2020.0242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8963-</text:p>
            <text:p>11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1.787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20</text:p>
            <text:p>23:17:40</text:p>
          </table:table-cell>
          <table:table-cell office:value-type="string" calcext:value-type="string">
            <text:p>2020.0318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9041-</text:p>
            <text:p>3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7.016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20</text:p>
            <text:p>09:57:24</text:p>
          </table:table-cell>
          <table:table-cell office:value-type="string" calcext:value-type="string">
            <text:p>2020.0320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7829-</text:p>
            <text:p>3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1.922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20</text:p>
            <text:p>10:49:42</text:p>
          </table:table-cell>
          <table:table-cell office:value-type="string" calcext:value-type="string">
            <text:p>2020.0348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467-</text:p>
            <text:p>0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.722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20</text:p>
            <text:p>10:49:44</text:p>
          </table:table-cell>
          <table:table-cell office:value-type="string" calcext:value-type="string">
            <text:p>2020.0319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467-</text:p>
            <text:p>0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.722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20</text:p>
            <text:p>10:49:47</text:p>
          </table:table-cell>
          <table:table-cell office:value-type="string" calcext:value-type="string">
            <text:p>2020.0316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467-</text:p>
            <text:p>0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.722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20</text:p>
            <text:p>10:49:57</text:p>
          </table:table-cell>
          <table:table-cell office:value-type="string" calcext:value-type="string">
            <text:p>2020.0337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467-</text:p>
            <text:p>0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.722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20</text:p>
            <text:p>10:50:00</text:p>
          </table:table-cell>
          <table:table-cell office:value-type="string" calcext:value-type="string">
            <text:p>2020.0318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485-</text:p>
            <text:p>07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3.360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20</text:p>
            <text:p>10:50:01</text:p>
          </table:table-cell>
          <table:table-cell office:value-type="string" calcext:value-type="string">
            <text:p>2020.0246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485-</text:p>
            <text:p>07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3.449,9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74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9/05/2020</text:p>
            <text:p>16:55:45</text:p>
          </table:table-cell>
          <table:table-cell office:value-type="string" calcext:value-type="string">
            <text:p>2020.0348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6609-</text:p>
            <text:p>6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8.089,5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7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20</text:p>
            <text:p>22:21:49</text:p>
          </table:table-cell>
          <table:table-cell office:value-type="string" calcext:value-type="string">
            <text:p>2020.0332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0611-</text:p>
            <text:p>26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4.500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20</text:p>
            <text:p>22:21:51</text:p>
          </table:table-cell>
          <table:table-cell office:value-type="string" calcext:value-type="string">
            <text:p>2020.0337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0611-</text:p>
            <text:p>26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.147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20</text:p>
            <text:p>18:52:06</text:p>
          </table:table-cell>
          <table:table-cell office:value-type="string" calcext:value-type="string">
            <text:p>2020.0356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850-</text:p>
            <text:p>27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8.320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20</text:p>
            <text:p>18:52:11</text:p>
          </table:table-cell>
          <table:table-cell office:value-type="string" calcext:value-type="string">
            <text:p>2020.0353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2681-</text:p>
            <text:p>0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2.042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6/2020</text:p>
            <text:p>18:24:13</text:p>
          </table:table-cell>
          <table:table-cell office:value-type="string" calcext:value-type="string">
            <text:p>2020.0350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7157-</text:p>
            <text:p>2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.439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6/2020</text:p>
            <text:p>18:24:14</text:p>
          </table:table-cell>
          <table:table-cell office:value-type="string" calcext:value-type="string">
            <text:p>2020.0249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7157-</text:p>
            <text:p>2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233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6/2020</text:p>
            <text:p>18:24:16</text:p>
          </table:table-cell>
          <table:table-cell office:value-type="string" calcext:value-type="string">
            <text:p>2020.0353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7157-</text:p>
            <text:p>2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233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6/2020</text:p>
            <text:p>13:38:12</text:p>
          </table:table-cell>
          <table:table-cell office:value-type="string" calcext:value-type="string">
            <text:p>2020.0279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4370-</text:p>
            <text:p>16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9.142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6/2020</text:p>
            <text:p>13:54:11</text:p>
          </table:table-cell>
          <table:table-cell office:value-type="string" calcext:value-type="string">
            <text:p>2020.0306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76-</text:p>
            <text:p>6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1.553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6/2020</text:p>
            <text:p>13:54:14</text:p>
          </table:table-cell>
          <table:table-cell office:value-type="string" calcext:value-type="string">
            <text:p>2020.0295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76-</text:p>
            <text:p>6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46.939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6/2020</text:p>
            <text:p>19:05:36</text:p>
          </table:table-cell>
          <table:table-cell office:value-type="string" calcext:value-type="string">
            <text:p>2020.0254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255-</text:p>
            <text:p>1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393,4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6/2020</text:p>
            <text:p>19:05:41</text:p>
          </table:table-cell>
          <table:table-cell office:value-type="string" calcext:value-type="string">
            <text:p>2020.0257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937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.886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6/2020</text:p>
            <text:p>22:10:54</text:p>
          </table:table-cell>
          <table:table-cell office:value-type="string" calcext:value-type="string">
            <text:p>2020.0252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7516-</text:p>
            <text:p>3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2.326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6/2020</text:p>
            <text:p>22:10:57</text:p>
          </table:table-cell>
          <table:table-cell office:value-type="string" calcext:value-type="string">
            <text:p>2020.0257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3576-</text:p>
            <text:p>5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728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6/2020</text:p>
            <text:p>22:10:59</text:p>
          </table:table-cell>
          <table:table-cell office:value-type="string" calcext:value-type="string">
            <text:p>2020.0252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3576-</text:p>
            <text:p>5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4.186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6/2020</text:p>
            <text:p>11:51:35</text:p>
          </table:table-cell>
          <table:table-cell office:value-type="string" calcext:value-type="string">
            <text:p>2020.0256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367-</text:p>
            <text:p>54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.707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6/2020</text:p>
            <text:p>17:49:39</text:p>
          </table:table-cell>
          <table:table-cell office:value-type="string" calcext:value-type="string">
            <text:p>2020.0263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2005-</text:p>
            <text:p>1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3.627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6/2020</text:p>
            <text:p>17:49:42</text:p>
          </table:table-cell>
          <table:table-cell office:value-type="string" calcext:value-type="string">
            <text:p>2020.0254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2005-</text:p>
            <text:p>1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406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6/2020</text:p>
            <text:p>18:50:52</text:p>
          </table:table-cell>
          <table:table-cell office:value-type="string" calcext:value-type="string">
            <text:p>2020.0259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7796-</text:p>
            <text:p>7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57.811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6/2020</text:p>
            <text:p>19:32:46</text:p>
          </table:table-cell>
          <table:table-cell office:value-type="string" calcext:value-type="string">
            <text:p>2020.0254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676-</text:p>
            <text:p>5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6.762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6/2020</text:p>
            <text:p>19:32:49</text:p>
          </table:table-cell>
          <table:table-cell office:value-type="string" calcext:value-type="string">
            <text:p>2020.0254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676-</text:p>
            <text:p>5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6.762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6/2020</text:p>
            <text:p>20:26:58</text:p>
          </table:table-cell>
          <table:table-cell office:value-type="string" calcext:value-type="string">
            <text:p>2020.0268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1981-</text:p>
            <text:p>7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2.013,4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7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4/06/2020</text:p>
          </table:table-cell>
          <table:table-cell office:value-type="string" calcext:value-type="string">
            <text:p>2020.02740-7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96826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4.690,1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1:19:16</text:p>
          </table:table-cell>
          <table:table-cell table:number-columns-repeated="2"/>
          <table:table-cell office:value-type="string" calcext:value-type="string">
            <text:p>35.2016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7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1:19:18</text:p>
          </table:table-cell>
          <table:table-cell office:value-type="string" calcext:value-type="string">
            <text:p>2020.0265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6826-</text:p>
            <text:p>3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720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1:19:19</text:p>
          </table:table-cell>
          <table:table-cell office:value-type="string" calcext:value-type="string">
            <text:p>2020.0265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6826-</text:p>
            <text:p>3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4.896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3:49:05</text:p>
          </table:table-cell>
          <table:table-cell office:value-type="string" calcext:value-type="string">
            <text:p>2020.0266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3490-</text:p>
            <text:p>58.2019.8.19.0002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.204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3:52:36</text:p>
          </table:table-cell>
          <table:table-cell office:value-type="string" calcext:value-type="string">
            <text:p>2020.0306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670-</text:p>
            <text:p>86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8.809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3:56:33</text:p>
          </table:table-cell>
          <table:table-cell office:value-type="string" calcext:value-type="string">
            <text:p>2020.0266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3777-</text:p>
            <text:p>50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.673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3:56:34</text:p>
          </table:table-cell>
          <table:table-cell office:value-type="string" calcext:value-type="string">
            <text:p>2020.0269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3777-</text:p>
            <text:p>50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.675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3:56:36</text:p>
          </table:table-cell>
          <table:table-cell office:value-type="string" calcext:value-type="string">
            <text:p>2020.0276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3777-</text:p>
            <text:p>50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.675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3:56:53</text:p>
          </table:table-cell>
          <table:table-cell office:value-type="string" calcext:value-type="string">
            <text:p>2020.0264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4681-</text:p>
            <text:p>4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6.770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3:56:59</text:p>
          </table:table-cell>
          <table:table-cell office:value-type="string" calcext:value-type="string">
            <text:p>2020.0266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1174-</text:p>
            <text:p>0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5.332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3:57:01</text:p>
          </table:table-cell>
          <table:table-cell office:value-type="string" calcext:value-type="string">
            <text:p>2020.0304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1174-</text:p>
            <text:p>0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903,6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78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4/06/2020</text:p>
            <text:p>13:57:03</text:p>
          </table:table-cell>
          <table:table-cell office:value-type="string" calcext:value-type="string">
            <text:p>2020.0266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1174-</text:p>
            <text:p>0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8.444,0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7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7:59:20</text:p>
          </table:table-cell>
          <table:table-cell office:value-type="string" calcext:value-type="string">
            <text:p>2020.0266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3336-</text:p>
            <text:p>55.202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.756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8:43:39</text:p>
          </table:table-cell>
          <table:table-cell office:value-type="string" calcext:value-type="string">
            <text:p>2020.0272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859-</text:p>
            <text:p>1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406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8:43:41</text:p>
          </table:table-cell>
          <table:table-cell office:value-type="string" calcext:value-type="string">
            <text:p>2020.0304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859-</text:p>
            <text:p>1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9.257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8:43:42</text:p>
          </table:table-cell>
          <table:table-cell office:value-type="string" calcext:value-type="string">
            <text:p>2020.0275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859-</text:p>
            <text:p>1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61.171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8:43:48</text:p>
          </table:table-cell>
          <table:table-cell office:value-type="string" calcext:value-type="string">
            <text:p>2020.0264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7559-</text:p>
            <text:p>37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4.397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8:44:57</text:p>
          </table:table-cell>
          <table:table-cell office:value-type="string" calcext:value-type="string">
            <text:p>2020.0273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4770-</text:p>
            <text:p>7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3.226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8:44:59</text:p>
          </table:table-cell>
          <table:table-cell office:value-type="string" calcext:value-type="string">
            <text:p>2020.0276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704-</text:p>
            <text:p>4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3.102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8:45:03</text:p>
          </table:table-cell>
          <table:table-cell office:value-type="string" calcext:value-type="string">
            <text:p>2020.0306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985-</text:p>
            <text:p>51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4.813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18:45:31</text:p>
          </table:table-cell>
          <table:table-cell office:value-type="string" calcext:value-type="string">
            <text:p>2020.0264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3227-</text:p>
            <text:p>5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2.832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21:23:51</text:p>
          </table:table-cell>
          <table:table-cell office:value-type="string" calcext:value-type="string">
            <text:p>2020.0267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6650-</text:p>
            <text:p>07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3.271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20</text:p>
            <text:p>22:53:27</text:p>
          </table:table-cell>
          <table:table-cell office:value-type="string" calcext:value-type="string">
            <text:p>2020.02771-7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242659-</text:p>
            <text:p>1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4.750,4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20</text:p>
            <text:p>15:19:27</text:p>
          </table:table-cell>
          <table:table-cell office:value-type="string" calcext:value-type="string">
            <text:p>2020.0263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1586-</text:p>
            <text:p>8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317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20</text:p>
            <text:p>15:19:31</text:p>
          </table:table-cell>
          <table:table-cell office:value-type="string" calcext:value-type="string">
            <text:p>2020.0272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1586-</text:p>
            <text:p>8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772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20</text:p>
            <text:p>15:19:35</text:p>
          </table:table-cell>
          <table:table-cell office:value-type="string" calcext:value-type="string">
            <text:p>2020.0270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1586-</text:p>
            <text:p>8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317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20</text:p>
            <text:p>15:19:39</text:p>
          </table:table-cell>
          <table:table-cell office:value-type="string" calcext:value-type="string">
            <text:p>2020.0275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1586-</text:p>
            <text:p>8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317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20</text:p>
            <text:p>15:42:15</text:p>
          </table:table-cell>
          <table:table-cell office:value-type="string" calcext:value-type="string">
            <text:p>2020.0264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614-</text:p>
            <text:p>84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9.011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20</text:p>
            <text:p>15:42:16</text:p>
          </table:table-cell>
          <table:table-cell office:value-type="string" calcext:value-type="string">
            <text:p>2020.0275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614-</text:p>
            <text:p>84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9.459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20</text:p>
            <text:p>16:13:14</text:p>
          </table:table-cell>
          <table:table-cell office:value-type="string" calcext:value-type="string">
            <text:p>2020.0275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5434-</text:p>
            <text:p>7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6.740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20</text:p>
            <text:p>16:13:15</text:p>
          </table:table-cell>
          <table:table-cell office:value-type="string" calcext:value-type="string">
            <text:p>2020.0274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5434-</text:p>
            <text:p>7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2.888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20</text:p>
            <text:p>16:19:53</text:p>
          </table:table-cell>
          <table:table-cell office:value-type="string" calcext:value-type="string">
            <text:p>2020.0271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6467-</text:p>
            <text:p>27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321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20</text:p>
            <text:p>16:19:55</text:p>
          </table:table-cell>
          <table:table-cell office:value-type="string" calcext:value-type="string">
            <text:p>2020.0370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6467-</text:p>
            <text:p>27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3.083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20</text:p>
            <text:p>16:20:03</text:p>
          </table:table-cell>
          <table:table-cell office:value-type="string" calcext:value-type="string">
            <text:p>2020.0281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3122-</text:p>
            <text:p>7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8.126,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5/06/2020</text:p>
          </table:table-cell>
          <table:table-cell office:value-type="string" calcext:value-type="string">
            <text:p>2020.02709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72043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6.296,9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43:40</text:p>
          </table:table-cell>
          <table:table-cell table:number-columns-repeated="2"/>
          <table:table-cell office:value-type="string" calcext:value-type="string">
            <text:p>18.201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20</text:p>
            <text:p>17:39:28</text:p>
          </table:table-cell>
          <table:table-cell office:value-type="string" calcext:value-type="string">
            <text:p>2020.0274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9610-</text:p>
            <text:p>2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9.278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20</text:p>
            <text:p>01:21:05</text:p>
          </table:table-cell>
          <table:table-cell office:value-type="string" calcext:value-type="string">
            <text:p>2020.0285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0980-</text:p>
            <text:p>8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7.312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20</text:p>
            <text:p>01:21:12</text:p>
          </table:table-cell>
          <table:table-cell office:value-type="string" calcext:value-type="string">
            <text:p>2020.0288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8797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2.275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20</text:p>
            <text:p>13:37:20</text:p>
          </table:table-cell>
          <table:table-cell office:value-type="string" calcext:value-type="string">
            <text:p>2020.0290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429-</text:p>
            <text:p>46.2017.8.19.003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7.524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0:16:12</text:p>
          </table:table-cell>
          <table:table-cell office:value-type="string" calcext:value-type="string">
            <text:p>2020.0286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2552-</text:p>
            <text:p>7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6.875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0:16:14</text:p>
          </table:table-cell>
          <table:table-cell office:value-type="string" calcext:value-type="string">
            <text:p>2020.0305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2552-</text:p>
            <text:p>7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.035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3:47:40</text:p>
          </table:table-cell>
          <table:table-cell office:value-type="string" calcext:value-type="string">
            <text:p>2020.0286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590-</text:p>
            <text:p>82.202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.175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3:47:41</text:p>
          </table:table-cell>
          <table:table-cell office:value-type="string" calcext:value-type="string">
            <text:p>2020.0283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590-</text:p>
            <text:p>82.202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.175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3:48:28</text:p>
          </table:table-cell>
          <table:table-cell office:value-type="string" calcext:value-type="string">
            <text:p>2020.0299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590-</text:p>
            <text:p>82.202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.878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3:48:30</text:p>
          </table:table-cell>
          <table:table-cell office:value-type="string" calcext:value-type="string">
            <text:p>2020.0300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590-</text:p>
            <text:p>82.202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.175,6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81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8/06/2020</text:p>
            <text:p>13:48:31</text:p>
          </table:table-cell>
          <table:table-cell office:value-type="string" calcext:value-type="string">
            <text:p>2020.0281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590-</text:p>
            <text:p>82.202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.175,6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8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3:49:00</text:p>
          </table:table-cell>
          <table:table-cell office:value-type="string" calcext:value-type="string">
            <text:p>2020.0285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590-</text:p>
            <text:p>82.202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.175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5:49:56</text:p>
          </table:table-cell>
          <table:table-cell office:value-type="string" calcext:value-type="string">
            <text:p>2020.0283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227-</text:p>
            <text:p>8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7.991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5:50:14</text:p>
          </table:table-cell>
          <table:table-cell office:value-type="string" calcext:value-type="string">
            <text:p>2020.0294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467-</text:p>
            <text:p>0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3.121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5:50:25</text:p>
          </table:table-cell>
          <table:table-cell office:value-type="string" calcext:value-type="string">
            <text:p>2020.0284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467-</text:p>
            <text:p>0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3.121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5:50:30</text:p>
          </table:table-cell>
          <table:table-cell office:value-type="string" calcext:value-type="string">
            <text:p>2020.02858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00467-</text:p>
            <text:p>0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2.796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5:50:34</text:p>
          </table:table-cell>
          <table:table-cell office:value-type="string" calcext:value-type="string">
            <text:p>2020.03008-4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00467-</text:p>
            <text:p>0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3.121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5:50:41</text:p>
          </table:table-cell>
          <table:table-cell office:value-type="string" calcext:value-type="string">
            <text:p>2020.02917-5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00467-</text:p>
            <text:p>0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3.121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5:50:44</text:p>
          </table:table-cell>
          <table:table-cell office:value-type="string" calcext:value-type="string">
            <text:p>2020.0295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467-</text:p>
            <text:p>0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3.121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6:44:10</text:p>
          </table:table-cell>
          <table:table-cell office:value-type="string" calcext:value-type="string">
            <text:p>2020.0285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663-</text:p>
            <text:p>38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5.289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6:44:16</text:p>
          </table:table-cell>
          <table:table-cell office:value-type="string" calcext:value-type="string">
            <text:p>2020.0289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62865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5.113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6:49:18</text:p>
          </table:table-cell>
          <table:table-cell office:value-type="string" calcext:value-type="string">
            <text:p>2020.0283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652-</text:p>
            <text:p>20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.014,2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8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6:49:36</text:p>
          </table:table-cell>
          <table:table-cell office:value-type="string" calcext:value-type="string">
            <text:p>2020.0289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29160-</text:p>
            <text:p>3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0.782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7:36:18</text:p>
          </table:table-cell>
          <table:table-cell office:value-type="string" calcext:value-type="string">
            <text:p>2020.0288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795-</text:p>
            <text:p>8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4.047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7:36:20</text:p>
          </table:table-cell>
          <table:table-cell office:value-type="string" calcext:value-type="string">
            <text:p>2020.0288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795-</text:p>
            <text:p>8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6.189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7:36:30</text:p>
          </table:table-cell>
          <table:table-cell office:value-type="string" calcext:value-type="string">
            <text:p>2020.0302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3802-</text:p>
            <text:p>21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4.120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8:57:50</text:p>
          </table:table-cell>
          <table:table-cell office:value-type="string" calcext:value-type="string">
            <text:p>2020.0287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1162-</text:p>
            <text:p>20.2019.8.19.0002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5.491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19:56:43</text:p>
          </table:table-cell>
          <table:table-cell office:value-type="string" calcext:value-type="string">
            <text:p>2020.0305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1765-</text:p>
            <text:p>3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06.827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20:21:18</text:p>
          </table:table-cell>
          <table:table-cell office:value-type="string" calcext:value-type="string">
            <text:p>2020.0286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4059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6.821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20:21:20</text:p>
          </table:table-cell>
          <table:table-cell office:value-type="string" calcext:value-type="string">
            <text:p>2020.0285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36653-</text:p>
            <text:p>11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1.710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20</text:p>
            <text:p>22:44:29</text:p>
          </table:table-cell>
          <table:table-cell office:value-type="string" calcext:value-type="string">
            <text:p>2020.0289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7840-</text:p>
            <text:p>27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6.750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6/2020</text:p>
            <text:p>11:01:28</text:p>
          </table:table-cell>
          <table:table-cell office:value-type="string" calcext:value-type="string">
            <text:p>2020.0293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2584-</text:p>
            <text:p>0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9.311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6/2020</text:p>
            <text:p>11:01:30</text:p>
          </table:table-cell>
          <table:table-cell office:value-type="string" calcext:value-type="string">
            <text:p>2020.0292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6858-</text:p>
            <text:p>64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525,4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4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9/06/2020</text:p>
          </table:table-cell>
          <table:table-cell office:value-type="string" calcext:value-type="string">
            <text:p>2020.03001-7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316858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9.576,2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1:01:32</text:p>
          </table:table-cell>
          <table:table-cell table:number-columns-repeated="2"/>
          <table:table-cell office:value-type="string" calcext:value-type="string">
            <text:p>64.2019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6/2020</text:p>
            <text:p>11:01:34</text:p>
          </table:table-cell>
          <table:table-cell office:value-type="string" calcext:value-type="string">
            <text:p>2020.0293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6858-</text:p>
            <text:p>64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9.576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6/2020</text:p>
            <text:p>11:01:36</text:p>
          </table:table-cell>
          <table:table-cell office:value-type="string" calcext:value-type="string">
            <text:p>2020.0297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6858-</text:p>
            <text:p>64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9.576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6/2020</text:p>
            <text:p>13:08:34</text:p>
          </table:table-cell>
          <table:table-cell office:value-type="string" calcext:value-type="string">
            <text:p>2020.0292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7279-</text:p>
            <text:p>73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PD</text:p>
          </table:table-cell>
          <table:table-cell office:value-type="string" calcext:value-type="string">
            <text:p>R$87.328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6/2020</text:p>
            <text:p>18:03:40</text:p>
          </table:table-cell>
          <table:table-cell office:value-type="string" calcext:value-type="string">
            <text:p>2020.0299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3584-</text:p>
            <text:p>7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8.714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6/2020</text:p>
            <text:p>18:03:41</text:p>
          </table:table-cell>
          <table:table-cell office:value-type="string" calcext:value-type="string">
            <text:p>2020.0293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5379-</text:p>
            <text:p>67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0.267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6/2020</text:p>
            <text:p>22:02:39</text:p>
          </table:table-cell>
          <table:table-cell office:value-type="string" calcext:value-type="string">
            <text:p>2020.0299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1299-</text:p>
            <text:p>6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.479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6/2020</text:p>
            <text:p>22:02:41</text:p>
          </table:table-cell>
          <table:table-cell office:value-type="string" calcext:value-type="string">
            <text:p>2020.0300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1299-</text:p>
            <text:p>6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.119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6/2020</text:p>
            <text:p>22:02:50</text:p>
          </table:table-cell>
          <table:table-cell office:value-type="string" calcext:value-type="string">
            <text:p>2020.0299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0610-</text:p>
            <text:p>1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.179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6/2020</text:p>
            <text:p>22:03:07</text:p>
          </table:table-cell>
          <table:table-cell office:value-type="string" calcext:value-type="string">
            <text:p>2020.0299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1591-</text:p>
            <text:p>86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03.418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12:44:07</text:p>
          </table:table-cell>
          <table:table-cell office:value-type="string" calcext:value-type="string">
            <text:p>2020.0325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482-</text:p>
            <text:p>04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1.927,1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85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0/06/2020</text:p>
            <text:p>15:36:55</text:p>
          </table:table-cell>
          <table:table-cell office:value-type="string" calcext:value-type="string">
            <text:p>2020.0307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4779-</text:p>
            <text:p>9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4.428,8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8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17:24:50</text:p>
          </table:table-cell>
          <table:table-cell office:value-type="string" calcext:value-type="string">
            <text:p>2020.0310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8937-</text:p>
            <text:p>1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7.728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17:24:53</text:p>
          </table:table-cell>
          <table:table-cell office:value-type="string" calcext:value-type="string">
            <text:p>2020.0309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8937-</text:p>
            <text:p>1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2.742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18:05:32</text:p>
          </table:table-cell>
          <table:table-cell office:value-type="string" calcext:value-type="string">
            <text:p>2020.0307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499-</text:p>
            <text:p>59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1.928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22:10:28</text:p>
          </table:table-cell>
          <table:table-cell office:value-type="string" calcext:value-type="string">
            <text:p>2020.0307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945-</text:p>
            <text:p>6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85.139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22:27:01</text:p>
          </table:table-cell>
          <table:table-cell office:value-type="string" calcext:value-type="string">
            <text:p>2020.0317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989-</text:p>
            <text:p>28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629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22:27:11</text:p>
          </table:table-cell>
          <table:table-cell office:value-type="string" calcext:value-type="string">
            <text:p>2020.0307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900-</text:p>
            <text:p>71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.02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22:27:14</text:p>
          </table:table-cell>
          <table:table-cell office:value-type="string" calcext:value-type="string">
            <text:p>2020.0308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900-</text:p>
            <text:p>71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.02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22:27:16</text:p>
          </table:table-cell>
          <table:table-cell office:value-type="string" calcext:value-type="string">
            <text:p>2020.0321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900-</text:p>
            <text:p>71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.02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22:27:17</text:p>
          </table:table-cell>
          <table:table-cell office:value-type="string" calcext:value-type="string">
            <text:p>2020.0307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900-</text:p>
            <text:p>71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6.304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23:19:27</text:p>
          </table:table-cell>
          <table:table-cell office:value-type="string" calcext:value-type="string">
            <text:p>2020.0317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6323-</text:p>
            <text:p>3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.785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23:19:39</text:p>
          </table:table-cell>
          <table:table-cell office:value-type="string" calcext:value-type="string">
            <text:p>2020.0313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9919-</text:p>
            <text:p>5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9.441,5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8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20</text:p>
            <text:p>23:19:41</text:p>
          </table:table-cell>
          <table:table-cell office:value-type="string" calcext:value-type="string">
            <text:p>2020.0314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9919-</text:p>
            <text:p>5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7.359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20</text:p>
            <text:p>09:29:42</text:p>
          </table:table-cell>
          <table:table-cell office:value-type="string" calcext:value-type="string">
            <text:p>2020.0314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4433-</text:p>
            <text:p>5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396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20</text:p>
            <text:p>09:29:46</text:p>
          </table:table-cell>
          <table:table-cell office:value-type="string" calcext:value-type="string">
            <text:p>2020.0315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318-</text:p>
            <text:p>55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.276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20</text:p>
            <text:p>09:29:47</text:p>
          </table:table-cell>
          <table:table-cell office:value-type="string" calcext:value-type="string">
            <text:p>2020.0314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318-</text:p>
            <text:p>55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1.106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20</text:p>
            <text:p>09:29:49</text:p>
          </table:table-cell>
          <table:table-cell office:value-type="string" calcext:value-type="string">
            <text:p>2020.0324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9371-</text:p>
            <text:p>66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.081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20</text:p>
            <text:p>09:29:50</text:p>
          </table:table-cell>
          <table:table-cell office:value-type="string" calcext:value-type="string">
            <text:p>2020.0315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9371-</text:p>
            <text:p>66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1.91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20</text:p>
            <text:p>09:29:52</text:p>
          </table:table-cell>
          <table:table-cell office:value-type="string" calcext:value-type="string">
            <text:p>2020.0324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9371-</text:p>
            <text:p>66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1.596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20</text:p>
            <text:p>11:58:03</text:p>
          </table:table-cell>
          <table:table-cell office:value-type="string" calcext:value-type="string">
            <text:p>2020.0319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8541-</text:p>
            <text:p>1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.688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20</text:p>
            <text:p>11:58:04</text:p>
          </table:table-cell>
          <table:table-cell office:value-type="string" calcext:value-type="string">
            <text:p>2020.0316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8541-</text:p>
            <text:p>1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4.934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20</text:p>
            <text:p>12:00:16</text:p>
          </table:table-cell>
          <table:table-cell office:value-type="string" calcext:value-type="string">
            <text:p>2020.0324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2598-</text:p>
            <text:p>4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6.25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20</text:p>
            <text:p>16:43:31</text:p>
          </table:table-cell>
          <table:table-cell office:value-type="string" calcext:value-type="string">
            <text:p>2020.0313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2107-</text:p>
            <text:p>60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4.981,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7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2/06/2020</text:p>
          </table:table-cell>
          <table:table-cell office:value-type="string" calcext:value-type="string">
            <text:p>2020.03202-8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82107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.866,7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43:34</text:p>
          </table:table-cell>
          <table:table-cell table:number-columns-repeated="2"/>
          <table:table-cell office:value-type="string" calcext:value-type="string">
            <text:p>60.200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20</text:p>
            <text:p>16:43:37</text:p>
          </table:table-cell>
          <table:table-cell office:value-type="string" calcext:value-type="string">
            <text:p>2020.0315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2107-</text:p>
            <text:p>60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99.927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20</text:p>
            <text:p>16:43:54</text:p>
          </table:table-cell>
          <table:table-cell office:value-type="string" calcext:value-type="string">
            <text:p>2020.0318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802-</text:p>
            <text:p>2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9.586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20</text:p>
            <text:p>16:43:57</text:p>
          </table:table-cell>
          <table:table-cell office:value-type="string" calcext:value-type="string">
            <text:p>2020.0322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802-</text:p>
            <text:p>2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9.586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20</text:p>
            <text:p>16:44:17</text:p>
          </table:table-cell>
          <table:table-cell office:value-type="string" calcext:value-type="string">
            <text:p>2020.0323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802-</text:p>
            <text:p>2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6.060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20</text:p>
            <text:p>20:46:20</text:p>
          </table:table-cell>
          <table:table-cell office:value-type="string" calcext:value-type="string">
            <text:p>2020.0319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2844-</text:p>
            <text:p>54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676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20</text:p>
            <text:p>20:46:24</text:p>
          </table:table-cell>
          <table:table-cell office:value-type="string" calcext:value-type="string">
            <text:p>2020.0313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253-</text:p>
            <text:p>6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5.201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20</text:p>
            <text:p>23:20:12</text:p>
          </table:table-cell>
          <table:table-cell office:value-type="string" calcext:value-type="string">
            <text:p>2020.0319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802-</text:p>
            <text:p>2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0.344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20</text:p>
            <text:p>23:20:15</text:p>
          </table:table-cell>
          <table:table-cell office:value-type="string" calcext:value-type="string">
            <text:p>2020.0332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802-</text:p>
            <text:p>2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62.110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20</text:p>
            <text:p>23:44:41</text:p>
          </table:table-cell>
          <table:table-cell office:value-type="string" calcext:value-type="string">
            <text:p>2020.0333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7452-</text:p>
            <text:p>38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11.169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08:15</text:p>
          </table:table-cell>
          <table:table-cell office:value-type="string" calcext:value-type="string">
            <text:p>2020.0326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621-</text:p>
            <text:p>5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13.238,1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88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5/06/2020</text:p>
            <text:p>10:08:17</text:p>
          </table:table-cell>
          <table:table-cell office:value-type="string" calcext:value-type="string">
            <text:p>2020.0331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621-</text:p>
            <text:p>5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.069.857,2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8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27:14</text:p>
          </table:table-cell>
          <table:table-cell office:value-type="string" calcext:value-type="string">
            <text:p>2020.0330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0360-</text:p>
            <text:p>39.1993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9.098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14</text:p>
          </table:table-cell>
          <table:table-cell office:value-type="string" calcext:value-type="string">
            <text:p>2020.0334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579-</text:p>
            <text:p>86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.858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15</text:p>
          </table:table-cell>
          <table:table-cell office:value-type="string" calcext:value-type="string">
            <text:p>2020.0336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579-</text:p>
            <text:p>86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.858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17</text:p>
          </table:table-cell>
          <table:table-cell office:value-type="string" calcext:value-type="string">
            <text:p>2020.0337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579-</text:p>
            <text:p>86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6.865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22</text:p>
          </table:table-cell>
          <table:table-cell office:value-type="string" calcext:value-type="string">
            <text:p>2020.0335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3097-</text:p>
            <text:p>8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2.606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23</text:p>
          </table:table-cell>
          <table:table-cell office:value-type="string" calcext:value-type="string">
            <text:p>2020.0335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3097-</text:p>
            <text:p>8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.305.981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30</text:p>
          </table:table-cell>
          <table:table-cell office:value-type="string" calcext:value-type="string">
            <text:p>2020.0320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871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.631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32</text:p>
          </table:table-cell>
          <table:table-cell office:value-type="string" calcext:value-type="string">
            <text:p>2020.0335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871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631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33</text:p>
          </table:table-cell>
          <table:table-cell office:value-type="string" calcext:value-type="string">
            <text:p>2020.0333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871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.631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34</text:p>
          </table:table-cell>
          <table:table-cell office:value-type="string" calcext:value-type="string">
            <text:p>2020.0314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871-</text:p>
            <text:p>0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631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38</text:p>
          </table:table-cell>
          <table:table-cell office:value-type="string" calcext:value-type="string">
            <text:p>2020.0318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2705-</text:p>
            <text:p>24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5.519,5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8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49</text:p>
          </table:table-cell>
          <table:table-cell office:value-type="string" calcext:value-type="string">
            <text:p>2020.0312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795-</text:p>
            <text:p>37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419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51</text:p>
          </table:table-cell>
          <table:table-cell office:value-type="string" calcext:value-type="string">
            <text:p>2020.0320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795-</text:p>
            <text:p>37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1.419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52</text:p>
          </table:table-cell>
          <table:table-cell office:value-type="string" calcext:value-type="string">
            <text:p>2020.0319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795-</text:p>
            <text:p>37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3.050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53</text:p>
          </table:table-cell>
          <table:table-cell office:value-type="string" calcext:value-type="string">
            <text:p>2020.0314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795-</text:p>
            <text:p>37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2.83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56</text:p>
          </table:table-cell>
          <table:table-cell office:value-type="string" calcext:value-type="string">
            <text:p>2020.0335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1999-</text:p>
            <text:p>9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75.719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0:59:58</text:p>
          </table:table-cell>
          <table:table-cell office:value-type="string" calcext:value-type="string">
            <text:p>2020.0328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1999-</text:p>
            <text:p>9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686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28</text:p>
          </table:table-cell>
          <table:table-cell office:value-type="string" calcext:value-type="string">
            <text:p>2020.0310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.756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29</text:p>
          </table:table-cell>
          <table:table-cell office:value-type="string" calcext:value-type="string">
            <text:p>2020.0310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8.914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31</text:p>
          </table:table-cell>
          <table:table-cell office:value-type="string" calcext:value-type="string">
            <text:p>2020.0311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.125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32</text:p>
          </table:table-cell>
          <table:table-cell office:value-type="string" calcext:value-type="string">
            <text:p>2020.0329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.625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34</text:p>
          </table:table-cell>
          <table:table-cell office:value-type="string" calcext:value-type="string">
            <text:p>2020.0327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.702,0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0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5/06/2020</text:p>
          </table:table-cell>
          <table:table-cell office:value-type="string" calcext:value-type="string">
            <text:p>2020.03115-3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18796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.009,4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1:30:35</text:p>
          </table:table-cell>
          <table:table-cell table:number-columns-repeated="2"/>
          <table:table-cell office:value-type="string" calcext:value-type="string">
            <text:p>84.1996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37</text:p>
          </table:table-cell>
          <table:table-cell office:value-type="string" calcext:value-type="string">
            <text:p>2020.0326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608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38</text:p>
          </table:table-cell>
          <table:table-cell office:value-type="string" calcext:value-type="string">
            <text:p>2020.0311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9.840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40</text:p>
          </table:table-cell>
          <table:table-cell office:value-type="string" calcext:value-type="string">
            <text:p>2020.0328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969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41</text:p>
          </table:table-cell>
          <table:table-cell office:value-type="string" calcext:value-type="string">
            <text:p>2020.0333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5.276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43</text:p>
          </table:table-cell>
          <table:table-cell office:value-type="string" calcext:value-type="string">
            <text:p>2020.0314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.571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44</text:p>
          </table:table-cell>
          <table:table-cell office:value-type="string" calcext:value-type="string">
            <text:p>2020.0327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.00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45</text:p>
          </table:table-cell>
          <table:table-cell office:value-type="string" calcext:value-type="string">
            <text:p>2020.0311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.00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47</text:p>
          </table:table-cell>
          <table:table-cell office:value-type="string" calcext:value-type="string">
            <text:p>2020.0310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.188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48</text:p>
          </table:table-cell>
          <table:table-cell office:value-type="string" calcext:value-type="string">
            <text:p>2020.0312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4.968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50</text:p>
          </table:table-cell>
          <table:table-cell office:value-type="string" calcext:value-type="string">
            <text:p>2020.0313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.354,7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1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5/06/2020</text:p>
            <text:p>11:30:51</text:p>
          </table:table-cell>
          <table:table-cell office:value-type="string" calcext:value-type="string">
            <text:p>2020.0328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5.653,8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53</text:p>
          </table:table-cell>
          <table:table-cell office:value-type="string" calcext:value-type="string">
            <text:p>2020.0310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1.845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55</text:p>
          </table:table-cell>
          <table:table-cell office:value-type="string" calcext:value-type="string">
            <text:p>2020.0329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615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56</text:p>
          </table:table-cell>
          <table:table-cell office:value-type="string" calcext:value-type="string">
            <text:p>2020.0312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.896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57</text:p>
          </table:table-cell>
          <table:table-cell office:value-type="string" calcext:value-type="string">
            <text:p>2020.0312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.581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0:59</text:p>
          </table:table-cell>
          <table:table-cell office:value-type="string" calcext:value-type="string">
            <text:p>2020.0310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5.449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1:31:00</text:p>
          </table:table-cell>
          <table:table-cell office:value-type="string" calcext:value-type="string">
            <text:p>2020.0326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796-</text:p>
            <text:p>84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969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2:00:56</text:p>
          </table:table-cell>
          <table:table-cell office:value-type="string" calcext:value-type="string">
            <text:p>2020.0331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8398-</text:p>
            <text:p>20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11.399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2:59:08</text:p>
          </table:table-cell>
          <table:table-cell office:value-type="string" calcext:value-type="string">
            <text:p>2020.0349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490-</text:p>
            <text:p>3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5.955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2:59:09</text:p>
          </table:table-cell>
          <table:table-cell office:value-type="string" calcext:value-type="string">
            <text:p>2020.0312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490-</text:p>
            <text:p>3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1.910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2:59:11</text:p>
          </table:table-cell>
          <table:table-cell office:value-type="string" calcext:value-type="string">
            <text:p>2020.0336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490-</text:p>
            <text:p>3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7.643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6:15:48</text:p>
          </table:table-cell>
          <table:table-cell office:value-type="string" calcext:value-type="string">
            <text:p>2020.0327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095-</text:p>
            <text:p>9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1.264,4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9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6:27:52</text:p>
          </table:table-cell>
          <table:table-cell office:value-type="string" calcext:value-type="string">
            <text:p>2020.0325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53429-</text:p>
            <text:p>2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3.970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6:27:54</text:p>
          </table:table-cell>
          <table:table-cell office:value-type="string" calcext:value-type="string">
            <text:p>2020.0328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53429-</text:p>
            <text:p>2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5.931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16:34:57</text:p>
          </table:table-cell>
          <table:table-cell office:value-type="string" calcext:value-type="string">
            <text:p>2020.0337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8786-</text:p>
            <text:p>87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8.778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20:11:09</text:p>
          </table:table-cell>
          <table:table-cell office:value-type="string" calcext:value-type="string">
            <text:p>2020.0330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5652-</text:p>
            <text:p>9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4.668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20:11:12</text:p>
          </table:table-cell>
          <table:table-cell office:value-type="string" calcext:value-type="string">
            <text:p>2020.0330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5652-</text:p>
            <text:p>9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6.010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6/2020</text:p>
            <text:p>20:11:15</text:p>
          </table:table-cell>
          <table:table-cell office:value-type="string" calcext:value-type="string">
            <text:p>2020.0309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5652-</text:p>
            <text:p>9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6.010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00:15:53</text:p>
          </table:table-cell>
          <table:table-cell office:value-type="string" calcext:value-type="string">
            <text:p>2020.0338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5504-</text:p>
            <text:p>1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0.254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00:15:55</text:p>
          </table:table-cell>
          <table:table-cell office:value-type="string" calcext:value-type="string">
            <text:p>2020.0340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5504-</text:p>
            <text:p>1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117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00:16:02</text:p>
          </table:table-cell>
          <table:table-cell office:value-type="string" calcext:value-type="string">
            <text:p>2020.0333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6230-</text:p>
            <text:p>98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.203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00:16:09</text:p>
          </table:table-cell>
          <table:table-cell office:value-type="string" calcext:value-type="string">
            <text:p>2020.0333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5939-</text:p>
            <text:p>9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7.636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09:04:51</text:p>
          </table:table-cell>
          <table:table-cell office:value-type="string" calcext:value-type="string">
            <text:p>2020.0344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6912-</text:p>
            <text:p>53.199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7.348,5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4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6/06/2020</text:p>
          </table:table-cell>
          <table:table-cell office:value-type="string" calcext:value-type="string">
            <text:p>2020.03455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06912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7.348,5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09:04:57</text:p>
          </table:table-cell>
          <table:table-cell table:number-columns-repeated="2"/>
          <table:table-cell office:value-type="string" calcext:value-type="string">
            <text:p>53.1996.8.19.000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0:30:44</text:p>
          </table:table-cell>
          <table:table-cell office:value-type="string" calcext:value-type="string">
            <text:p>2020.0339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499-</text:p>
            <text:p>59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2.894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0:30:46</text:p>
          </table:table-cell>
          <table:table-cell office:value-type="string" calcext:value-type="string">
            <text:p>2020.0339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499-</text:p>
            <text:p>59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5.874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0:30:47</text:p>
          </table:table-cell>
          <table:table-cell office:value-type="string" calcext:value-type="string">
            <text:p>2020.0352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499-</text:p>
            <text:p>59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2.894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0:30:49</text:p>
          </table:table-cell>
          <table:table-cell office:value-type="string" calcext:value-type="string">
            <text:p>2020.0354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499-</text:p>
            <text:p>59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4.650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0:30:51</text:p>
          </table:table-cell>
          <table:table-cell office:value-type="string" calcext:value-type="string">
            <text:p>2020.0342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499-</text:p>
            <text:p>59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5.513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0:30:53</text:p>
          </table:table-cell>
          <table:table-cell office:value-type="string" calcext:value-type="string">
            <text:p>2020.0341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499-</text:p>
            <text:p>59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7.58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0:30:55</text:p>
          </table:table-cell>
          <table:table-cell office:value-type="string" calcext:value-type="string">
            <text:p>2020.0342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499-</text:p>
            <text:p>59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1.372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0:30:57</text:p>
          </table:table-cell>
          <table:table-cell office:value-type="string" calcext:value-type="string">
            <text:p>2020.0341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499-</text:p>
            <text:p>59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1.372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0:53:12</text:p>
          </table:table-cell>
          <table:table-cell office:value-type="string" calcext:value-type="string">
            <text:p>2020.0334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7970-</text:p>
            <text:p>9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9.853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0:53:14</text:p>
          </table:table-cell>
          <table:table-cell office:value-type="string" calcext:value-type="string">
            <text:p>2020.0340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354-</text:p>
            <text:p>10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4.517,9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5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6/06/2020</text:p>
            <text:p>10:53:16</text:p>
          </table:table-cell>
          <table:table-cell office:value-type="string" calcext:value-type="string">
            <text:p>2020.0342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354-</text:p>
            <text:p>10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4.299,5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0:53:26</text:p>
          </table:table-cell>
          <table:table-cell office:value-type="string" calcext:value-type="string">
            <text:p>2020.0351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0255-</text:p>
            <text:p>58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.361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1:44:02</text:p>
          </table:table-cell>
          <table:table-cell office:value-type="string" calcext:value-type="string">
            <text:p>2020.0352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514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.320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3:42:09</text:p>
          </table:table-cell>
          <table:table-cell office:value-type="string" calcext:value-type="string">
            <text:p>2020.0345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966-</text:p>
            <text:p>87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1.808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3:42:10</text:p>
          </table:table-cell>
          <table:table-cell office:value-type="string" calcext:value-type="string">
            <text:p>2020.0348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966-</text:p>
            <text:p>87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4.538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3:42:12</text:p>
          </table:table-cell>
          <table:table-cell office:value-type="string" calcext:value-type="string">
            <text:p>2020.0345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966-</text:p>
            <text:p>87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.171.770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5:46:47</text:p>
          </table:table-cell>
          <table:table-cell office:value-type="string" calcext:value-type="string">
            <text:p>2020.0339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422-</text:p>
            <text:p>34.198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8.105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6:23:06</text:p>
          </table:table-cell>
          <table:table-cell office:value-type="string" calcext:value-type="string">
            <text:p>2020.0352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966-</text:p>
            <text:p>87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1.218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6:23:08</text:p>
          </table:table-cell>
          <table:table-cell office:value-type="string" calcext:value-type="string">
            <text:p>2020.0343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966-</text:p>
            <text:p>87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568.895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6:23:10</text:p>
          </table:table-cell>
          <table:table-cell office:value-type="string" calcext:value-type="string">
            <text:p>2020.0346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966-</text:p>
            <text:p>87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1.218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6:44:19</text:p>
          </table:table-cell>
          <table:table-cell office:value-type="string" calcext:value-type="string">
            <text:p>2020.0338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277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44.247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6:44:21</text:p>
          </table:table-cell>
          <table:table-cell office:value-type="string" calcext:value-type="string">
            <text:p>2020.0342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277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381,4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9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6:44:23</text:p>
          </table:table-cell>
          <table:table-cell office:value-type="string" calcext:value-type="string">
            <text:p>2020.0339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277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381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6:44:44</text:p>
          </table:table-cell>
          <table:table-cell office:value-type="string" calcext:value-type="string">
            <text:p>2020.0343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4542-</text:p>
            <text:p>83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7.060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7:09:15</text:p>
          </table:table-cell>
          <table:table-cell office:value-type="string" calcext:value-type="string">
            <text:p>2020.0343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0248-</text:p>
            <text:p>38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5.473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7:35:50</text:p>
          </table:table-cell>
          <table:table-cell office:value-type="string" calcext:value-type="string">
            <text:p>2020.0370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8398-</text:p>
            <text:p>20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7.849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8:00:25</text:p>
          </table:table-cell>
          <table:table-cell office:value-type="string" calcext:value-type="string">
            <text:p>2020.0361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648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6.757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8:00:32</text:p>
          </table:table-cell>
          <table:table-cell office:value-type="string" calcext:value-type="string">
            <text:p>2020.0343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4514-</text:p>
            <text:p>41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8.420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8:39:37</text:p>
          </table:table-cell>
          <table:table-cell office:value-type="string" calcext:value-type="string">
            <text:p>2020.0353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0421-</text:p>
            <text:p>37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4.611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8:39:39</text:p>
          </table:table-cell>
          <table:table-cell office:value-type="string" calcext:value-type="string">
            <text:p>2020.0344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0421-</text:p>
            <text:p>37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652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9:07:56</text:p>
          </table:table-cell>
          <table:table-cell office:value-type="string" calcext:value-type="string">
            <text:p>2020.0340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499-</text:p>
            <text:p>1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7.574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9:08:07</text:p>
          </table:table-cell>
          <table:table-cell office:value-type="string" calcext:value-type="string">
            <text:p>2020.0350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1518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9.39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19:08:36</text:p>
          </table:table-cell>
          <table:table-cell office:value-type="string" calcext:value-type="string">
            <text:p>2020.0344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2569-</text:p>
            <text:p>87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6.057,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7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6/06/2020</text:p>
          </table:table-cell>
          <table:table-cell office:value-type="string" calcext:value-type="string">
            <text:p>2020.03536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414973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.073,6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9:08:47</text:p>
          </table:table-cell>
          <table:table-cell table:number-columns-repeated="2"/>
          <table:table-cell office:value-type="string" calcext:value-type="string">
            <text:p>04.2011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21:23:25</text:p>
          </table:table-cell>
          <table:table-cell office:value-type="string" calcext:value-type="string">
            <text:p>2020.0338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7339-</text:p>
            <text:p>86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0.806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21:29:24</text:p>
          </table:table-cell>
          <table:table-cell office:value-type="string" calcext:value-type="string">
            <text:p>2020.0340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5377-</text:p>
            <text:p>64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618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6/2020</text:p>
            <text:p>23:20:43</text:p>
          </table:table-cell>
          <table:table-cell office:value-type="string" calcext:value-type="string">
            <text:p>2020.0358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0081-</text:p>
            <text:p>91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7.037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00:45:13</text:p>
          </table:table-cell>
          <table:table-cell office:value-type="string" calcext:value-type="string">
            <text:p>2020.0375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65647-</text:p>
            <text:p>7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8.130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09:46:44</text:p>
          </table:table-cell>
          <table:table-cell office:value-type="string" calcext:value-type="string">
            <text:p>2020.0375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8130-</text:p>
            <text:p>82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6.051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0:09:31</text:p>
          </table:table-cell>
          <table:table-cell office:value-type="string" calcext:value-type="string">
            <text:p>2020.0355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44-</text:p>
            <text:p>0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7.460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0:09:34</text:p>
          </table:table-cell>
          <table:table-cell office:value-type="string" calcext:value-type="string">
            <text:p>2020.0373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44-</text:p>
            <text:p>0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7.460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0:09:37</text:p>
          </table:table-cell>
          <table:table-cell office:value-type="string" calcext:value-type="string">
            <text:p>2020.0343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44-</text:p>
            <text:p>0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2.151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0:09:40</text:p>
          </table:table-cell>
          <table:table-cell office:value-type="string" calcext:value-type="string">
            <text:p>2020.0370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44-</text:p>
            <text:p>0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7.460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0:09:43</text:p>
          </table:table-cell>
          <table:table-cell office:value-type="string" calcext:value-type="string">
            <text:p>2020.0358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44-</text:p>
            <text:p>0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1.148,7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8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7/06/2020</text:p>
            <text:p>11:36:10</text:p>
          </table:table-cell>
          <table:table-cell office:value-type="string" calcext:value-type="string">
            <text:p>2020.0356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246-</text:p>
            <text:p>40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6.891,5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1:36:12</text:p>
          </table:table-cell>
          <table:table-cell office:value-type="string" calcext:value-type="string">
            <text:p>2020.0358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65647-</text:p>
            <text:p>7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9.532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4:48:26</text:p>
          </table:table-cell>
          <table:table-cell office:value-type="string" calcext:value-type="string">
            <text:p>2020.0386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3806-</text:p>
            <text:p>32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.808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4:48:40</text:p>
          </table:table-cell>
          <table:table-cell office:value-type="string" calcext:value-type="string">
            <text:p>2020.0360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0689-</text:p>
            <text:p>28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1.547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4:48:42</text:p>
          </table:table-cell>
          <table:table-cell office:value-type="string" calcext:value-type="string">
            <text:p>2020.0370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0689-</text:p>
            <text:p>28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1.960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5:30</text:p>
          </table:table-cell>
          <table:table-cell office:value-type="string" calcext:value-type="string">
            <text:p>2020.0372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676-</text:p>
            <text:p>5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2.855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5:32</text:p>
          </table:table-cell>
          <table:table-cell office:value-type="string" calcext:value-type="string">
            <text:p>2020.0338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287-</text:p>
            <text:p>6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732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5:34</text:p>
          </table:table-cell>
          <table:table-cell office:value-type="string" calcext:value-type="string">
            <text:p>2020.0369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287-</text:p>
            <text:p>6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7.796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5:35</text:p>
          </table:table-cell>
          <table:table-cell office:value-type="string" calcext:value-type="string">
            <text:p>2020.0357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287-</text:p>
            <text:p>6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6.524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5:37</text:p>
          </table:table-cell>
          <table:table-cell office:value-type="string" calcext:value-type="string">
            <text:p>2020.0338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287-</text:p>
            <text:p>6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7.796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5:39</text:p>
          </table:table-cell>
          <table:table-cell office:value-type="string" calcext:value-type="string">
            <text:p>2020.0374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287-</text:p>
            <text:p>6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7.796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5:41</text:p>
          </table:table-cell>
          <table:table-cell office:value-type="string" calcext:value-type="string">
            <text:p>2020.0400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287-</text:p>
            <text:p>6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3.661,1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9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5:42</text:p>
          </table:table-cell>
          <table:table-cell office:value-type="string" calcext:value-type="string">
            <text:p>2020.0399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287-</text:p>
            <text:p>6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1.153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5:44</text:p>
          </table:table-cell>
          <table:table-cell office:value-type="string" calcext:value-type="string">
            <text:p>2020.0373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287-</text:p>
            <text:p>6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24.886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5:46</text:p>
          </table:table-cell>
          <table:table-cell office:value-type="string" calcext:value-type="string">
            <text:p>2020.0370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287-</text:p>
            <text:p>6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3.177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6:11</text:p>
          </table:table-cell>
          <table:table-cell office:value-type="string" calcext:value-type="string">
            <text:p>2020.0358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854-</text:p>
            <text:p>72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91.314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6:15</text:p>
          </table:table-cell>
          <table:table-cell office:value-type="string" calcext:value-type="string">
            <text:p>2020.0355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854-</text:p>
            <text:p>72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604.521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5:56:26</text:p>
          </table:table-cell>
          <table:table-cell office:value-type="string" calcext:value-type="string">
            <text:p>2020.0350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795-</text:p>
            <text:p>37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525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9:22:09</text:p>
          </table:table-cell>
          <table:table-cell office:value-type="string" calcext:value-type="string">
            <text:p>2020.0338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8382-</text:p>
            <text:p>0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.811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9:22:11</text:p>
          </table:table-cell>
          <table:table-cell office:value-type="string" calcext:value-type="string">
            <text:p>2020.0357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8382-</text:p>
            <text:p>0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811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9:22:14</text:p>
          </table:table-cell>
          <table:table-cell office:value-type="string" calcext:value-type="string">
            <text:p>2020.0372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8382-</text:p>
            <text:p>0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811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9:22:16</text:p>
          </table:table-cell>
          <table:table-cell office:value-type="string" calcext:value-type="string">
            <text:p>2020.0419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8382-</text:p>
            <text:p>0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.811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9:22:18</text:p>
          </table:table-cell>
          <table:table-cell office:value-type="string" calcext:value-type="string">
            <text:p>2020.0359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8382-</text:p>
            <text:p>0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811,7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1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7/06/2020</text:p>
          </table:table-cell>
          <table:table-cell office:value-type="string" calcext:value-type="string">
            <text:p>2020.03697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288382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.811,7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9:22:20</text:p>
          </table:table-cell>
          <table:table-cell table:number-columns-repeated="2"/>
          <table:table-cell office:value-type="string" calcext:value-type="string">
            <text:p>02.2008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0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9:32:49</text:p>
          </table:table-cell>
          <table:table-cell office:value-type="string" calcext:value-type="string">
            <text:p>2020.0369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6550-</text:p>
            <text:p>71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2.868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9:32:53</text:p>
          </table:table-cell>
          <table:table-cell office:value-type="string" calcext:value-type="string">
            <text:p>2020.0372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2820-</text:p>
            <text:p>94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229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9:32:57</text:p>
          </table:table-cell>
          <table:table-cell office:value-type="string" calcext:value-type="string">
            <text:p>2020.0357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2446-</text:p>
            <text:p>36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6.898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20</text:p>
            <text:p>19:33:01</text:p>
          </table:table-cell>
          <table:table-cell office:value-type="string" calcext:value-type="string">
            <text:p>2020.0373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5948-</text:p>
            <text:p>25.2017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3.791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00:19:05</text:p>
          </table:table-cell>
          <table:table-cell office:value-type="string" calcext:value-type="string">
            <text:p>2020.0362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906-</text:p>
            <text:p>6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.731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0:38:25</text:p>
          </table:table-cell>
          <table:table-cell office:value-type="string" calcext:value-type="string">
            <text:p>2020.0366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3266-</text:p>
            <text:p>0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63.220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0:38:27</text:p>
          </table:table-cell>
          <table:table-cell office:value-type="string" calcext:value-type="string">
            <text:p>2020.0541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3266-</text:p>
            <text:p>0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.391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0:38:29</text:p>
          </table:table-cell>
          <table:table-cell office:value-type="string" calcext:value-type="string">
            <text:p>2020.0365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3266-</text:p>
            <text:p>0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81.868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0:38:31</text:p>
          </table:table-cell>
          <table:table-cell office:value-type="string" calcext:value-type="string">
            <text:p>2020.0368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3266-</text:p>
            <text:p>0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27.805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1:08:43</text:p>
          </table:table-cell>
          <table:table-cell office:value-type="string" calcext:value-type="string">
            <text:p>2020.0363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2506-</text:p>
            <text:p>30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3.491,8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02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8/06/2020</text:p>
            <text:p>11:08:49</text:p>
          </table:table-cell>
          <table:table-cell office:value-type="string" calcext:value-type="string">
            <text:p>2020.0376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174-</text:p>
            <text:p>84.2017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.331,4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1:08:54</text:p>
          </table:table-cell>
          <table:table-cell office:value-type="string" calcext:value-type="string">
            <text:p>2020.0376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1191-</text:p>
            <text:p>85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.506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1:08:59</text:p>
          </table:table-cell>
          <table:table-cell office:value-type="string" calcext:value-type="string">
            <text:p>2020.0365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0684-</text:p>
            <text:p>65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.166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1:09:03</text:p>
          </table:table-cell>
          <table:table-cell office:value-type="string" calcext:value-type="string">
            <text:p>2020.0368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0684-</text:p>
            <text:p>65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.640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1:09:07</text:p>
          </table:table-cell>
          <table:table-cell office:value-type="string" calcext:value-type="string">
            <text:p>2020.0364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6032-</text:p>
            <text:p>43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.712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1:09:11</text:p>
          </table:table-cell>
          <table:table-cell office:value-type="string" calcext:value-type="string">
            <text:p>2020.0376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5948-</text:p>
            <text:p>25.2017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.677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4:25:43</text:p>
          </table:table-cell>
          <table:table-cell office:value-type="string" calcext:value-type="string">
            <text:p>2020.0364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8058-</text:p>
            <text:p>3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8.251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4:25:45</text:p>
          </table:table-cell>
          <table:table-cell office:value-type="string" calcext:value-type="string">
            <text:p>2020.0362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8058-</text:p>
            <text:p>3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93.004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6:12:59</text:p>
          </table:table-cell>
          <table:table-cell office:value-type="string" calcext:value-type="string">
            <text:p>2020.0363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9366-</text:p>
            <text:p>5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.903.512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6:13:01</text:p>
          </table:table-cell>
          <table:table-cell office:value-type="string" calcext:value-type="string">
            <text:p>2020.0365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9366-</text:p>
            <text:p>5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6.486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6:13:03</text:p>
          </table:table-cell>
          <table:table-cell office:value-type="string" calcext:value-type="string">
            <text:p>2020.0362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9366-</text:p>
            <text:p>5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21.140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6:13:24</text:p>
          </table:table-cell>
          <table:table-cell office:value-type="string" calcext:value-type="string">
            <text:p>2020.0368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8319-</text:p>
            <text:p>5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514,5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6:13:26</text:p>
          </table:table-cell>
          <table:table-cell office:value-type="string" calcext:value-type="string">
            <text:p>2020.0368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8319-</text:p>
            <text:p>5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7.414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6:13:29</text:p>
          </table:table-cell>
          <table:table-cell office:value-type="string" calcext:value-type="string">
            <text:p>2020.0368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8319-</text:p>
            <text:p>5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7.757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6:13:58</text:p>
          </table:table-cell>
          <table:table-cell office:value-type="string" calcext:value-type="string">
            <text:p>2020.0366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8319-</text:p>
            <text:p>5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919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6:47:25</text:p>
          </table:table-cell>
          <table:table-cell office:value-type="string" calcext:value-type="string">
            <text:p>2020.0362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6800-</text:p>
            <text:p>20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0.242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20</text:p>
            <text:p>16:47:30</text:p>
          </table:table-cell>
          <table:table-cell office:value-type="string" calcext:value-type="string">
            <text:p>2020.0373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7829-</text:p>
            <text:p>3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.384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1:41:07</text:p>
          </table:table-cell>
          <table:table-cell office:value-type="string" calcext:value-type="string">
            <text:p>2020.0385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199-</text:p>
            <text:p>53.2018.8.19.0002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3.318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4:58:46</text:p>
          </table:table-cell>
          <table:table-cell office:value-type="string" calcext:value-type="string">
            <text:p>2020.0414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08377-</text:p>
            <text:p>09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.396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4:58:50</text:p>
          </table:table-cell>
          <table:table-cell office:value-type="string" calcext:value-type="string">
            <text:p>2020.0377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08377-</text:p>
            <text:p>09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5.494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4:58:53</text:p>
          </table:table-cell>
          <table:table-cell office:value-type="string" calcext:value-type="string">
            <text:p>2020.0383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08377-</text:p>
            <text:p>09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6.093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5:05:34</text:p>
          </table:table-cell>
          <table:table-cell office:value-type="string" calcext:value-type="string">
            <text:p>2020.0378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3659-</text:p>
            <text:p>02.198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5.14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5:05:37</text:p>
          </table:table-cell>
          <table:table-cell office:value-type="string" calcext:value-type="string">
            <text:p>2020.0416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3659-</text:p>
            <text:p>02.198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8.022,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4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9/06/2020</text:p>
          </table:table-cell>
          <table:table-cell office:value-type="string" calcext:value-type="string">
            <text:p>2020.03679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13659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8.022,7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05:38</text:p>
          </table:table-cell>
          <table:table-cell table:number-columns-repeated="2"/>
          <table:table-cell office:value-type="string" calcext:value-type="string">
            <text:p>02.1985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0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5:05:58</text:p>
          </table:table-cell>
          <table:table-cell office:value-type="string" calcext:value-type="string">
            <text:p>2020.0417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2031-</text:p>
            <text:p>0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8.970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5:05:59</text:p>
          </table:table-cell>
          <table:table-cell office:value-type="string" calcext:value-type="string">
            <text:p>2020.0416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2031-</text:p>
            <text:p>0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4.92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5:06:01</text:p>
          </table:table-cell>
          <table:table-cell office:value-type="string" calcext:value-type="string">
            <text:p>2020.0379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2031-</text:p>
            <text:p>0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9.85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5:06:02</text:p>
          </table:table-cell>
          <table:table-cell office:value-type="string" calcext:value-type="string">
            <text:p>2020.0385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2031-</text:p>
            <text:p>0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4.92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8:02:13</text:p>
          </table:table-cell>
          <table:table-cell office:value-type="string" calcext:value-type="string">
            <text:p>2020.0377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0987-</text:p>
            <text:p>0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9.716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8:35:56</text:p>
          </table:table-cell>
          <table:table-cell office:value-type="string" calcext:value-type="string">
            <text:p>2020.0543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2330-</text:p>
            <text:p>1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0.302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8:49:36</text:p>
          </table:table-cell>
          <table:table-cell office:value-type="string" calcext:value-type="string">
            <text:p>2020.0385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0286-</text:p>
            <text:p>82.2010.8.19.0066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4.498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9:45:51</text:p>
          </table:table-cell>
          <table:table-cell office:value-type="string" calcext:value-type="string">
            <text:p>2020.0374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7509-</text:p>
            <text:p>92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6.288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9:45:59</text:p>
          </table:table-cell>
          <table:table-cell office:value-type="string" calcext:value-type="string">
            <text:p>2020.0376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2229-</text:p>
            <text:p>6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341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19:46:01</text:p>
          </table:table-cell>
          <table:table-cell office:value-type="string" calcext:value-type="string">
            <text:p>2020.0374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2229-</text:p>
            <text:p>6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341,7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05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9/06/2020</text:p>
            <text:p>19:46:03</text:p>
          </table:table-cell>
          <table:table-cell office:value-type="string" calcext:value-type="string">
            <text:p>2020.0419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2229-</text:p>
            <text:p>6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341,7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20:38:32</text:p>
          </table:table-cell>
          <table:table-cell office:value-type="string" calcext:value-type="string">
            <text:p>2020.0380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0381-</text:p>
            <text:p>3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9.602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20:38:33</text:p>
          </table:table-cell>
          <table:table-cell office:value-type="string" calcext:value-type="string">
            <text:p>2020.0543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0381-</text:p>
            <text:p>3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.900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20:38:35</text:p>
          </table:table-cell>
          <table:table-cell office:value-type="string" calcext:value-type="string">
            <text:p>2020.0419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823-</text:p>
            <text:p>2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6.843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20:38:40</text:p>
          </table:table-cell>
          <table:table-cell office:value-type="string" calcext:value-type="string">
            <text:p>2020.0386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61893-</text:p>
            <text:p>91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807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21:54:42</text:p>
          </table:table-cell>
          <table:table-cell office:value-type="string" calcext:value-type="string">
            <text:p>2020.0383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7614-</text:p>
            <text:p>16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.375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21:54:43</text:p>
          </table:table-cell>
          <table:table-cell office:value-type="string" calcext:value-type="string">
            <text:p>2020.0364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7614-</text:p>
            <text:p>16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.375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21:54:44</text:p>
          </table:table-cell>
          <table:table-cell office:value-type="string" calcext:value-type="string">
            <text:p>2020.0386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7614-</text:p>
            <text:p>16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.10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21:54:46</text:p>
          </table:table-cell>
          <table:table-cell office:value-type="string" calcext:value-type="string">
            <text:p>2020.0414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7614-</text:p>
            <text:p>16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.375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20</text:p>
            <text:p>21:54:47</text:p>
          </table:table-cell>
          <table:table-cell office:value-type="string" calcext:value-type="string">
            <text:p>2020.0385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7614-</text:p>
            <text:p>16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.375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08:32:45</text:p>
          </table:table-cell>
          <table:table-cell office:value-type="string" calcext:value-type="string">
            <text:p>2020.0379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2286-</text:p>
            <text:p>84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7.099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08:32:50</text:p>
          </table:table-cell>
          <table:table-cell office:value-type="string" calcext:value-type="string">
            <text:p>2020.0396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2286-</text:p>
            <text:p>84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7.099,0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09:12:24</text:p>
          </table:table-cell>
          <table:table-cell office:value-type="string" calcext:value-type="string">
            <text:p>2020.0393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0987-</text:p>
            <text:p>0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.700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09:43:45</text:p>
          </table:table-cell>
          <table:table-cell office:value-type="string" calcext:value-type="string">
            <text:p>2020.0374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086-</text:p>
            <text:p>87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0.118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0:01:36</text:p>
          </table:table-cell>
          <table:table-cell office:value-type="string" calcext:value-type="string">
            <text:p>2020.0374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9452-</text:p>
            <text:p>3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626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0:01:39</text:p>
          </table:table-cell>
          <table:table-cell office:value-type="string" calcext:value-type="string">
            <text:p>2020.0394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9452-</text:p>
            <text:p>3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0.699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4:30:08</text:p>
          </table:table-cell>
          <table:table-cell office:value-type="string" calcext:value-type="string">
            <text:p>2020.0387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032-</text:p>
            <text:p>79.200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5.404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4:30:12</text:p>
          </table:table-cell>
          <table:table-cell office:value-type="string" calcext:value-type="string">
            <text:p>2020.0387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032-</text:p>
            <text:p>79.200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8.498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4:30:14</text:p>
          </table:table-cell>
          <table:table-cell office:value-type="string" calcext:value-type="string">
            <text:p>2020.0398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6165-</text:p>
            <text:p>26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.251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5:37:46</text:p>
          </table:table-cell>
          <table:table-cell office:value-type="string" calcext:value-type="string">
            <text:p>2020.0384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7203-</text:p>
            <text:p>4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709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5:37:48</text:p>
          </table:table-cell>
          <table:table-cell office:value-type="string" calcext:value-type="string">
            <text:p>2020.0383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7203-</text:p>
            <text:p>4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8.486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5:38:33</text:p>
          </table:table-cell>
          <table:table-cell office:value-type="string" calcext:value-type="string">
            <text:p>2020.0385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8937-</text:p>
            <text:p>1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7.344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5:39:03</text:p>
          </table:table-cell>
          <table:table-cell office:value-type="string" calcext:value-type="string">
            <text:p>2020.0384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911-</text:p>
            <text:p>8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.776,5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7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2/06/2020</text:p>
          </table:table-cell>
          <table:table-cell office:value-type="string" calcext:value-type="string">
            <text:p>2020.03819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315911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.776,5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39:07</text:p>
          </table:table-cell>
          <table:table-cell table:number-columns-repeated="2"/>
          <table:table-cell office:value-type="string" calcext:value-type="string">
            <text:p>83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0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5:39:09</text:p>
          </table:table-cell>
          <table:table-cell office:value-type="string" calcext:value-type="string">
            <text:p>2020.0388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911-</text:p>
            <text:p>8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.960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5:50:35</text:p>
          </table:table-cell>
          <table:table-cell office:value-type="string" calcext:value-type="string">
            <text:p>2020.0374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4506-</text:p>
            <text:p>49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2.867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5:50:38</text:p>
          </table:table-cell>
          <table:table-cell office:value-type="string" calcext:value-type="string">
            <text:p>2020.0393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5389-</text:p>
            <text:p>2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8.153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6:03:34</text:p>
          </table:table-cell>
          <table:table-cell office:value-type="string" calcext:value-type="string">
            <text:p>2020.0386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8319-</text:p>
            <text:p>5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111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7:16:10</text:p>
          </table:table-cell>
          <table:table-cell office:value-type="string" calcext:value-type="string">
            <text:p>2020.0390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4950-</text:p>
            <text:p>2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301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7:16:13</text:p>
          </table:table-cell>
          <table:table-cell office:value-type="string" calcext:value-type="string">
            <text:p>2020.0384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4950-</text:p>
            <text:p>2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3.763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7:16:20</text:p>
          </table:table-cell>
          <table:table-cell office:value-type="string" calcext:value-type="string">
            <text:p>2020.0387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860-</text:p>
            <text:p>6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7.683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7:16:25</text:p>
          </table:table-cell>
          <table:table-cell office:value-type="string" calcext:value-type="string">
            <text:p>2020.0394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860-</text:p>
            <text:p>6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3.417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19:18:56</text:p>
          </table:table-cell>
          <table:table-cell office:value-type="string" calcext:value-type="string">
            <text:p>2020.0384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1231-</text:p>
            <text:p>8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421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6/2020</text:p>
            <text:p>21:02:20</text:p>
          </table:table-cell>
          <table:table-cell office:value-type="string" calcext:value-type="string">
            <text:p>2020.0379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4820-</text:p>
            <text:p>31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98.683,4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08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2/06/2020</text:p>
            <text:p>21:02:23</text:p>
          </table:table-cell>
          <table:table-cell office:value-type="string" calcext:value-type="string">
            <text:p>2020.0381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4820-</text:p>
            <text:p>31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9.670,8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0:54:26</text:p>
          </table:table-cell>
          <table:table-cell office:value-type="string" calcext:value-type="string">
            <text:p>2020.0413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5121-</text:p>
            <text:p>16.2017.8.19.0064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8.170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1:44:20</text:p>
          </table:table-cell>
          <table:table-cell office:value-type="string" calcext:value-type="string">
            <text:p>2020.0389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309-</text:p>
            <text:p>3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9.404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2:02:57</text:p>
          </table:table-cell>
          <table:table-cell office:value-type="string" calcext:value-type="string">
            <text:p>2020.0415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1176-</text:p>
            <text:p>61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2.134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2:14:30</text:p>
          </table:table-cell>
          <table:table-cell office:value-type="string" calcext:value-type="string">
            <text:p>2020.0424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090-</text:p>
            <text:p>3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5.384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2:25:35</text:p>
          </table:table-cell>
          <table:table-cell office:value-type="string" calcext:value-type="string">
            <text:p>2020.0397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214-</text:p>
            <text:p>79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093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2:25:41</text:p>
          </table:table-cell>
          <table:table-cell office:value-type="string" calcext:value-type="string">
            <text:p>2020.0396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214-</text:p>
            <text:p>79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8.281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3:01:20</text:p>
          </table:table-cell>
          <table:table-cell office:value-type="string" calcext:value-type="string">
            <text:p>2020.0391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213-</text:p>
            <text:p>13.2018.8.19.0002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.568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4:27:31</text:p>
          </table:table-cell>
          <table:table-cell office:value-type="string" calcext:value-type="string">
            <text:p>2020.0398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480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89.715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22:21</text:p>
          </table:table-cell>
          <table:table-cell office:value-type="string" calcext:value-type="string">
            <text:p>2020.0391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588-</text:p>
            <text:p>3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050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22:23</text:p>
          </table:table-cell>
          <table:table-cell office:value-type="string" calcext:value-type="string">
            <text:p>2020.0393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588-</text:p>
            <text:p>3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050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22:25</text:p>
          </table:table-cell>
          <table:table-cell office:value-type="string" calcext:value-type="string">
            <text:p>2020.0389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588-</text:p>
            <text:p>3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1.050,2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22:26</text:p>
          </table:table-cell>
          <table:table-cell office:value-type="string" calcext:value-type="string">
            <text:p>2020.0389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588-</text:p>
            <text:p>3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050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22:29</text:p>
          </table:table-cell>
          <table:table-cell office:value-type="string" calcext:value-type="string">
            <text:p>2020.0429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588-</text:p>
            <text:p>3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050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22:30</text:p>
          </table:table-cell>
          <table:table-cell office:value-type="string" calcext:value-type="string">
            <text:p>2020.0413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588-</text:p>
            <text:p>3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050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22:32</text:p>
          </table:table-cell>
          <table:table-cell office:value-type="string" calcext:value-type="string">
            <text:p>2020.0390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588-</text:p>
            <text:p>3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1.050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22:34</text:p>
          </table:table-cell>
          <table:table-cell office:value-type="string" calcext:value-type="string">
            <text:p>2020.0389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588-</text:p>
            <text:p>3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1.050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22:36</text:p>
          </table:table-cell>
          <table:table-cell office:value-type="string" calcext:value-type="string">
            <text:p>2020.0386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588-</text:p>
            <text:p>3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050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22:38</text:p>
          </table:table-cell>
          <table:table-cell office:value-type="string" calcext:value-type="string">
            <text:p>2020.0413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588-</text:p>
            <text:p>3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050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52:44</text:p>
          </table:table-cell>
          <table:table-cell office:value-type="string" calcext:value-type="string">
            <text:p>2020.0389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7092-</text:p>
            <text:p>46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6.101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52:46</text:p>
          </table:table-cell>
          <table:table-cell office:value-type="string" calcext:value-type="string">
            <text:p>2020.0416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7092-</text:p>
            <text:p>46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6.101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52:49</text:p>
          </table:table-cell>
          <table:table-cell office:value-type="string" calcext:value-type="string">
            <text:p>2020.0388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7092-</text:p>
            <text:p>46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525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5:52:51</text:p>
          </table:table-cell>
          <table:table-cell office:value-type="string" calcext:value-type="string">
            <text:p>2020.0392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7092-</text:p>
            <text:p>46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525,4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1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3/06/2020</text:p>
          </table:table-cell>
          <table:table-cell office:value-type="string" calcext:value-type="string">
            <text:p>2020.04133-7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06636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.409,0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9:01:16</text:p>
          </table:table-cell>
          <table:table-cell table:number-columns-repeated="2"/>
          <table:table-cell office:value-type="string" calcext:value-type="string">
            <text:p>70.2009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1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9:01:18</text:p>
          </table:table-cell>
          <table:table-cell office:value-type="string" calcext:value-type="string">
            <text:p>2020.0389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6636-</text:p>
            <text:p>70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349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19:01:19</text:p>
          </table:table-cell>
          <table:table-cell office:value-type="string" calcext:value-type="string">
            <text:p>2020.0414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6636-</text:p>
            <text:p>70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349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0:04:34</text:p>
          </table:table-cell>
          <table:table-cell office:value-type="string" calcext:value-type="string">
            <text:p>2020.0413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959-</text:p>
            <text:p>05.2012.8.19.001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6.900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2:07:06</text:p>
          </table:table-cell>
          <table:table-cell office:value-type="string" calcext:value-type="string">
            <text:p>2020.0398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860-</text:p>
            <text:p>8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9.691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2:13:02</text:p>
          </table:table-cell>
          <table:table-cell office:value-type="string" calcext:value-type="string">
            <text:p>2020.0415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32042-</text:p>
            <text:p>7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3.865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2:13:04</text:p>
          </table:table-cell>
          <table:table-cell office:value-type="string" calcext:value-type="string">
            <text:p>2020.0397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32042-</text:p>
            <text:p>7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743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2:33:54</text:p>
          </table:table-cell>
          <table:table-cell office:value-type="string" calcext:value-type="string">
            <text:p>2020.0396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0152-</text:p>
            <text:p>6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1.433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3:29</text:p>
          </table:table-cell>
          <table:table-cell office:value-type="string" calcext:value-type="string">
            <text:p>2020.0409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094-</text:p>
            <text:p>39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8.111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3:31</text:p>
          </table:table-cell>
          <table:table-cell office:value-type="string" calcext:value-type="string">
            <text:p>2020.0399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1278-</text:p>
            <text:p>5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3.553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3:40</text:p>
          </table:table-cell>
          <table:table-cell office:value-type="string" calcext:value-type="string">
            <text:p>2020.0399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721-</text:p>
            <text:p>08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7.450,8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12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3/06/2020</text:p>
            <text:p>23:43:42</text:p>
          </table:table-cell>
          <table:table-cell office:value-type="string" calcext:value-type="string">
            <text:p>2020.0413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14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.992,7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1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3:44</text:p>
          </table:table-cell>
          <table:table-cell office:value-type="string" calcext:value-type="string">
            <text:p>2020.0411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14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.992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3:45</text:p>
          </table:table-cell>
          <table:table-cell office:value-type="string" calcext:value-type="string">
            <text:p>2020.0399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14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46.519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3:49</text:p>
          </table:table-cell>
          <table:table-cell office:value-type="string" calcext:value-type="string">
            <text:p>2020.0406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732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204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3:51</text:p>
          </table:table-cell>
          <table:table-cell office:value-type="string" calcext:value-type="string">
            <text:p>2020.0393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732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29.942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3:53</text:p>
          </table:table-cell>
          <table:table-cell office:value-type="string" calcext:value-type="string">
            <text:p>2020.0399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732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204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3:54</text:p>
          </table:table-cell>
          <table:table-cell office:value-type="string" calcext:value-type="string">
            <text:p>2020.0424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732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4.971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3:56</text:p>
          </table:table-cell>
          <table:table-cell office:value-type="string" calcext:value-type="string">
            <text:p>2020.0408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732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14.971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3:58</text:p>
          </table:table-cell>
          <table:table-cell office:value-type="string" calcext:value-type="string">
            <text:p>2020.0411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3614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.287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3:59</text:p>
          </table:table-cell>
          <table:table-cell office:value-type="string" calcext:value-type="string">
            <text:p>2020.0394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4006-</text:p>
            <text:p>7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997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4:01</text:p>
          </table:table-cell>
          <table:table-cell office:value-type="string" calcext:value-type="string">
            <text:p>2020.0408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8657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.259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4:03</text:p>
          </table:table-cell>
          <table:table-cell office:value-type="string" calcext:value-type="string">
            <text:p>2020.0410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8657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6.839,9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4:04</text:p>
          </table:table-cell>
          <table:table-cell office:value-type="string" calcext:value-type="string">
            <text:p>2020.0396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97378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9.672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4:06</text:p>
          </table:table-cell>
          <table:table-cell office:value-type="string" calcext:value-type="string">
            <text:p>2020.0401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97378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9.345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4:08</text:p>
          </table:table-cell>
          <table:table-cell office:value-type="string" calcext:value-type="string">
            <text:p>2020.0396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97378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510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4:10</text:p>
          </table:table-cell>
          <table:table-cell office:value-type="string" calcext:value-type="string">
            <text:p>2020.0408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97378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9.672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6/2020</text:p>
            <text:p>23:44:11</text:p>
          </table:table-cell>
          <table:table-cell office:value-type="string" calcext:value-type="string">
            <text:p>2020.0409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97378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510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0:31:15</text:p>
          </table:table-cell>
          <table:table-cell office:value-type="string" calcext:value-type="string">
            <text:p>2020.0395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7566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4.463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0:31:16</text:p>
          </table:table-cell>
          <table:table-cell office:value-type="string" calcext:value-type="string">
            <text:p>2020.0412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7566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.493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07:46</text:p>
          </table:table-cell>
          <table:table-cell office:value-type="string" calcext:value-type="string">
            <text:p>2020.0407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4809-</text:p>
            <text:p>5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99.564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07:47</text:p>
          </table:table-cell>
          <table:table-cell office:value-type="string" calcext:value-type="string">
            <text:p>2020.0407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4809-</text:p>
            <text:p>5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7.140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07:48</text:p>
          </table:table-cell>
          <table:table-cell office:value-type="string" calcext:value-type="string">
            <text:p>2020.0404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4809-</text:p>
            <text:p>5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5.330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07:51</text:p>
          </table:table-cell>
          <table:table-cell office:value-type="string" calcext:value-type="string">
            <text:p>2020.0408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6858-</text:p>
            <text:p>64.201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525,4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4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4/06/2020</text:p>
          </table:table-cell>
          <table:table-cell office:value-type="string" calcext:value-type="string">
            <text:p>2020.04298-8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354618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.554,1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4:07:57</text:p>
          </table:table-cell>
          <table:table-cell table:number-columns-repeated="2"/>
          <table:table-cell office:value-type="string" calcext:value-type="string">
            <text:p>28.2011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1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43:22</text:p>
          </table:table-cell>
          <table:table-cell office:value-type="string" calcext:value-type="string">
            <text:p>2020.0429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42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4.265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43:24</text:p>
          </table:table-cell>
          <table:table-cell office:value-type="string" calcext:value-type="string">
            <text:p>2020.0406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42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.991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43:26</text:p>
          </table:table-cell>
          <table:table-cell office:value-type="string" calcext:value-type="string">
            <text:p>2020.0395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049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3.396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43:27</text:p>
          </table:table-cell>
          <table:table-cell office:value-type="string" calcext:value-type="string">
            <text:p>2020.0401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049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.698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43:29</text:p>
          </table:table-cell>
          <table:table-cell office:value-type="string" calcext:value-type="string">
            <text:p>2020.0399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049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6.698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43:31</text:p>
          </table:table-cell>
          <table:table-cell office:value-type="string" calcext:value-type="string">
            <text:p>2020.0410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049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.571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43:33</text:p>
          </table:table-cell>
          <table:table-cell office:value-type="string" calcext:value-type="string">
            <text:p>2020.0402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0105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999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43:35</text:p>
          </table:table-cell>
          <table:table-cell office:value-type="string" calcext:value-type="string">
            <text:p>2020.0400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1224-</text:p>
            <text:p>3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.817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4:43:37</text:p>
          </table:table-cell>
          <table:table-cell office:value-type="string" calcext:value-type="string">
            <text:p>2020.0404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1068-</text:p>
            <text:p>7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5.43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5:10:38</text:p>
          </table:table-cell>
          <table:table-cell office:value-type="string" calcext:value-type="string">
            <text:p>2020.0399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7116-</text:p>
            <text:p>70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0.809,9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15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4/06/2020</text:p>
            <text:p>15:10:40</text:p>
          </table:table-cell>
          <table:table-cell office:value-type="string" calcext:value-type="string">
            <text:p>2020.0425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7116-</text:p>
            <text:p>70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96.861,9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1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5:10:43</text:p>
          </table:table-cell>
          <table:table-cell office:value-type="string" calcext:value-type="string">
            <text:p>2020.0412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4525-</text:p>
            <text:p>94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3.794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5:10:44</text:p>
          </table:table-cell>
          <table:table-cell office:value-type="string" calcext:value-type="string">
            <text:p>2020.0396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4525-</text:p>
            <text:p>94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8.029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5:23:20</text:p>
          </table:table-cell>
          <table:table-cell office:value-type="string" calcext:value-type="string">
            <text:p>2020.0405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7288-</text:p>
            <text:p>35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18.550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5:23:32</text:p>
          </table:table-cell>
          <table:table-cell office:value-type="string" calcext:value-type="string">
            <text:p>2020.0417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7288-</text:p>
            <text:p>35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18.550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6:19:44</text:p>
          </table:table-cell>
          <table:table-cell office:value-type="string" calcext:value-type="string">
            <text:p>2020.0395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3601-</text:p>
            <text:p>70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.445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6:20:20</text:p>
          </table:table-cell>
          <table:table-cell office:value-type="string" calcext:value-type="string">
            <text:p>2020.0410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310-</text:p>
            <text:p>74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.327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7:54:14</text:p>
          </table:table-cell>
          <table:table-cell office:value-type="string" calcext:value-type="string">
            <text:p>2020.0413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1202-</text:p>
            <text:p>1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5.858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7:54:16</text:p>
          </table:table-cell>
          <table:table-cell office:value-type="string" calcext:value-type="string">
            <text:p>2020.0409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1202-</text:p>
            <text:p>1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.541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7:54:17</text:p>
          </table:table-cell>
          <table:table-cell office:value-type="string" calcext:value-type="string">
            <text:p>2020.0428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1202-</text:p>
            <text:p>1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.541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7:54:19</text:p>
          </table:table-cell>
          <table:table-cell office:value-type="string" calcext:value-type="string">
            <text:p>2020.0408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2729-</text:p>
            <text:p>39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9.134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9:07:45</text:p>
          </table:table-cell>
          <table:table-cell office:value-type="string" calcext:value-type="string">
            <text:p>2020.0406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6680-</text:p>
            <text:p>8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2.775,3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19:08:33</text:p>
          </table:table-cell>
          <table:table-cell office:value-type="string" calcext:value-type="string">
            <text:p>2020.0390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4513-</text:p>
            <text:p>3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79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6:36</text:p>
          </table:table-cell>
          <table:table-cell office:value-type="string" calcext:value-type="string">
            <text:p>2020.0411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305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.150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6:38</text:p>
          </table:table-cell>
          <table:table-cell office:value-type="string" calcext:value-type="string">
            <text:p>2020.0418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305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.150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6:40</text:p>
          </table:table-cell>
          <table:table-cell office:value-type="string" calcext:value-type="string">
            <text:p>2020.0400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305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0.335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6:41</text:p>
          </table:table-cell>
          <table:table-cell office:value-type="string" calcext:value-type="string">
            <text:p>2020.0391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33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.849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6:43</text:p>
          </table:table-cell>
          <table:table-cell office:value-type="string" calcext:value-type="string">
            <text:p>2020.0404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33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1.066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6:45</text:p>
          </table:table-cell>
          <table:table-cell office:value-type="string" calcext:value-type="string">
            <text:p>2020.0416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679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.752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6:47</text:p>
          </table:table-cell>
          <table:table-cell office:value-type="string" calcext:value-type="string">
            <text:p>2020.0411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679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6.071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6:49</text:p>
          </table:table-cell>
          <table:table-cell office:value-type="string" calcext:value-type="string">
            <text:p>2020.0396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667-</text:p>
            <text:p>7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.775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6:50</text:p>
          </table:table-cell>
          <table:table-cell office:value-type="string" calcext:value-type="string">
            <text:p>2020.0391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667-</text:p>
            <text:p>7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91.854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6:52</text:p>
          </table:table-cell>
          <table:table-cell office:value-type="string" calcext:value-type="string">
            <text:p>2020.0400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667-</text:p>
            <text:p>7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.775,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8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4/06/2020</text:p>
          </table:table-cell>
          <table:table-cell office:value-type="string" calcext:value-type="string">
            <text:p>2020.04071-3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77788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3.419,1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20:06:54</text:p>
          </table:table-cell>
          <table:table-cell table:number-columns-repeated="2"/>
          <table:table-cell office:value-type="string" calcext:value-type="string">
            <text:p>08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1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6:56</text:p>
          </table:table-cell>
          <table:table-cell office:value-type="string" calcext:value-type="string">
            <text:p>2020.0411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788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6.709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6:58</text:p>
          </table:table-cell>
          <table:table-cell office:value-type="string" calcext:value-type="string">
            <text:p>2020.0393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788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8.457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7:00</text:p>
          </table:table-cell>
          <table:table-cell office:value-type="string" calcext:value-type="string">
            <text:p>2020.0407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788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6.709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7:01</text:p>
          </table:table-cell>
          <table:table-cell office:value-type="string" calcext:value-type="string">
            <text:p>2020.0411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788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8.457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7:03</text:p>
          </table:table-cell>
          <table:table-cell office:value-type="string" calcext:value-type="string">
            <text:p>2020.0429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3296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0.157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7:05</text:p>
          </table:table-cell>
          <table:table-cell office:value-type="string" calcext:value-type="string">
            <text:p>2020.0411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5026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6.114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07:07</text:p>
          </table:table-cell>
          <table:table-cell office:value-type="string" calcext:value-type="string">
            <text:p>2020.0412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3558-</text:p>
            <text:p>70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.366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0:55:13</text:p>
          </table:table-cell>
          <table:table-cell office:value-type="string" calcext:value-type="string">
            <text:p>2020.0408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6510-</text:p>
            <text:p>22.1998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18.322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2:26:05</text:p>
          </table:table-cell>
          <table:table-cell office:value-type="string" calcext:value-type="string">
            <text:p>2020.0393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286-</text:p>
            <text:p>6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7.820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2:26:10</text:p>
          </table:table-cell>
          <table:table-cell office:value-type="string" calcext:value-type="string">
            <text:p>2020.0394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6144-</text:p>
            <text:p>12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.318,7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19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4/06/2020</text:p>
            <text:p>22:26:13</text:p>
          </table:table-cell>
          <table:table-cell office:value-type="string" calcext:value-type="string">
            <text:p>2020.0400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1160-</text:p>
            <text:p>6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.197,5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1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20</text:p>
            <text:p>23:13:13</text:p>
          </table:table-cell>
          <table:table-cell office:value-type="string" calcext:value-type="string">
            <text:p>2020.0436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987-</text:p>
            <text:p>27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126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09:58:21</text:p>
          </table:table-cell>
          <table:table-cell office:value-type="string" calcext:value-type="string">
            <text:p>2020.0403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862-</text:p>
            <text:p>38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7.336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09:58:23</text:p>
          </table:table-cell>
          <table:table-cell office:value-type="string" calcext:value-type="string">
            <text:p>2020.0403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862-</text:p>
            <text:p>38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9.345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09:58:24</text:p>
          </table:table-cell>
          <table:table-cell office:value-type="string" calcext:value-type="string">
            <text:p>2020.0456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862-</text:p>
            <text:p>38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8.668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0:15:28</text:p>
          </table:table-cell>
          <table:table-cell office:value-type="string" calcext:value-type="string">
            <text:p>2020.0427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6746-</text:p>
            <text:p>0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3.511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0:16:50</text:p>
          </table:table-cell>
          <table:table-cell office:value-type="string" calcext:value-type="string">
            <text:p>2020.0421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119-</text:p>
            <text:p>8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4.539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0:16:52</text:p>
          </table:table-cell>
          <table:table-cell office:value-type="string" calcext:value-type="string">
            <text:p>2020.0421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3996-</text:p>
            <text:p>88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3.325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0:18:33</text:p>
          </table:table-cell>
          <table:table-cell office:value-type="string" calcext:value-type="string">
            <text:p>2020.0456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1691-</text:p>
            <text:p>47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2.176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0:33:30</text:p>
          </table:table-cell>
          <table:table-cell office:value-type="string" calcext:value-type="string">
            <text:p>2020.0427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822-</text:p>
            <text:p>39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4.188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0:33:40</text:p>
          </table:table-cell>
          <table:table-cell office:value-type="string" calcext:value-type="string">
            <text:p>2020.0430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900-</text:p>
            <text:p>4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9.248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3:33:49</text:p>
          </table:table-cell>
          <table:table-cell office:value-type="string" calcext:value-type="string">
            <text:p>2020.0436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747-</text:p>
            <text:p>9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6.053,6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2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3:33:51</text:p>
          </table:table-cell>
          <table:table-cell office:value-type="string" calcext:value-type="string">
            <text:p>2020.0422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747-</text:p>
            <text:p>9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.767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3:33:54</text:p>
          </table:table-cell>
          <table:table-cell office:value-type="string" calcext:value-type="string">
            <text:p>2020.0421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747-</text:p>
            <text:p>9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5.26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3:33:57</text:p>
          </table:table-cell>
          <table:table-cell office:value-type="string" calcext:value-type="string">
            <text:p>2020.0418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747-</text:p>
            <text:p>9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0.85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3:33:59</text:p>
          </table:table-cell>
          <table:table-cell office:value-type="string" calcext:value-type="string">
            <text:p>2020.0427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747-</text:p>
            <text:p>9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4.304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4:06:07</text:p>
          </table:table-cell>
          <table:table-cell office:value-type="string" calcext:value-type="string">
            <text:p>2020.0437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5911-</text:p>
            <text:p>42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4.316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5:53:50</text:p>
          </table:table-cell>
          <table:table-cell office:value-type="string" calcext:value-type="string">
            <text:p>2020.0420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4812-</text:p>
            <text:p>90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4.815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5:53:51</text:p>
          </table:table-cell>
          <table:table-cell office:value-type="string" calcext:value-type="string">
            <text:p>2020.0405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4812-</text:p>
            <text:p>90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492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5:53:53</text:p>
          </table:table-cell>
          <table:table-cell office:value-type="string" calcext:value-type="string">
            <text:p>2020.0420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2310-</text:p>
            <text:p>8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42.949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5:53:54</text:p>
          </table:table-cell>
          <table:table-cell office:value-type="string" calcext:value-type="string">
            <text:p>2020.0435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2310-</text:p>
            <text:p>8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0.737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5:53:56</text:p>
          </table:table-cell>
          <table:table-cell office:value-type="string" calcext:value-type="string">
            <text:p>2020.0434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398-</text:p>
            <text:p>7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1.255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5:53:57</text:p>
          </table:table-cell>
          <table:table-cell office:value-type="string" calcext:value-type="string">
            <text:p>2020.0423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398-</text:p>
            <text:p>7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027.238,6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1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5/06/2020</text:p>
          </table:table-cell>
          <table:table-cell office:value-type="string" calcext:value-type="string">
            <text:p>2020.04207-4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46194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.559,2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54:25</text:p>
          </table:table-cell>
          <table:table-cell table:number-columns-repeated="2"/>
          <table:table-cell office:value-type="string" calcext:value-type="string">
            <text:p>88.2005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2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6:05:58</text:p>
          </table:table-cell>
          <table:table-cell office:value-type="string" calcext:value-type="string">
            <text:p>2020.0457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9841-</text:p>
            <text:p>9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0.857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6:06:00</text:p>
          </table:table-cell>
          <table:table-cell office:value-type="string" calcext:value-type="string">
            <text:p>2020.0421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9841-</text:p>
            <text:p>9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0.983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6:06:01</text:p>
          </table:table-cell>
          <table:table-cell office:value-type="string" calcext:value-type="string">
            <text:p>2020.0418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9841-</text:p>
            <text:p>9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5.975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6:06:03</text:p>
          </table:table-cell>
          <table:table-cell office:value-type="string" calcext:value-type="string">
            <text:p>2020.0437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9841-</text:p>
            <text:p>9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7.044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6:06:04</text:p>
          </table:table-cell>
          <table:table-cell office:value-type="string" calcext:value-type="string">
            <text:p>2020.0423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9841-</text:p>
            <text:p>9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0.692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6:06:06</text:p>
          </table:table-cell>
          <table:table-cell office:value-type="string" calcext:value-type="string">
            <text:p>2020.0418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9841-</text:p>
            <text:p>9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2.729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6:06:13</text:p>
          </table:table-cell>
          <table:table-cell office:value-type="string" calcext:value-type="string">
            <text:p>2020.0421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34642-</text:p>
            <text:p>7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7.760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7:28:39</text:p>
          </table:table-cell>
          <table:table-cell office:value-type="string" calcext:value-type="string">
            <text:p>2020.0424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696-</text:p>
            <text:p>63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PD</text:p>
          </table:table-cell>
          <table:table-cell office:value-type="string" calcext:value-type="string">
            <text:p>R$56.696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8:22:17</text:p>
          </table:table-cell>
          <table:table-cell office:value-type="string" calcext:value-type="string">
            <text:p>2020.0425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7569-</text:p>
            <text:p>1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6.67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18:22:19</text:p>
          </table:table-cell>
          <table:table-cell office:value-type="string" calcext:value-type="string">
            <text:p>2020.0455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7569-</text:p>
            <text:p>1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4.075,1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22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5/06/2020</text:p>
            <text:p>20:13:26</text:p>
          </table:table-cell>
          <table:table-cell office:value-type="string" calcext:value-type="string">
            <text:p>2020.0455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1732-</text:p>
            <text:p>21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3.781,7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2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20:13:31</text:p>
          </table:table-cell>
          <table:table-cell office:value-type="string" calcext:value-type="string">
            <text:p>2020.0457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1732-</text:p>
            <text:p>21.2016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.264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20</text:p>
            <text:p>22:59:32</text:p>
          </table:table-cell>
          <table:table-cell office:value-type="string" calcext:value-type="string">
            <text:p>2020.0423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6758-</text:p>
            <text:p>68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5.249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0:12:44</text:p>
          </table:table-cell>
          <table:table-cell office:value-type="string" calcext:value-type="string">
            <text:p>2020.0468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4158-</text:p>
            <text:p>2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20.305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0:12:46</text:p>
          </table:table-cell>
          <table:table-cell office:value-type="string" calcext:value-type="string">
            <text:p>2020.0435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4158-</text:p>
            <text:p>2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4.759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0:49:22</text:p>
          </table:table-cell>
          <table:table-cell office:value-type="string" calcext:value-type="string">
            <text:p>2020.0467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216-</text:p>
            <text:p>77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21.865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2:21:12</text:p>
          </table:table-cell>
          <table:table-cell office:value-type="string" calcext:value-type="string">
            <text:p>2020.0428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994-</text:p>
            <text:p>40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8.553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2:21:14</text:p>
          </table:table-cell>
          <table:table-cell office:value-type="string" calcext:value-type="string">
            <text:p>2020.0468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994-</text:p>
            <text:p>40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4.281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2:21:15</text:p>
          </table:table-cell>
          <table:table-cell office:value-type="string" calcext:value-type="string">
            <text:p>2020.0448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994-</text:p>
            <text:p>40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3.669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2:21:17</text:p>
          </table:table-cell>
          <table:table-cell office:value-type="string" calcext:value-type="string">
            <text:p>2020.0468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994-</text:p>
            <text:p>40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1.220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2:21:19</text:p>
          </table:table-cell>
          <table:table-cell office:value-type="string" calcext:value-type="string">
            <text:p>2020.0427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994-</text:p>
            <text:p>40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3.669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2:21:21</text:p>
          </table:table-cell>
          <table:table-cell office:value-type="string" calcext:value-type="string">
            <text:p>2020.0489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994-</text:p>
            <text:p>40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2.636,6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2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2:53:41</text:p>
          </table:table-cell>
          <table:table-cell office:value-type="string" calcext:value-type="string">
            <text:p>2020.0537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8382-</text:p>
            <text:p>0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.217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2:53:43</text:p>
          </table:table-cell>
          <table:table-cell office:value-type="string" calcext:value-type="string">
            <text:p>2020.0560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8382-</text:p>
            <text:p>0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.217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2:53:45</text:p>
          </table:table-cell>
          <table:table-cell office:value-type="string" calcext:value-type="string">
            <text:p>2020.0543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8382-</text:p>
            <text:p>0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.217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5:01:51</text:p>
          </table:table-cell>
          <table:table-cell office:value-type="string" calcext:value-type="string">
            <text:p>2020.0427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1376-</text:p>
            <text:p>8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2.283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5:01:54</text:p>
          </table:table-cell>
          <table:table-cell office:value-type="string" calcext:value-type="string">
            <text:p>2020.0448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1376-</text:p>
            <text:p>8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2.283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5:02:00</text:p>
          </table:table-cell>
          <table:table-cell office:value-type="string" calcext:value-type="string">
            <text:p>2020.0469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7791-</text:p>
            <text:p>2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9.456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7:27:56</text:p>
          </table:table-cell>
          <table:table-cell office:value-type="string" calcext:value-type="string">
            <text:p>2020.0448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1586-</text:p>
            <text:p>8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.395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8:09:05</text:p>
          </table:table-cell>
          <table:table-cell office:value-type="string" calcext:value-type="string">
            <text:p>2020.0454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813-</text:p>
            <text:p>7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.819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8:09:07</text:p>
          </table:table-cell>
          <table:table-cell office:value-type="string" calcext:value-type="string">
            <text:p>2020.0427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813-</text:p>
            <text:p>7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.244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8:09:09</text:p>
          </table:table-cell>
          <table:table-cell office:value-type="string" calcext:value-type="string">
            <text:p>2020.0448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7974-</text:p>
            <text:p>3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5.030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20</text:p>
            <text:p>18:09:11</text:p>
          </table:table-cell>
          <table:table-cell office:value-type="string" calcext:value-type="string">
            <text:p>2020.0495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7974-</text:p>
            <text:p>3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.257,5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4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7/06/2020</text:p>
          </table:table-cell>
          <table:table-cell office:value-type="string" calcext:value-type="string">
            <text:p>2020.04343-7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94195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589,5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00:31:27</text:p>
          </table:table-cell>
          <table:table-cell table:number-columns-repeated="2"/>
          <table:table-cell office:value-type="string" calcext:value-type="string">
            <text:p>89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2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20</text:p>
            <text:p>10:21:09</text:p>
          </table:table-cell>
          <table:table-cell office:value-type="string" calcext:value-type="string">
            <text:p>2020.0510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3009-</text:p>
            <text:p>9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.297.042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20</text:p>
            <text:p>10:21:11</text:p>
          </table:table-cell>
          <table:table-cell office:value-type="string" calcext:value-type="string">
            <text:p>2020.0450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3009-</text:p>
            <text:p>9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48.521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20</text:p>
            <text:p>10:21:12</text:p>
          </table:table-cell>
          <table:table-cell office:value-type="string" calcext:value-type="string">
            <text:p>2020.0434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3009-</text:p>
            <text:p>9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42.719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20</text:p>
            <text:p>10:21:14</text:p>
          </table:table-cell>
          <table:table-cell office:value-type="string" calcext:value-type="string">
            <text:p>2020.0513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3009-</text:p>
            <text:p>9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.764.320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20</text:p>
            <text:p>10:21:16</text:p>
          </table:table-cell>
          <table:table-cell office:value-type="string" calcext:value-type="string">
            <text:p>2020.0504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3009-</text:p>
            <text:p>9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.038.599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20</text:p>
            <text:p>10:21:18</text:p>
          </table:table-cell>
          <table:table-cell office:value-type="string" calcext:value-type="string">
            <text:p>2020.0546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133-</text:p>
            <text:p>72.198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3.296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20</text:p>
            <text:p>10:21:26</text:p>
          </table:table-cell>
          <table:table-cell office:value-type="string" calcext:value-type="string">
            <text:p>2020.0506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3009-</text:p>
            <text:p>9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075.992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20</text:p>
            <text:p>10:21:27</text:p>
          </table:table-cell>
          <table:table-cell office:value-type="string" calcext:value-type="string">
            <text:p>2020.0537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3009-</text:p>
            <text:p>9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42.719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20</text:p>
            <text:p>10:21:29</text:p>
          </table:table-cell>
          <table:table-cell office:value-type="string" calcext:value-type="string">
            <text:p>2020.0431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3009-</text:p>
            <text:p>9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.247.527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20</text:p>
            <text:p>10:21:30</text:p>
          </table:table-cell>
          <table:table-cell office:value-type="string" calcext:value-type="string">
            <text:p>2020.0461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3009-</text:p>
            <text:p>94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19.299,9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25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8/06/2020</text:p>
            <text:p>19:15:54</text:p>
          </table:table-cell>
          <table:table-cell office:value-type="string" calcext:value-type="string">
            <text:p>2020.0507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2770-</text:p>
            <text:p>0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9.300,0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2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20</text:p>
            <text:p>19:15:57</text:p>
          </table:table-cell>
          <table:table-cell office:value-type="string" calcext:value-type="string">
            <text:p>2020.0440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4148-</text:p>
            <text:p>10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72.059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20</text:p>
            <text:p>19:15:58</text:p>
          </table:table-cell>
          <table:table-cell office:value-type="string" calcext:value-type="string">
            <text:p>2020.0530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4148-</text:p>
            <text:p>10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126.098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20</text:p>
            <text:p>19:16:03</text:p>
          </table:table-cell>
          <table:table-cell office:value-type="string" calcext:value-type="string">
            <text:p>2020.0452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757-</text:p>
            <text:p>17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5.413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20</text:p>
            <text:p>19:16:14</text:p>
          </table:table-cell>
          <table:table-cell office:value-type="string" calcext:value-type="string">
            <text:p>2020.0451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051-</text:p>
            <text:p>44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4.987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20</text:p>
            <text:p>19:16:16</text:p>
          </table:table-cell>
          <table:table-cell office:value-type="string" calcext:value-type="string">
            <text:p>2020.0438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9459-</text:p>
            <text:p>0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458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33:34</text:p>
          </table:table-cell>
          <table:table-cell office:value-type="string" calcext:value-type="string">
            <text:p>2020.0450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55-</text:p>
            <text:p>2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192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33:35</text:p>
          </table:table-cell>
          <table:table-cell office:value-type="string" calcext:value-type="string">
            <text:p>2020.0442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55-</text:p>
            <text:p>2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.082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34:12</text:p>
          </table:table-cell>
          <table:table-cell office:value-type="string" calcext:value-type="string">
            <text:p>2020.0437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843-</text:p>
            <text:p>68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9.822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34:17</text:p>
          </table:table-cell>
          <table:table-cell office:value-type="string" calcext:value-type="string">
            <text:p>2020.0447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0854-</text:p>
            <text:p>7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.691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49:56</text:p>
          </table:table-cell>
          <table:table-cell office:value-type="string" calcext:value-type="string">
            <text:p>2020.0507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1009-</text:p>
            <text:p>3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5.898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50:05</text:p>
          </table:table-cell>
          <table:table-cell office:value-type="string" calcext:value-type="string">
            <text:p>2020.0533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0984-</text:p>
            <text:p>71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.193.977,6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2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56:40</text:p>
          </table:table-cell>
          <table:table-cell office:value-type="string" calcext:value-type="string">
            <text:p>2020.0452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6665-</text:p>
            <text:p>94.198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1.428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56:42</text:p>
          </table:table-cell>
          <table:table-cell office:value-type="string" calcext:value-type="string">
            <text:p>2020.0477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6976-</text:p>
            <text:p>8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8.399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56:55</text:p>
          </table:table-cell>
          <table:table-cell office:value-type="string" calcext:value-type="string">
            <text:p>2020.0433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8103-</text:p>
            <text:p>3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.047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56:57</text:p>
          </table:table-cell>
          <table:table-cell office:value-type="string" calcext:value-type="string">
            <text:p>2020.0545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8103-</text:p>
            <text:p>33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6.095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57:00</text:p>
          </table:table-cell>
          <table:table-cell office:value-type="string" calcext:value-type="string">
            <text:p>2020.0450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662-</text:p>
            <text:p>0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6.673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57:02</text:p>
          </table:table-cell>
          <table:table-cell office:value-type="string" calcext:value-type="string">
            <text:p>2020.0440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662-</text:p>
            <text:p>0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6.694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57:04</text:p>
          </table:table-cell>
          <table:table-cell office:value-type="string" calcext:value-type="string">
            <text:p>2020.0451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662-</text:p>
            <text:p>0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6.673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57:06</text:p>
          </table:table-cell>
          <table:table-cell office:value-type="string" calcext:value-type="string">
            <text:p>2020.0546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662-</text:p>
            <text:p>0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6.694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57:08</text:p>
          </table:table-cell>
          <table:table-cell office:value-type="string" calcext:value-type="string">
            <text:p>2020.0535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676-</text:p>
            <text:p>8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4.288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57:10</text:p>
          </table:table-cell>
          <table:table-cell office:value-type="string" calcext:value-type="string">
            <text:p>2020.0442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676-</text:p>
            <text:p>8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8.599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0:57:11</text:p>
          </table:table-cell>
          <table:table-cell office:value-type="string" calcext:value-type="string">
            <text:p>2020.0488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676-</text:p>
            <text:p>8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4.288,8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8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9/06/2020</text:p>
          </table:table-cell>
          <table:table-cell office:value-type="string" calcext:value-type="string">
            <text:p>2020.04516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37883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49.680,2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43:12</text:p>
          </table:table-cell>
          <table:table-cell table:number-columns-repeated="2"/>
          <table:table-cell office:value-type="string" calcext:value-type="string">
            <text:p>16.1999.8.19.000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2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3:43:16</text:p>
          </table:table-cell>
          <table:table-cell office:value-type="string" calcext:value-type="string">
            <text:p>2020.0515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883-</text:p>
            <text:p>16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9.059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3:43:19</text:p>
          </table:table-cell>
          <table:table-cell office:value-type="string" calcext:value-type="string">
            <text:p>2020.0453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883-</text:p>
            <text:p>16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9.059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3:43:21</text:p>
          </table:table-cell>
          <table:table-cell office:value-type="string" calcext:value-type="string">
            <text:p>2020.0442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883-</text:p>
            <text:p>16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39.049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3:43:24</text:p>
          </table:table-cell>
          <table:table-cell office:value-type="string" calcext:value-type="string">
            <text:p>2020.0531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883-</text:p>
            <text:p>16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2.310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3:43:26</text:p>
          </table:table-cell>
          <table:table-cell office:value-type="string" calcext:value-type="string">
            <text:p>2020.0459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883-</text:p>
            <text:p>16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7.774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3:43:29</text:p>
          </table:table-cell>
          <table:table-cell office:value-type="string" calcext:value-type="string">
            <text:p>2020.0447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883-</text:p>
            <text:p>16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7.774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3:43:31</text:p>
          </table:table-cell>
          <table:table-cell office:value-type="string" calcext:value-type="string">
            <text:p>2020.0458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883-</text:p>
            <text:p>16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27.774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3:43:33</text:p>
          </table:table-cell>
          <table:table-cell office:value-type="string" calcext:value-type="string">
            <text:p>2020.0443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883-</text:p>
            <text:p>16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27.774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4:01:03</text:p>
          </table:table-cell>
          <table:table-cell office:value-type="string" calcext:value-type="string">
            <text:p>2020.0445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502-</text:p>
            <text:p>9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3.383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4:01:05</text:p>
          </table:table-cell>
          <table:table-cell office:value-type="string" calcext:value-type="string">
            <text:p>2020.0537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8816-</text:p>
            <text:p>71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25.689,4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29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9/06/2020</text:p>
            <text:p>14:01:06</text:p>
          </table:table-cell>
          <table:table-cell office:value-type="string" calcext:value-type="string">
            <text:p>2020.0443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8816-</text:p>
            <text:p>71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10.904,3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2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4:01:08</text:p>
          </table:table-cell>
          <table:table-cell office:value-type="string" calcext:value-type="string">
            <text:p>2020.0485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8816-</text:p>
            <text:p>71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2.180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4:01:09</text:p>
          </table:table-cell>
          <table:table-cell office:value-type="string" calcext:value-type="string">
            <text:p>2020.0546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8816-</text:p>
            <text:p>71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8.733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4:01:11</text:p>
          </table:table-cell>
          <table:table-cell office:value-type="string" calcext:value-type="string">
            <text:p>2020.0432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8816-</text:p>
            <text:p>71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2.006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4:01:14</text:p>
          </table:table-cell>
          <table:table-cell office:value-type="string" calcext:value-type="string">
            <text:p>2020.0488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9916-</text:p>
            <text:p>65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2.803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4:01:16</text:p>
          </table:table-cell>
          <table:table-cell office:value-type="string" calcext:value-type="string">
            <text:p>2020.0460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9916-</text:p>
            <text:p>65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2.630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4:57:52</text:p>
          </table:table-cell>
          <table:table-cell office:value-type="string" calcext:value-type="string">
            <text:p>2020.0487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6564-</text:p>
            <text:p>9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7.105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4:57:55</text:p>
          </table:table-cell>
          <table:table-cell office:value-type="string" calcext:value-type="string">
            <text:p>2020.0440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6564-</text:p>
            <text:p>9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.776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02:08</text:p>
          </table:table-cell>
          <table:table-cell office:value-type="string" calcext:value-type="string">
            <text:p>2020.0530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3104-</text:p>
            <text:p>8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.916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18:28</text:p>
          </table:table-cell>
          <table:table-cell office:value-type="string" calcext:value-type="string">
            <text:p>2020.0433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0198-</text:p>
            <text:p>60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.289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18:29</text:p>
          </table:table-cell>
          <table:table-cell office:value-type="string" calcext:value-type="string">
            <text:p>2020.0447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5607-</text:p>
            <text:p>9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.715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30:20</text:p>
          </table:table-cell>
          <table:table-cell office:value-type="string" calcext:value-type="string">
            <text:p>2020.0431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6009-</text:p>
            <text:p>6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.456,5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3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40:47</text:p>
          </table:table-cell>
          <table:table-cell office:value-type="string" calcext:value-type="string">
            <text:p>2020.0466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2429-</text:p>
            <text:p>09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.041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03</text:p>
          </table:table-cell>
          <table:table-cell office:value-type="string" calcext:value-type="string">
            <text:p>2020.0439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567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6.079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05</text:p>
          </table:table-cell>
          <table:table-cell office:value-type="string" calcext:value-type="string">
            <text:p>2020.0533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567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685.505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07</text:p>
          </table:table-cell>
          <table:table-cell office:value-type="string" calcext:value-type="string">
            <text:p>2020.0485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567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6.079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09</text:p>
          </table:table-cell>
          <table:table-cell office:value-type="string" calcext:value-type="string">
            <text:p>2020.0514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522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132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11</text:p>
          </table:table-cell>
          <table:table-cell office:value-type="string" calcext:value-type="string">
            <text:p>2020.0492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522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.595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12</text:p>
          </table:table-cell>
          <table:table-cell office:value-type="string" calcext:value-type="string">
            <text:p>2020.0486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562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1.481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14</text:p>
          </table:table-cell>
          <table:table-cell office:value-type="string" calcext:value-type="string">
            <text:p>2020.0444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562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.769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16</text:p>
          </table:table-cell>
          <table:table-cell office:value-type="string" calcext:value-type="string">
            <text:p>2020.0431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588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7.617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18</text:p>
          </table:table-cell>
          <table:table-cell office:value-type="string" calcext:value-type="string">
            <text:p>2020.0478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588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.914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23</text:p>
          </table:table-cell>
          <table:table-cell office:value-type="string" calcext:value-type="string">
            <text:p>2020.0538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60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5.896,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31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9/06/2020</text:p>
          </table:table-cell>
          <table:table-cell office:value-type="string" calcext:value-type="string">
            <text:p>2020.05463-3</text:p>
          </table:table-cell>
          <table:table-cell office:value-type="string" calcext:value-type="string">
            <text:p>Suspenso</text:p>
          </table:table-cell>
          <table:table-cell table:style-name="ce1" office:value-type="string" calcext:value-type="string">
            <text:p>0173760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.020,3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56:25</text:p>
          </table:table-cell>
          <table:table-cell table:number-columns-repeated="2"/>
          <table:table-cell office:value-type="string" calcext:value-type="string">
            <text:p>94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3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27</text:p>
          </table:table-cell>
          <table:table-cell office:value-type="string" calcext:value-type="string">
            <text:p>2020.0545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60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5.020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29</text:p>
          </table:table-cell>
          <table:table-cell office:value-type="string" calcext:value-type="string">
            <text:p>2020.0506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5986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1.637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30</text:p>
          </table:table-cell>
          <table:table-cell office:value-type="string" calcext:value-type="string">
            <text:p>2020.0451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5986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.552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32</text:p>
          </table:table-cell>
          <table:table-cell office:value-type="string" calcext:value-type="string">
            <text:p>2020.0439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4289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5.30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6:34</text:p>
          </table:table-cell>
          <table:table-cell office:value-type="string" calcext:value-type="string">
            <text:p>2020.0457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6188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2.880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7:05</text:p>
          </table:table-cell>
          <table:table-cell office:value-type="string" calcext:value-type="string">
            <text:p>2020.0452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019-</text:p>
            <text:p>68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4.168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7:10</text:p>
          </table:table-cell>
          <table:table-cell office:value-type="string" calcext:value-type="string">
            <text:p>2020.0533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019-</text:p>
            <text:p>68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4.168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6:57:26</text:p>
          </table:table-cell>
          <table:table-cell office:value-type="string" calcext:value-type="string">
            <text:p>2020.0444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0112-</text:p>
            <text:p>6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5.905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7:05:12</text:p>
          </table:table-cell>
          <table:table-cell office:value-type="string" calcext:value-type="string">
            <text:p>2020.0546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579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9.16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7:09:05</text:p>
          </table:table-cell>
          <table:table-cell office:value-type="string" calcext:value-type="string">
            <text:p>2020.0437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579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9.162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32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9/06/2020</text:p>
            <text:p>17:09:45</text:p>
          </table:table-cell>
          <table:table-cell office:value-type="string" calcext:value-type="string">
            <text:p>2020.0450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579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9.162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3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7:12:09</text:p>
          </table:table-cell>
          <table:table-cell office:value-type="string" calcext:value-type="string">
            <text:p>2020.0556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2373-</text:p>
            <text:p>2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0.967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7:22:59</text:p>
          </table:table-cell>
          <table:table-cell office:value-type="string" calcext:value-type="string">
            <text:p>2020.0443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3668-</text:p>
            <text:p>2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257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7:29:30</text:p>
          </table:table-cell>
          <table:table-cell office:value-type="string" calcext:value-type="string">
            <text:p>2020.0489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406-</text:p>
            <text:p>69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614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7:29:32</text:p>
          </table:table-cell>
          <table:table-cell office:value-type="string" calcext:value-type="string">
            <text:p>2020.0489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406-</text:p>
            <text:p>69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1.614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8:06:37</text:p>
          </table:table-cell>
          <table:table-cell office:value-type="string" calcext:value-type="string">
            <text:p>2020.0433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1461-</text:p>
            <text:p>0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123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8:16:17</text:p>
          </table:table-cell>
          <table:table-cell office:value-type="string" calcext:value-type="string">
            <text:p>2020.0452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938-</text:p>
            <text:p>4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33.728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8:16:19</text:p>
          </table:table-cell>
          <table:table-cell office:value-type="string" calcext:value-type="string">
            <text:p>2020.0451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8938-</text:p>
            <text:p>4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202.298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8:38:01</text:p>
          </table:table-cell>
          <table:table-cell office:value-type="string" calcext:value-type="string">
            <text:p>2020.0478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2180-</text:p>
            <text:p>9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.691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8:38:02</text:p>
          </table:table-cell>
          <table:table-cell office:value-type="string" calcext:value-type="string">
            <text:p>2020.0441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2180-</text:p>
            <text:p>9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.691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8:38:04</text:p>
          </table:table-cell>
          <table:table-cell office:value-type="string" calcext:value-type="string">
            <text:p>2020.0463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2180-</text:p>
            <text:p>9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.691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18:38:05</text:p>
          </table:table-cell>
          <table:table-cell office:value-type="string" calcext:value-type="string">
            <text:p>2020.0468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2180-</text:p>
            <text:p>9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.691,3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3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20:10:03</text:p>
          </table:table-cell>
          <table:table-cell office:value-type="string" calcext:value-type="string">
            <text:p>2020.0447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6412-</text:p>
            <text:p>4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5.861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20:10:53</text:p>
          </table:table-cell>
          <table:table-cell office:value-type="string" calcext:value-type="string">
            <text:p>2020.0545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6412-</text:p>
            <text:p>4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97.583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22:05:26</text:p>
          </table:table-cell>
          <table:table-cell office:value-type="string" calcext:value-type="string">
            <text:p>2020.0495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726-</text:p>
            <text:p>2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0.280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22:05:28</text:p>
          </table:table-cell>
          <table:table-cell office:value-type="string" calcext:value-type="string">
            <text:p>2020.0486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726-</text:p>
            <text:p>2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8.473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22:06:44</text:p>
          </table:table-cell>
          <table:table-cell office:value-type="string" calcext:value-type="string">
            <text:p>2020.0432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9004-</text:p>
            <text:p>24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1.192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22:06:48</text:p>
          </table:table-cell>
          <table:table-cell office:value-type="string" calcext:value-type="string">
            <text:p>2020.0485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5210-</text:p>
            <text:p>58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3.56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23:40:46</text:p>
          </table:table-cell>
          <table:table-cell office:value-type="string" calcext:value-type="string">
            <text:p>2020.0498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062-</text:p>
            <text:p>61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7.145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23:40:54</text:p>
          </table:table-cell>
          <table:table-cell office:value-type="string" calcext:value-type="string">
            <text:p>2020.0517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875-</text:p>
            <text:p>8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5.077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23:40:56</text:p>
          </table:table-cell>
          <table:table-cell office:value-type="string" calcext:value-type="string">
            <text:p>2020.0541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875-</text:p>
            <text:p>8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88.077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23:40:57</text:p>
          </table:table-cell>
          <table:table-cell office:value-type="string" calcext:value-type="string">
            <text:p>2020.0499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875-</text:p>
            <text:p>80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7.615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23:41:08</text:p>
          </table:table-cell>
          <table:table-cell office:value-type="string" calcext:value-type="string">
            <text:p>2020.0472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0542-</text:p>
            <text:p>6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4.614,8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35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9/06/2020</text:p>
          </table:table-cell>
          <table:table-cell office:value-type="string" calcext:value-type="string">
            <text:p>2020.04907-9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340652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.656,6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23:41:09</text:p>
          </table:table-cell>
          <table:table-cell table:number-columns-repeated="2"/>
          <table:table-cell office:value-type="string" calcext:value-type="string">
            <text:p>90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3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6/2020</text:p>
            <text:p>23:58:09</text:p>
          </table:table-cell>
          <table:table-cell office:value-type="string" calcext:value-type="string">
            <text:p>2020.0546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937-</text:p>
            <text:p>0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.643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08:42:47</text:p>
          </table:table-cell>
          <table:table-cell office:value-type="string" calcext:value-type="string">
            <text:p>2020.0477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146-</text:p>
            <text:p>8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956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08:42:50</text:p>
          </table:table-cell>
          <table:table-cell office:value-type="string" calcext:value-type="string">
            <text:p>2020.0469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146-</text:p>
            <text:p>8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2.969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08:42:51</text:p>
          </table:table-cell>
          <table:table-cell office:value-type="string" calcext:value-type="string">
            <text:p>2020.0474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146-</text:p>
            <text:p>8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52.751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08:42:53</text:p>
          </table:table-cell>
          <table:table-cell office:value-type="string" calcext:value-type="string">
            <text:p>2020.0485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146-</text:p>
            <text:p>8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26.375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08:42:54</text:p>
          </table:table-cell>
          <table:table-cell office:value-type="string" calcext:value-type="string">
            <text:p>2020.0491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146-</text:p>
            <text:p>8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13.187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08:42:56</text:p>
          </table:table-cell>
          <table:table-cell office:value-type="string" calcext:value-type="string">
            <text:p>2020.0516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7206-</text:p>
            <text:p>0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92.085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2:13:57</text:p>
          </table:table-cell>
          <table:table-cell office:value-type="string" calcext:value-type="string">
            <text:p>2020.0480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540-</text:p>
            <text:p>8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2.020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2:14:16</text:p>
          </table:table-cell>
          <table:table-cell office:value-type="string" calcext:value-type="string">
            <text:p>2020.0559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129-</text:p>
            <text:p>9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8.252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2:14:17</text:p>
          </table:table-cell>
          <table:table-cell office:value-type="string" calcext:value-type="string">
            <text:p>2020.0515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129-</text:p>
            <text:p>9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215.264,3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36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30/06/2020</text:p>
            <text:p>12:14:19</text:p>
          </table:table-cell>
          <table:table-cell office:value-type="string" calcext:value-type="string">
            <text:p>2020.0479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129-</text:p>
            <text:p>9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4.563,0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3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2:14:21</text:p>
          </table:table-cell>
          <table:table-cell office:value-type="string" calcext:value-type="string">
            <text:p>2020.0471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4045-</text:p>
            <text:p>2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6.153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3:16:54</text:p>
          </table:table-cell>
          <table:table-cell office:value-type="string" calcext:value-type="string">
            <text:p>2020.0515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2079-</text:p>
            <text:p>9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4.488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3:16:58</text:p>
          </table:table-cell>
          <table:table-cell office:value-type="string" calcext:value-type="string">
            <text:p>2020.0482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489-</text:p>
            <text:p>1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1.548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3:48:49</text:p>
          </table:table-cell>
          <table:table-cell office:value-type="string" calcext:value-type="string">
            <text:p>2020.0548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6009-</text:p>
            <text:p>6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.383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3:48:50</text:p>
          </table:table-cell>
          <table:table-cell office:value-type="string" calcext:value-type="string">
            <text:p>2020.0493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6009-</text:p>
            <text:p>6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.383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6:46:33</text:p>
          </table:table-cell>
          <table:table-cell office:value-type="string" calcext:value-type="string">
            <text:p>2020.0467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968-</text:p>
            <text:p>72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2.222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6:46:34</text:p>
          </table:table-cell>
          <table:table-cell office:value-type="string" calcext:value-type="string">
            <text:p>2020.0497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968-</text:p>
            <text:p>72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2.591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6:55:20</text:p>
          </table:table-cell>
          <table:table-cell office:value-type="string" calcext:value-type="string">
            <text:p>2020.0481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7253-</text:p>
            <text:p>9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5.052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6:55:33</text:p>
          </table:table-cell>
          <table:table-cell office:value-type="string" calcext:value-type="string">
            <text:p>2020.0472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5631-</text:p>
            <text:p>3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5.586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6:56:35</text:p>
          </table:table-cell>
          <table:table-cell office:value-type="string" calcext:value-type="string">
            <text:p>2020.0459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0308-</text:p>
            <text:p>44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5.972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6:56:38</text:p>
          </table:table-cell>
          <table:table-cell office:value-type="string" calcext:value-type="string">
            <text:p>2020.0467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0308-</text:p>
            <text:p>44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3.988,3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3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6:56:41</text:p>
          </table:table-cell>
          <table:table-cell office:value-type="string" calcext:value-type="string">
            <text:p>2020.0476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4244-</text:p>
            <text:p>0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2.502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6:56:50</text:p>
          </table:table-cell>
          <table:table-cell office:value-type="string" calcext:value-type="string">
            <text:p>2020.0497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9473-</text:p>
            <text:p>59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78.044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6:56:53</text:p>
          </table:table-cell>
          <table:table-cell office:value-type="string" calcext:value-type="string">
            <text:p>2020.0473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9473-</text:p>
            <text:p>59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78.640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6:56:55</text:p>
          </table:table-cell>
          <table:table-cell office:value-type="string" calcext:value-type="string">
            <text:p>2020.0493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9473-</text:p>
            <text:p>59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8.283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28:28</text:p>
          </table:table-cell>
          <table:table-cell office:value-type="string" calcext:value-type="string">
            <text:p>2020.0548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459-</text:p>
            <text:p>0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0.506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28:29</text:p>
          </table:table-cell>
          <table:table-cell office:value-type="string" calcext:value-type="string">
            <text:p>2020.0548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459-</text:p>
            <text:p>0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1.849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28:53</text:p>
          </table:table-cell>
          <table:table-cell office:value-type="string" calcext:value-type="string">
            <text:p>2020.0477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482-</text:p>
            <text:p>51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.250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36:24</text:p>
          </table:table-cell>
          <table:table-cell office:value-type="string" calcext:value-type="string">
            <text:p>2020.0509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52-</text:p>
            <text:p>3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9.648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36:26</text:p>
          </table:table-cell>
          <table:table-cell office:value-type="string" calcext:value-type="string">
            <text:p>2020.0516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52-</text:p>
            <text:p>3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0.374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36:28</text:p>
          </table:table-cell>
          <table:table-cell office:value-type="string" calcext:value-type="string">
            <text:p>2020.0491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52-</text:p>
            <text:p>3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8.599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36:30</text:p>
          </table:table-cell>
          <table:table-cell office:value-type="string" calcext:value-type="string">
            <text:p>2020.0477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52-</text:p>
            <text:p>3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4.337,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38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30/06/2020</text:p>
          </table:table-cell>
          <table:table-cell office:value-type="string" calcext:value-type="string">
            <text:p>2020.04935-4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86952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4.363,2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36:32</text:p>
          </table:table-cell>
          <table:table-cell table:number-columns-repeated="2"/>
          <table:table-cell office:value-type="string" calcext:value-type="string">
            <text:p>38.200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3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36:35</text:p>
          </table:table-cell>
          <table:table-cell office:value-type="string" calcext:value-type="string">
            <text:p>2020.0476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52-</text:p>
            <text:p>3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5.184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36:37</text:p>
          </table:table-cell>
          <table:table-cell office:value-type="string" calcext:value-type="string">
            <text:p>2020.0508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52-</text:p>
            <text:p>3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6.869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36:39</text:p>
          </table:table-cell>
          <table:table-cell office:value-type="string" calcext:value-type="string">
            <text:p>2020.0516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52-</text:p>
            <text:p>3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51.764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36:41</text:p>
          </table:table-cell>
          <table:table-cell office:value-type="string" calcext:value-type="string">
            <text:p>2020.0494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52-</text:p>
            <text:p>3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7.298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36:43</text:p>
          </table:table-cell>
          <table:table-cell office:value-type="string" calcext:value-type="string">
            <text:p>2020.0476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952-</text:p>
            <text:p>3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7.71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39:36</text:p>
          </table:table-cell>
          <table:table-cell office:value-type="string" calcext:value-type="string">
            <text:p>2020.0505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7117-</text:p>
            <text:p>41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6.505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8:42:33</text:p>
          </table:table-cell>
          <table:table-cell office:value-type="string" calcext:value-type="string">
            <text:p>2020.0498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06313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57.2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19:51:44</text:p>
          </table:table-cell>
          <table:table-cell office:value-type="string" calcext:value-type="string">
            <text:p>2020.0471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6924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3.988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1:23</text:p>
          </table:table-cell>
          <table:table-cell office:value-type="string" calcext:value-type="string">
            <text:p>2020.0466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579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221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1:25</text:p>
          </table:table-cell>
          <table:table-cell office:value-type="string" calcext:value-type="string">
            <text:p>2020.0508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579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.221,7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39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30/06/2020</text:p>
            <text:p>20:11:39</text:p>
          </table:table-cell>
          <table:table-cell office:value-type="string" calcext:value-type="string">
            <text:p>2020.0516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154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.326,6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3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1:41</text:p>
          </table:table-cell>
          <table:table-cell office:value-type="string" calcext:value-type="string">
            <text:p>2020.0482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154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.326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1:43</text:p>
          </table:table-cell>
          <table:table-cell office:value-type="string" calcext:value-type="string">
            <text:p>2020.0479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154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08.220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1:45</text:p>
          </table:table-cell>
          <table:table-cell office:value-type="string" calcext:value-type="string">
            <text:p>2020.0516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805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.406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1:47</text:p>
          </table:table-cell>
          <table:table-cell office:value-type="string" calcext:value-type="string">
            <text:p>2020.0556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805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8.618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2:10</text:p>
          </table:table-cell>
          <table:table-cell office:value-type="string" calcext:value-type="string">
            <text:p>2020.0555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278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.999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2:12</text:p>
          </table:table-cell>
          <table:table-cell office:value-type="string" calcext:value-type="string">
            <text:p>2020.0556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7278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4.957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2:14</text:p>
          </table:table-cell>
          <table:table-cell office:value-type="string" calcext:value-type="string">
            <text:p>2020.0480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148-</text:p>
            <text:p>9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1.734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2:16</text:p>
          </table:table-cell>
          <table:table-cell office:value-type="string" calcext:value-type="string">
            <text:p>2020.0492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148-</text:p>
            <text:p>9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.479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2:18</text:p>
          </table:table-cell>
          <table:table-cell office:value-type="string" calcext:value-type="string">
            <text:p>2020.0467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148-</text:p>
            <text:p>9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8.979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2:20</text:p>
          </table:table-cell>
          <table:table-cell office:value-type="string" calcext:value-type="string">
            <text:p>2020.0492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148-</text:p>
            <text:p>9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7.244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2:23</text:p>
          </table:table-cell>
          <table:table-cell office:value-type="string" calcext:value-type="string">
            <text:p>2020.0557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597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.536,5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4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2:25</text:p>
          </table:table-cell>
          <table:table-cell office:value-type="string" calcext:value-type="string">
            <text:p>2020.0554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597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.041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2:27</text:p>
          </table:table-cell>
          <table:table-cell office:value-type="string" calcext:value-type="string">
            <text:p>2020.0491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273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.686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2:29</text:p>
          </table:table-cell>
          <table:table-cell office:value-type="string" calcext:value-type="string">
            <text:p>2020.0482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273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7.709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2:31</text:p>
          </table:table-cell>
          <table:table-cell office:value-type="string" calcext:value-type="string">
            <text:p>2020.0491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757-</text:p>
            <text:p>27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2.363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2:33</text:p>
          </table:table-cell>
          <table:table-cell office:value-type="string" calcext:value-type="string">
            <text:p>2020.0479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3259-</text:p>
            <text:p>6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5.147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13:07</text:p>
          </table:table-cell>
          <table:table-cell office:value-type="string" calcext:value-type="string">
            <text:p>2020.0471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8175-</text:p>
            <text:p>3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3.414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34:34</text:p>
          </table:table-cell>
          <table:table-cell office:value-type="string" calcext:value-type="string">
            <text:p>2020.0497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4984-</text:p>
            <text:p>4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746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34:36</text:p>
          </table:table-cell>
          <table:table-cell office:value-type="string" calcext:value-type="string">
            <text:p>2020.0484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4984-</text:p>
            <text:p>4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746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34:37</text:p>
          </table:table-cell>
          <table:table-cell office:value-type="string" calcext:value-type="string">
            <text:p>2020.0483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4984-</text:p>
            <text:p>4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746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34:39</text:p>
          </table:table-cell>
          <table:table-cell office:value-type="string" calcext:value-type="string">
            <text:p>2020.0484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4984-</text:p>
            <text:p>4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746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0:34:40</text:p>
          </table:table-cell>
          <table:table-cell office:value-type="string" calcext:value-type="string">
            <text:p>2020.0560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4984-</text:p>
            <text:p>4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746,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41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30/06/2020</text:p>
          </table:table-cell>
          <table:table-cell office:value-type="string" calcext:value-type="string">
            <text:p>2020.04838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84984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2.220,1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20:34:42</text:p>
          </table:table-cell>
          <table:table-cell table:number-columns-repeated="2"/>
          <table:table-cell office:value-type="string" calcext:value-type="string">
            <text:p>41.200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4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1:38:23</text:p>
          </table:table-cell>
          <table:table-cell office:value-type="string" calcext:value-type="string">
            <text:p>2020.0491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6554-</text:p>
            <text:p>5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4.828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1:43:09</text:p>
          </table:table-cell>
          <table:table-cell office:value-type="string" calcext:value-type="string">
            <text:p>2020.0493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4984-</text:p>
            <text:p>4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746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1:43:10</text:p>
          </table:table-cell>
          <table:table-cell office:value-type="string" calcext:value-type="string">
            <text:p>2020.0473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4984-</text:p>
            <text:p>4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9.674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20</text:p>
            <text:p>22:24:54</text:p>
          </table:table-cell>
          <table:table-cell office:value-type="string" calcext:value-type="string">
            <text:p>2020.0477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6945-</text:p>
            <text:p>77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.575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01:37:32</text:p>
          </table:table-cell>
          <table:table-cell office:value-type="string" calcext:value-type="string">
            <text:p>2020.0552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2188-</text:p>
            <text:p>14.198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.822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01:37:36</text:p>
          </table:table-cell>
          <table:table-cell office:value-type="string" calcext:value-type="string">
            <text:p>2020.0550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7010-</text:p>
            <text:p>3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7.748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07:31:37</text:p>
          </table:table-cell>
          <table:table-cell office:value-type="string" calcext:value-type="string">
            <text:p>2020.0536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237-</text:p>
            <text:p>8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4.937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07:31:40</text:p>
          </table:table-cell>
          <table:table-cell office:value-type="string" calcext:value-type="string">
            <text:p>2020.0536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3068-</text:p>
            <text:p>0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8.608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09:49:53</text:p>
          </table:table-cell>
          <table:table-cell office:value-type="string" calcext:value-type="string">
            <text:p>2020.0504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7137-</text:p>
            <text:p>0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7.864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09:49:54</text:p>
          </table:table-cell>
          <table:table-cell office:value-type="string" calcext:value-type="string">
            <text:p>2020.0522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7137-</text:p>
            <text:p>0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1.457,8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42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1/07/2020</text:p>
            <text:p>10:30:06</text:p>
          </table:table-cell>
          <table:table-cell office:value-type="string" calcext:value-type="string">
            <text:p>2020.0499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9291-</text:p>
            <text:p>8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.961,0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4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1:02:32</text:p>
          </table:table-cell>
          <table:table-cell office:value-type="string" calcext:value-type="string">
            <text:p>2020.0511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7010-</text:p>
            <text:p>3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4.437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3:18:55</text:p>
          </table:table-cell>
          <table:table-cell office:value-type="string" calcext:value-type="string">
            <text:p>2020.0538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3432-</text:p>
            <text:p>1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5.621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3:21:53</text:p>
          </table:table-cell>
          <table:table-cell office:value-type="string" calcext:value-type="string">
            <text:p>2020.0509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585-</text:p>
            <text:p>1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7.979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3:44:04</text:p>
          </table:table-cell>
          <table:table-cell office:value-type="string" calcext:value-type="string">
            <text:p>2020.0528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4773-</text:p>
            <text:p>89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.553.843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3:58:57</text:p>
          </table:table-cell>
          <table:table-cell office:value-type="string" calcext:value-type="string">
            <text:p>2020.0500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3440-</text:p>
            <text:p>07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687.044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3:58:58</text:p>
          </table:table-cell>
          <table:table-cell office:value-type="string" calcext:value-type="string">
            <text:p>2020.0555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3440-</text:p>
            <text:p>07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0.975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5:39:39</text:p>
          </table:table-cell>
          <table:table-cell office:value-type="string" calcext:value-type="string">
            <text:p>2020.0501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0927-</text:p>
            <text:p>8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.016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5:48:08</text:p>
          </table:table-cell>
          <table:table-cell office:value-type="string" calcext:value-type="string">
            <text:p>2020.0526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4567-</text:p>
            <text:p>0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0.163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5:58:27</text:p>
          </table:table-cell>
          <table:table-cell office:value-type="string" calcext:value-type="string">
            <text:p>2020.0501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3504-</text:p>
            <text:p>3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0.372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5:58:29</text:p>
          </table:table-cell>
          <table:table-cell office:value-type="string" calcext:value-type="string">
            <text:p>2020.0527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3504-</text:p>
            <text:p>3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.489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6:59:42</text:p>
          </table:table-cell>
          <table:table-cell office:value-type="string" calcext:value-type="string">
            <text:p>2020.0527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4786-</text:p>
            <text:p>9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2.020,6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4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7:03:28</text:p>
          </table:table-cell>
          <table:table-cell office:value-type="string" calcext:value-type="string">
            <text:p>2020.0529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527-</text:p>
            <text:p>30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3.852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03:01</text:p>
          </table:table-cell>
          <table:table-cell office:value-type="string" calcext:value-type="string">
            <text:p>2020.0520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9249-</text:p>
            <text:p>94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.909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03:03</text:p>
          </table:table-cell>
          <table:table-cell office:value-type="string" calcext:value-type="string">
            <text:p>2020.0521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9249-</text:p>
            <text:p>94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.246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09:23</text:p>
          </table:table-cell>
          <table:table-cell office:value-type="string" calcext:value-type="string">
            <text:p>2020.0556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8801-</text:p>
            <text:p>0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2.610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1:54</text:p>
          </table:table-cell>
          <table:table-cell office:value-type="string" calcext:value-type="string">
            <text:p>2020.0537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0.746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2:02</text:p>
          </table:table-cell>
          <table:table-cell office:value-type="string" calcext:value-type="string">
            <text:p>2020.0527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11.827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2:07</text:p>
          </table:table-cell>
          <table:table-cell office:value-type="string" calcext:value-type="string">
            <text:p>2020.0513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3.481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2:11</text:p>
          </table:table-cell>
          <table:table-cell office:value-type="string" calcext:value-type="string">
            <text:p>2020.0528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5.555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2:17</text:p>
          </table:table-cell>
          <table:table-cell office:value-type="string" calcext:value-type="string">
            <text:p>2020.0524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6.04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2:22</text:p>
          </table:table-cell>
          <table:table-cell office:value-type="string" calcext:value-type="string">
            <text:p>2020.0526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2.652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3:30</text:p>
          </table:table-cell>
          <table:table-cell office:value-type="string" calcext:value-type="string">
            <text:p>2020.0537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6.448,8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45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1/07/2020</text:p>
          </table:table-cell>
          <table:table-cell office:value-type="string" calcext:value-type="string">
            <text:p>2020.05543-5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14515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0.901,7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13:35</text:p>
          </table:table-cell>
          <table:table-cell table:number-columns-repeated="2"/>
          <table:table-cell office:value-type="string" calcext:value-type="string">
            <text:p>17.1995.8.19.000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4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3:41</text:p>
          </table:table-cell>
          <table:table-cell office:value-type="string" calcext:value-type="string">
            <text:p>2020.0525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0.820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3:47</text:p>
          </table:table-cell>
          <table:table-cell office:value-type="string" calcext:value-type="string">
            <text:p>2020.0521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5.043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3:52</text:p>
          </table:table-cell>
          <table:table-cell office:value-type="string" calcext:value-type="string">
            <text:p>2020.0528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0.597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3:57</text:p>
          </table:table-cell>
          <table:table-cell office:value-type="string" calcext:value-type="string">
            <text:p>2020.0533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8.014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4:03</text:p>
          </table:table-cell>
          <table:table-cell office:value-type="string" calcext:value-type="string">
            <text:p>2020.0532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9.135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4:08</text:p>
          </table:table-cell>
          <table:table-cell office:value-type="string" calcext:value-type="string">
            <text:p>2020.0524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6.946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4:13</text:p>
          </table:table-cell>
          <table:table-cell office:value-type="string" calcext:value-type="string">
            <text:p>2020.0542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37.422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4:19</text:p>
          </table:table-cell>
          <table:table-cell office:value-type="string" calcext:value-type="string">
            <text:p>2020.0518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5.555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4:24</text:p>
          </table:table-cell>
          <table:table-cell office:value-type="string" calcext:value-type="string">
            <text:p>2020.0539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0.564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4:29</text:p>
          </table:table-cell>
          <table:table-cell office:value-type="string" calcext:value-type="string">
            <text:p>2020.0536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5.555,2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46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1/07/2020</text:p>
            <text:p>18:14:35</text:p>
          </table:table-cell>
          <table:table-cell office:value-type="string" calcext:value-type="string">
            <text:p>2020.0511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4.661,6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4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4:41</text:p>
          </table:table-cell>
          <table:table-cell office:value-type="string" calcext:value-type="string">
            <text:p>2020.0500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0.261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4:46</text:p>
          </table:table-cell>
          <table:table-cell office:value-type="string" calcext:value-type="string">
            <text:p>2020.0520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56.765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4:54</text:p>
          </table:table-cell>
          <table:table-cell office:value-type="string" calcext:value-type="string">
            <text:p>2020.0523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83.889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4:59</text:p>
          </table:table-cell>
          <table:table-cell office:value-type="string" calcext:value-type="string">
            <text:p>2020.0519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0.227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5:04</text:p>
          </table:table-cell>
          <table:table-cell office:value-type="string" calcext:value-type="string">
            <text:p>2020.0532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0.798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5:10</text:p>
          </table:table-cell>
          <table:table-cell office:value-type="string" calcext:value-type="string">
            <text:p>2020.0509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6.448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5:15</text:p>
          </table:table-cell>
          <table:table-cell office:value-type="string" calcext:value-type="string">
            <text:p>2020.0536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0.901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5:22</text:p>
          </table:table-cell>
          <table:table-cell office:value-type="string" calcext:value-type="string">
            <text:p>2020.0536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99.065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5:29</text:p>
          </table:table-cell>
          <table:table-cell office:value-type="string" calcext:value-type="string">
            <text:p>2020.0499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1.083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5:34</text:p>
          </table:table-cell>
          <table:table-cell office:value-type="string" calcext:value-type="string">
            <text:p>2020.0533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.695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5:39</text:p>
          </table:table-cell>
          <table:table-cell office:value-type="string" calcext:value-type="string">
            <text:p>2020.0525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5.736,9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4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5:45</text:p>
          </table:table-cell>
          <table:table-cell office:value-type="string" calcext:value-type="string">
            <text:p>2020.0518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4.450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5:49</text:p>
          </table:table-cell>
          <table:table-cell office:value-type="string" calcext:value-type="string">
            <text:p>2020.0522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46.541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5:54</text:p>
          </table:table-cell>
          <table:table-cell office:value-type="string" calcext:value-type="string">
            <text:p>2020.0550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0.901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5:59</text:p>
          </table:table-cell>
          <table:table-cell office:value-type="string" calcext:value-type="string">
            <text:p>2020.0550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3.778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6:04</text:p>
          </table:table-cell>
          <table:table-cell office:value-type="string" calcext:value-type="string">
            <text:p>2020.0549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8.628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6:09</text:p>
          </table:table-cell>
          <table:table-cell office:value-type="string" calcext:value-type="string">
            <text:p>2020.0535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6.448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6:15</text:p>
          </table:table-cell>
          <table:table-cell office:value-type="string" calcext:value-type="string">
            <text:p>2020.0529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5.423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6:24</text:p>
          </table:table-cell>
          <table:table-cell office:value-type="string" calcext:value-type="string">
            <text:p>2020.0535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9.155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6:30</text:p>
          </table:table-cell>
          <table:table-cell office:value-type="string" calcext:value-type="string">
            <text:p>2020.0494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0.564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6:35</text:p>
          </table:table-cell>
          <table:table-cell office:value-type="string" calcext:value-type="string">
            <text:p>2020.0523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0.564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6:41</text:p>
          </table:table-cell>
          <table:table-cell office:value-type="string" calcext:value-type="string">
            <text:p>2020.0537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597,0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48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1/07/2020</text:p>
          </table:table-cell>
          <table:table-cell office:value-type="string" calcext:value-type="string">
            <text:p>2020.05363-7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14515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0.901,7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16:47</text:p>
          </table:table-cell>
          <table:table-cell table:number-columns-repeated="2"/>
          <table:table-cell office:value-type="string" calcext:value-type="string">
            <text:p>17.1995.8.19.000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4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6:52</text:p>
          </table:table-cell>
          <table:table-cell office:value-type="string" calcext:value-type="string">
            <text:p>2020.0531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3.406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6:57</text:p>
          </table:table-cell>
          <table:table-cell office:value-type="string" calcext:value-type="string">
            <text:p>2020.0553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5.992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7:02</text:p>
          </table:table-cell>
          <table:table-cell office:value-type="string" calcext:value-type="string">
            <text:p>2020.0520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6.657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7:08</text:p>
          </table:table-cell>
          <table:table-cell office:value-type="string" calcext:value-type="string">
            <text:p>2020.0537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7.870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7:14</text:p>
          </table:table-cell>
          <table:table-cell office:value-type="string" calcext:value-type="string">
            <text:p>2020.0534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7.415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7:20</text:p>
          </table:table-cell>
          <table:table-cell office:value-type="string" calcext:value-type="string">
            <text:p>2020.0529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6.448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7:26</text:p>
          </table:table-cell>
          <table:table-cell office:value-type="string" calcext:value-type="string">
            <text:p>2020.0520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6.448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7:31</text:p>
          </table:table-cell>
          <table:table-cell office:value-type="string" calcext:value-type="string">
            <text:p>2020.0498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6.448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7:36</text:p>
          </table:table-cell>
          <table:table-cell office:value-type="string" calcext:value-type="string">
            <text:p>2020.0509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5.875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7:41</text:p>
          </table:table-cell>
          <table:table-cell office:value-type="string" calcext:value-type="string">
            <text:p>2020.0525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2.006,9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49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1/07/2020</text:p>
            <text:p>18:17:52</text:p>
          </table:table-cell>
          <table:table-cell office:value-type="string" calcext:value-type="string">
            <text:p>2020.0510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30.901,7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4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7:58</text:p>
          </table:table-cell>
          <table:table-cell office:value-type="string" calcext:value-type="string">
            <text:p>2020.0549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70.940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8:04</text:p>
          </table:table-cell>
          <table:table-cell office:value-type="string" calcext:value-type="string">
            <text:p>2020.0540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6.603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8:10</text:p>
          </table:table-cell>
          <table:table-cell office:value-type="string" calcext:value-type="string">
            <text:p>2020.0526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20.597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8:17</text:p>
          </table:table-cell>
          <table:table-cell office:value-type="string" calcext:value-type="string">
            <text:p>2020.0527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3.041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8:23</text:p>
          </table:table-cell>
          <table:table-cell office:value-type="string" calcext:value-type="string">
            <text:p>2020.0512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93.068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8:28</text:p>
          </table:table-cell>
          <table:table-cell office:value-type="string" calcext:value-type="string">
            <text:p>2020.0525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80.889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8:37</text:p>
          </table:table-cell>
          <table:table-cell office:value-type="string" calcext:value-type="string">
            <text:p>2020.0520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.115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8:43</text:p>
          </table:table-cell>
          <table:table-cell office:value-type="string" calcext:value-type="string">
            <text:p>2020.0533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60.261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8:48</text:p>
          </table:table-cell>
          <table:table-cell office:value-type="string" calcext:value-type="string">
            <text:p>2020.0504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8.115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8:54</text:p>
          </table:table-cell>
          <table:table-cell office:value-type="string" calcext:value-type="string">
            <text:p>2020.0527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4.615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8:59</text:p>
          </table:table-cell>
          <table:table-cell office:value-type="string" calcext:value-type="string">
            <text:p>2020.0528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4.615,1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5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9:06</text:p>
          </table:table-cell>
          <table:table-cell office:value-type="string" calcext:value-type="string">
            <text:p>2020.0497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54.615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9:12</text:p>
          </table:table-cell>
          <table:table-cell office:value-type="string" calcext:value-type="string">
            <text:p>2020.0521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0.695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9:18</text:p>
          </table:table-cell>
          <table:table-cell office:value-type="string" calcext:value-type="string">
            <text:p>2020.0500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597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9:23</text:p>
          </table:table-cell>
          <table:table-cell office:value-type="string" calcext:value-type="string">
            <text:p>2020.0510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597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9:28</text:p>
          </table:table-cell>
          <table:table-cell office:value-type="string" calcext:value-type="string">
            <text:p>2020.0519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597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9:40</text:p>
          </table:table-cell>
          <table:table-cell office:value-type="string" calcext:value-type="string">
            <text:p>2020.0533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597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9:52</text:p>
          </table:table-cell>
          <table:table-cell office:value-type="string" calcext:value-type="string">
            <text:p>2020.0511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49.597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19:58</text:p>
          </table:table-cell>
          <table:table-cell office:value-type="string" calcext:value-type="string">
            <text:p>2020.0529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5.423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20:03</text:p>
          </table:table-cell>
          <table:table-cell office:value-type="string" calcext:value-type="string">
            <text:p>2020.0535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105.423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20:10</text:p>
          </table:table-cell>
          <table:table-cell office:value-type="string" calcext:value-type="string">
            <text:p>2020.0534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793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20:25</text:p>
          </table:table-cell>
          <table:table-cell office:value-type="string" calcext:value-type="string">
            <text:p>2020.0524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515-</text:p>
            <text:p>17.1995.8.19.0000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81.794,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52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1/07/2020</text:p>
          </table:table-cell>
          <table:table-cell office:value-type="string" calcext:value-type="string">
            <text:p>2020.05324-6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14515-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73.778,9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20:31</text:p>
          </table:table-cell>
          <table:table-cell table:number-columns-repeated="2"/>
          <table:table-cell office:value-type="string" calcext:value-type="string">
            <text:p>17.1995.8.19.000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5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26:52</text:p>
          </table:table-cell>
          <table:table-cell office:value-type="string" calcext:value-type="string">
            <text:p>2020.0549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946-</text:p>
            <text:p>40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8.879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26:54</text:p>
          </table:table-cell>
          <table:table-cell office:value-type="string" calcext:value-type="string">
            <text:p>2020.0519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946-</text:p>
            <text:p>40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07.548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27:03</text:p>
          </table:table-cell>
          <table:table-cell office:value-type="string" calcext:value-type="string">
            <text:p>2020.0552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305-</text:p>
            <text:p>72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8.582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27:23</text:p>
          </table:table-cell>
          <table:table-cell office:value-type="string" calcext:value-type="string">
            <text:p>2020.0503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8074-</text:p>
            <text:p>82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98.282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54:18</text:p>
          </table:table-cell>
          <table:table-cell office:value-type="string" calcext:value-type="string">
            <text:p>2020.0559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9097-</text:p>
            <text:p>6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26.445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8:54:19</text:p>
          </table:table-cell>
          <table:table-cell office:value-type="string" calcext:value-type="string">
            <text:p>2020.0532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9097-</text:p>
            <text:p>6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79.335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9:30:26</text:p>
          </table:table-cell>
          <table:table-cell office:value-type="string" calcext:value-type="string">
            <text:p>2020.0523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9475-</text:p>
            <text:p>08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1.222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9:30:49</text:p>
          </table:table-cell>
          <table:table-cell office:value-type="string" calcext:value-type="string">
            <text:p>2020.0526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409-</text:p>
            <text:p>39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.998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9:30:51</text:p>
          </table:table-cell>
          <table:table-cell office:value-type="string" calcext:value-type="string">
            <text:p>2020.0500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409-</text:p>
            <text:p>39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.998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9:30:54</text:p>
          </table:table-cell>
          <table:table-cell office:value-type="string" calcext:value-type="string">
            <text:p>2020.0518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409-</text:p>
            <text:p>39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.998,1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53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1/07/2020</text:p>
            <text:p>19:30:56</text:p>
          </table:table-cell>
          <table:table-cell office:value-type="string" calcext:value-type="string">
            <text:p>2020.0558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409-</text:p>
            <text:p>39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.998,1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5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9:30:57</text:p>
          </table:table-cell>
          <table:table-cell office:value-type="string" calcext:value-type="string">
            <text:p>2020.0535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409-</text:p>
            <text:p>39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.998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9:30:59</text:p>
          </table:table-cell>
          <table:table-cell office:value-type="string" calcext:value-type="string">
            <text:p>2020.0534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409-</text:p>
            <text:p>39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.998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19:37:05</text:p>
          </table:table-cell>
          <table:table-cell office:value-type="string" calcext:value-type="string">
            <text:p>2020.0529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2753-</text:p>
            <text:p>7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31.22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20</text:p>
            <text:p>20:17:27</text:p>
          </table:table-cell>
          <table:table-cell office:value-type="string" calcext:value-type="string">
            <text:p>2020.0503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4104-</text:p>
            <text:p>74.1988.8.19.0001</text:p>
          </table:table-cell>
          <table:table-cell office:value-type="string" calcext:value-type="string">
            <text:p>Alimentíci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R$69.628,00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483" meta:object-count="0"/>
    <meta:generator>LibreOffice/6.0.7.3$Linux_X86_64 LibreOffice_project/00m0$Build-3</meta:generator>
  </office:meta>
</office:document-meta>
</file>